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6694in" style:rel-column-width="6553*"/>
    </style:style>
    <style:style style:name="s2.J" style:family="table-column">
      <style:table-column-properties style:column-width="0.6701in" style:rel-column-width="6558*"/>
    </style:style>
    <style:style style:name="s2.A1" style:family="table-cell">
      <style:table-cell-properties fo:padding="0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6694in" style:rel-column-width="6553*"/>
    </style:style>
    <style:style style:name="s3.J" style:family="table-column">
      <style:table-column-properties style:column-width="0.6701in" style:rel-column-width="6558*"/>
    </style:style>
    <style:style style:name="s3.A1" style:family="table-cell">
      <style:table-cell-properties fo:padding="0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6694in" style:rel-column-width="6553*"/>
    </style:style>
    <style:style style:name="s4.J" style:family="table-column">
      <style:table-column-properties style:column-width="0.6701in" style:rel-column-width="6558*"/>
    </style:style>
    <style:style style:name="s4.A1" style:family="table-cell">
      <style:table-cell-properties fo:padding="0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6694in" style:rel-column-width="6553*"/>
    </style:style>
    <style:style style:name="s5.J" style:family="table-column">
      <style:table-column-properties style:column-width="0.6701in" style:rel-column-width="6558*"/>
    </style:style>
    <style:style style:name="s5.A1" style:family="table-cell">
      <style:table-cell-properties fo:padding="0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6694in" style:rel-column-width="6553*"/>
    </style:style>
    <style:style style:name="s6.J" style:family="table-column">
      <style:table-column-properties style:column-width="0.6701in" style:rel-column-width="6558*"/>
    </style:style>
    <style:style style:name="s6.A1" style:family="table-cell">
      <style:table-cell-properties fo:padding="0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6694in" style:rel-column-width="6553*"/>
    </style:style>
    <style:style style:name="s7.J" style:family="table-column">
      <style:table-column-properties style:column-width="0.6701in" style:rel-column-width="6558*"/>
    </style:style>
    <style:style style:name="s7.A1" style:family="table-cell">
      <style:table-cell-properties fo:padding="0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6694in" style:rel-column-width="6553*"/>
    </style:style>
    <style:style style:name="s8.J" style:family="table-column">
      <style:table-column-properties style:column-width="0.6701in" style:rel-column-width="6558*"/>
    </style:style>
    <style:style style:name="s8.A1" style:family="table-cell">
      <style:table-cell-properties fo:padding="0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6694in" style:rel-column-width="6553*"/>
    </style:style>
    <style:style style:name="s9.J" style:family="table-column">
      <style:table-column-properties style:column-width="0.6701in" style:rel-column-width="6558*"/>
    </style:style>
    <style:style style:name="s9.A1" style:family="table-cell">
      <style:table-cell-properties fo:padding="0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6694in" style:rel-column-width="6553*"/>
    </style:style>
    <style:style style:name="s10.J" style:family="table-column">
      <style:table-column-properties style:column-width="0.6701in" style:rel-column-width="6558*"/>
    </style:style>
    <style:style style:name="s10.A1" style:family="table-cell">
      <style:table-cell-properties fo:padding="0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6694in" style:rel-column-width="6553*"/>
    </style:style>
    <style:style style:name="s11.J" style:family="table-column">
      <style:table-column-properties style:column-width="0.6701in" style:rel-column-width="6558*"/>
    </style:style>
    <style:style style:name="s11.A1" style:family="table-cell">
      <style:table-cell-properties fo:padding="0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6694in" style:rel-column-width="6553*"/>
    </style:style>
    <style:style style:name="s12.J" style:family="table-column">
      <style:table-column-properties style:column-width="0.6701in" style:rel-column-width="6558*"/>
    </style:style>
    <style:style style:name="s12.A1" style:family="table-cell">
      <style:table-cell-properties fo:padding="0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style:letter-kerning="true" style:font-name-asian="Times New Roman" style:font-size-asian="7pt" style:font-name-complex="Times New Roman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7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8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0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1" style:family="paragraph" style:parent-style-name="Text_20_body">
      <style:text-properties style:font-name="Arial" fo:font-size="6pt" style:font-size-asian="6pt" style:font-size-complex="6pt"/>
    </style:style>
    <style:style style:name="P52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4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6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style:font-size-asian="7pt" style:font-size-complex="7pt"/>
    </style:style>
    <style:style style:name="P6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62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style:font-name-complex="Arial"/>
    </style:style>
    <style:style style:name="T29" style:family="text">
      <style:text-properties fo:language="en" fo:country="US" fo:background-color="transparent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font-style="italic" style:font-style-asian="italic" style:font-style-complex="italic"/>
    </style:style>
    <style:style style:name="T3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6" style:family="text">
      <style:text-properties style:text-position="sub 58%"/>
    </style:style>
    <style:style style:name="T37" style:family="text">
      <style:text-properties style:text-position="sub 58%" fo:language="en" fo:country="US"/>
    </style:style>
    <style:style style:name="T38" style:family="text">
      <style:text-properties style:text-position="sub 58%" fo:language="en" fo:country="US" fo:font-style="italic" style:font-style-asian="italic" style:font-style-complex="italic"/>
    </style:style>
    <style:style style:name="T39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40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1" style:family="text">
      <style:text-properties style:text-position="sub 58%" fo:language="en" fo:country="US" fo:font-style="normal" style:font-style-asian="normal" style:font-style-complex="normal"/>
    </style:style>
    <style:style style:name="T42" style:family="text">
      <style:text-properties style:text-position="sub 58%" fo:language="ru" fo:country="RU" fo:font-style="normal" style:font-style-asian="normal" style:font-style-complex="normal"/>
    </style:style>
    <style:style style:name="T43" style:family="text">
      <style:text-properties style:text-position="sub 58%" fo:font-style="italic" style:font-style-asian="italic" style:font-style-complex="italic"/>
    </style:style>
    <style:style style:name="T44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5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position="0% 100%" fo:language="en" fo:country="US" fo:font-style="normal" style:font-style-asian="normal" style:font-style-complex="normal"/>
    </style:style>
    <style:style style:name="T49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0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51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2" style:family="text">
      <style:text-properties style:text-position="0% 100%" fo:language="en" fo:country="US" fo:font-style="italic" style:font-style-asian="italic" style:font-style-complex="italic"/>
    </style:style>
    <style:style style:name="T53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4" style:family="text">
      <style:text-properties style:text-position="0% 100%" fo:font-style="italic" style:font-style-asian="italic" style:font-style-complex="italic"/>
    </style:style>
    <style:style style:name="T55" style:family="text">
      <style:text-properties style:text-position="0% 100%" fo:font-style="normal" style:font-style-asian="normal" style:font-style-complex="normal"/>
    </style:style>
    <style:style style:name="T56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7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8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9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60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1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2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3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4" style:family="text">
      <style:text-properties style:text-position="0% 100%" style:font-name="Arial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5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6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8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9" style:family="text">
      <style:text-properties style:text-position="super 58%" fo:font-style="italic" style:font-style-asian="italic" style:font-style-complex="italic"/>
    </style:style>
    <style:style style:name="T70" style:family="text">
      <style:text-properties fo:language="en" fo:country="none"/>
    </style:style>
    <style:style style:name="T71" style:family="text">
      <style:text-properties style:font-name="Times New Roman" fo:language="en" fo:country="US" style:font-name-complex="Symbol"/>
    </style:style>
    <style:style style:name="T72" style:family="text">
      <style:text-properties style:text-underline-style="none"/>
    </style:style>
    <style:style style:name="T73" style:family="text">
      <style:text-properties style:font-name="sans-serif" fo:language="en" fo:country="US" style:font-name-complex="Arial"/>
    </style:style>
    <style:style style:name="T74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5" style:family="text">
      <style:text-properties style:font-name="sans-serif" fo:font-size="9pt" fo:language="en" fo:country="US" style:font-size-asian="9pt" style:font-name-complex="Arial" style:font-size-complex="9pt"/>
    </style:style>
    <style:style style:name="T76" style:family="text">
      <style:text-properties style:font-name="sans-serif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77" style:family="text">
      <style:text-properties style:font-name="sans-serif" fo:font-size="9pt" fo:language="ru" fo:country="RU" style:font-size-asian="9pt" style:font-name-complex="Arial" style:font-size-complex="9pt"/>
    </style:style>
    <style:style style:name="T78" style:family="text">
      <style:text-properties style:font-name="sans-serif" fo:font-size="6pt" fo:language="en" fo:country="US" style:font-size-asian="6pt" style:font-name-complex="Arial" style:font-size-complex="6pt"/>
    </style:style>
    <style:style style:name="T79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0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81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82" style:family="text">
      <style:text-properties fo:font-size="9pt" style:font-size-asian="9pt" style:font-size-complex="9pt"/>
    </style:style>
    <style:style style:name="T83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4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5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9">CALIBRATION CERTIFICATE</text:p>
      <text:p text:style-name="P11"/>
      <text:p text:style-name="P48"><text:span text:style-name="T7">Type:</text:span><text:span text:style-name="T8"> </text:span><text:span text:style-name="T9">Personal dosimeter AT2503B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7"><text:s/></text:span><text:span text:style-name="T34">$</text:span><text:span text:style-name="T22">allSerial </text:span></text:p>
      <text:p text:style-name="P10"/>
      <text:p text:style-name="P9"><text:span text:style-name="T74">Measurement range for:</text:span><text:span text:style-name="T73"><text:line-break/></text:span><text:span text:style-name="T75"><text:tab/>-</text:span><text:span text:style-name="Знак_20_примечания"><text:span text:style-name="T79"> <text:s/></text:span></text:span><text:span text:style-name="T75">i</text:span><text:span text:style-name="T77">ndividual dose equivalent:<text:tab/><text:tab/><text:tab/><text:tab/></text:span><text:span text:style-name="T76">0.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7"><text:line-break/><text:tab/>-</text:span><text:span text:style-name="Знак_20_примечания"><text:span text:style-name="T79"> <text:s/></text:span></text:span><text:span text:style-name="T75">i</text:span><text:span text:style-name="T77">ndividual dose equivalent rate:<text:tab/><text:tab/><text:tab/><text:tab/></text:span><text:span text:style-name="T11">0.1 </text:span><text:span text:style-name="T12">µ</text:span><text:span text:style-name="T13">Sv/h</text:span><text:span text:style-name="T11"> – 1 </text:span><text:span text:style-name="T13">Sv/h</text:span><text:span text:style-name="T78"><text:line-break/></text:span></text:p>
      <text:p text:style-name="P5">Measurement error:</text:p>
      <text:p text:style-name="P31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4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4">relD</text:span><text:span text:style-name="T16">)%<text:line-break/><text:tab/></text:span><text:span text:style-name="T17">where </text:span><text:span text:style-name="T18">U</text:span><text:span text:style-name="T45">relD</text:span><text:span text:style-name="T17"> is the relative expanded uncertainty of the conventional value of a dose as a percentage</text:span></text:p>
      <text:p text:style-name="P30"><text:span text:style-name="T81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40">0</text:span><text:span text:style-name="T51">)<text:tab/></text:span><text:span text:style-name="T27"><text:tab/><text:tab/></text:span><text:span text:style-name="T81">±</text:span><text:span text:style-name="T26">(16-</text:span><text:span text:style-name="T23">H</text:span><text:span text:style-name="T26">/</text:span><text:span text:style-name="T23">H</text:span><text:span text:style-name="T39">0</text:span><text:span text:style-name="T49">)%<text:line-break/></text:span><text:span text:style-name="T51"><text:tab/>- <text:s/>dose coefficient of variation (</text:span><text:span text:style-name="T53">H</text:span><text:span text:style-name="T50">⩾</text:span><text:span text:style-name="T51">11</text:span><text:span text:style-name="T53">H</text:span><text:span text:style-name="T40">0</text:span><text:span text:style-name="T51">)<text:tab/><text:tab/><text:tab/></text:span><text:span text:style-name="T59">±</text:span><text:span text:style-name="T56">5</text:span><text:span text:style-name="T49">%</text:span><text:span text:style-name="T27"><text:line-break/><text:tab/>- <text:s/>dose rate</text:span><text:span text:style-name="T35"> </text:span><text:span text:style-name="T27">coefficient of variation (</text:span><text:span text:style-name="T24">Ḣ</text:span><text:span text:style-name="T27">&lt;</text:span><text:span text:style-name="T51">10 µ</text:span><text:span text:style-name="T53">Sv/h</text:span><text:span text:style-name="T51">)<text:tab/></text:span><text:span text:style-name="T27"><text:tab/></text:span><text:span text:style-name="T81">±20</text:span><text:span text:style-name="T49">%<text:line-break/></text:span><text:span text:style-name="T51"><text:tab/>- <text:s/>dose rate coefficient of variation (10µ</text:span><text:span text:style-name="T53">Sv/h</text:span><text:span text:style-name="T51">≤</text:span><text:span text:style-name="T53">Ḣ</text:span><text:span text:style-name="T51">&lt;60µ</text:span><text:span text:style-name="T53">Sv/h</text:span><text:span text:style-name="T51">)<text:tab/></text:span><text:span text:style-name="T60">±(21-</text:span><text:span text:style-name="T57">Ḣ</text:span><text:span text:style-name="T60">/10µ</text:span><text:span text:style-name="T57">Sv/h</text:span><text:span text:style-name="T60">)</text:span><text:span text:style-name="T49">%</text:span><text:span text:style-name="T51"><text:line-break/><text:tab/>- <text:s/>dose rate coefficient of variation (</text:span><text:span text:style-name="T58">Ḣ</text:span><text:span text:style-name="T61">⩾60µ</text:span><text:span text:style-name="T58">Sv/h</text:span><text:span text:style-name="T51">)<text:tab/><text:tab/></text:span><text:span text:style-name="T60">±15</text:span><text:span text:style-name="T49">%</text:span><text:span text:style-name="T31"><text:line-break/><text:tab/>where </text:span><text:span text:style-name="T24">H</text:span><text:span text:style-name="T40">0</text:span><text:span text:style-name="T31"> is the lower limit of dose measurement</text:span></text:p>
      <text:p text:style-name="P27"/>
      <text:p text:style-name="P4"><text:span text:style-name="T47">Operating conditions:</text:span><text:line-break/><text:span text:style-name="T82"><text:tab/>-</text:span><text:span text:style-name="Знак_20_примечания"><text:span text:style-name="T80"> <text:s/>a</text:span></text:span><text:span text:style-name="T82">ir temperature<text:tab/><text:tab/><text:tab/><text:tab/><text:tab/><text:tab/>+$temp °C<text:line-break/><text:tab/>- </text:span><text:span text:style-name="Знак_20_примечания"><text:span text:style-name="T80"><text:s/>r</text:span></text:span><text:span text:style-name="T82">elative humidity<text:tab/><text:tab/><text:tab/><text:tab/><text:tab/>$vlag %<text:line-break/><text:tab/>-</text:span><text:span text:style-name="Знак_20_примечания"><text:span text:style-name="T80"> <text:s/>g</text:span></text:span><text:span text:style-name="T82">amma radiation background<text:tab/><text:tab/><text:tab/><text:tab/>$bground <text:s/></text:span><text:span text:style-name="T85">nSv/h</text:span></text:p>
      <text:p text:style-name="P52"/>
      <text:p text:style-name="P53"><text:span text:style-name="Знак_20_примечания"><text:span text:style-name="T66">Calibration means</text:span></text:span><text:span text:style-name="Знак_20_примечания"><text:span text:style-name="T68">:</text:span></text:span><text:span text:style-name="Знак_20_примечания"><text:span text:style-name="T67"><text:line-break/><text:tab/></text:span></text:span><text:span text:style-name="Знак_20_примечания"><text:span text:style-name="T84">-</text:span></text:span><text:span text:style-name="Знак_20_примечания"><text:span text:style-name="T83"> $eng_facility_110;<text:line-break/><text:tab/>- $eng_facility_130;</text:span></text:span><text:span text:style-name="Знак_20_примечания"><text:span text:style-name="T65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7"><text:span text:style-name="T2">AT2503B </text:span><text:span text:style-name="T19">(</text:span><text:span text:style-name="T71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.B2" office:value-type="string">
            <text:p text:style-name="P57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1">Dose rate measurement</text:p>
            <text:p text:style-name="P37"><text:span text:style-name="T19">at check point</text:span>,</text:p>
            <text:p text:style-name="P37"><text:span text:style-name="T46">Ḣ</text:span><text:span text:style-name="T69">*</text:span><text:span text:style-name="T38">i</text:span><text:span text:style-name="T48">(10)</text:span></text:p>
          </table:table-cell>
          <table:table-cell table:style-name="t1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1.B2" office:value-type="string">
            <text:p text:style-name="P18">Response variation</text:p>
            <text:p text:style-name="P58"><text:span text:style-name="T52">R</text:span><text:span text:style-name="T41">w</text:span><text:span text:style-name="T38">i</text:span><text:span text:style-name="T32">,</text:span> %</text:p>
          </table:table-cell>
          <table:table-cell table:style-name="t1.B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t1.B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t1.I2" office:value-type="string">
            <text:p text:style-name="P24">Coefficient</text:p>
            <text:p text:style-name="P26"><text:span text:style-name="T30">of variation limits</text:span>, </text:p>
            <text:p text:style-name="P26">%</text:p>
          </table:table-cell>
        </table:table-row>
        <table:table-row>
          <table:table-cell table:style-name="t1.A3" office:value-type="string">
            <text:p text:style-name="P39">Background</text:p>
          </table:table-cell>
          <table:table-cell table:style-name="t1.B3" office:value-type="string">
            <text:p text:style-name="P42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2">$1-bg0</text:p>
              <text:p text:style-name="P42">$1-bg1</text:p>
              <text:p text:style-name="P42">$1-bg2</text:p>
              <text:p text:style-name="P42">$1-bg3</text:p>
              <text:p text:style-name="P42">$1-bg4</text:p>
              <text:p text:style-name="P42">$1-bg5</text:p>
              <text:p text:style-name="P42">$1-bg6</text:p>
              <text:p text:style-name="P42">$1-bg7</text:p>
              <text:p text:style-name="P38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2">$1-m00</text:p>
              <text:p text:style-name="P42">$1-m01</text:p>
              <text:p text:style-name="P42">$1-m02</text:p>
              <text:p text:style-name="P42">$1-m03</text:p>
              <text:p text:style-name="P42">$1-m04</text:p>
              <text:p text:style-name="P42">$1-m05</text:p>
              <text:p text:style-name="P42">$1-m06</text:p>
              <text:p text:style-name="P42">$1-m07</text:p>
              <text:p text:style-name="P42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21">$1-q0</text:p>
          </table:table-cell>
          <table:table-cell table:style-name="t1.B3" office:value-type="string">
            <text:p text:style-name="P14"><text:span text:style-name="T63">±</text:span><text:span text:style-name="T64">20</text:span></text:p>
          </table:table-cell>
          <table:table-cell table:style-name="t1.I3" office:value-type="string">
            <text:p text:style-name="P32">±20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2">$1-m11</text:p>
              <text:p text:style-name="P42">$1-m12</text:p>
              <text:p text:style-name="P42">$1-m13</text:p>
              <text:p text:style-name="P42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21">$1-q1</text:p>
          </table:table-cell>
          <table:table-cell table:style-name="t1.B3" office:value-type="string">
            <text:p text:style-name="P14"><text:span text:style-name="T63">±</text:span><text:span text:style-name="T64">19</text:span></text:p>
          </table:table-cell>
          <table:table-cell table:style-name="t1.I3" office:value-type="string">
            <text:p text:style-name="P32">±15</text:p>
          </table:table-cell>
        </table:table-row>
        <table:table-row>
          <table:table-cell table:style-name="t1.A3" office:value-type="string">
            <text:p text:style-name="P20">80<text:span text:style-name="T32">.</text:span>0 mSv/h</text:p>
          </table:table-cell>
          <table:table-cell table:style-name="t1.B3" office:value-type="string">
            <text:p text:style-name="P21">$1-n2</text:p>
          </table:table-cell>
          <table:table-cell table:style-name="t1.B3" office:value-type="string">
            <text:p text:style-name="P21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42">$1-m21</text:p>
              <text:p text:style-name="P42">$1-m22</text:p>
              <text:p text:style-name="P42">$1-m23</text:p>
              <text:p text:style-name="P42">$1-m24</text:p>
            </text:section>
          </table:table-cell>
          <table:table-cell table:style-name="t1.B3" office:value-type="string">
            <text:p text:style-name="P21">$1-av2</text:p>
          </table:table-cell>
          <table:table-cell table:style-name="t1.B3" office:value-type="string">
            <text:p text:style-name="P21">$1-o2</text:p>
          </table:table-cell>
          <table:table-cell table:style-name="t1.B3" office:value-type="string">
            <text:p text:style-name="P21">$1-q2</text:p>
          </table:table-cell>
          <table:table-cell table:style-name="t1.B3" office:value-type="string">
            <text:p text:style-name="P14"><text:span text:style-name="T63">±</text:span><text:span text:style-name="T64">19</text:span></text:p>
          </table:table-cell>
          <table:table-cell table:style-name="t1.I3" office:value-type="string">
            <text:p text:style-name="P32">±15</text:p>
          </table:table-cell>
        </table:table-row>
        <table:table-row>
          <table:table-cell table:style-name="t1.A7" office:value-type="string">
            <text:p text:style-name="P60">800 mSv/h</text:p>
          </table:table-cell>
          <table:table-cell table:style-name="t1.B7" office:value-type="string">
            <text:p text:style-name="P21">$1-n3</text:p>
          </table:table-cell>
          <table:table-cell table:style-name="t1.B7" office:value-type="string">
            <text:p text:style-name="P21">$1-d3</text:p>
          </table:table-cell>
          <table:table-cell table:style-name="t1.D7" office:value-type="string">
            <text:section text:style-name="Sect1" text:name="Раздел4">
              <text:p text:style-name="P7">$1-m30</text:p>
              <text:p text:style-name="P42">$1-m31</text:p>
              <text:p text:style-name="P42">$1-m32</text:p>
              <text:p text:style-name="P42">$1-m33</text:p>
              <text:p text:style-name="P42">$1-m34</text:p>
            </text:section>
          </table:table-cell>
          <table:table-cell table:style-name="t1.B7" office:value-type="string">
            <text:p text:style-name="P21">$1-av3</text:p>
          </table:table-cell>
          <table:table-cell table:style-name="t1.B7" office:value-type="string">
            <text:p text:style-name="P21">$1-o3</text:p>
          </table:table-cell>
          <table:table-cell table:style-name="t1.B7" office:value-type="string">
            <text:p text:style-name="P21">$1-q3</text:p>
          </table:table-cell>
          <table:table-cell table:style-name="t1.B7" office:value-type="string">
            <text:p text:style-name="P14"><text:span text:style-name="T63">±</text:span><text:span text:style-name="T64">19</text:span></text:p>
          </table:table-cell>
          <table:table-cell table:style-name="t1.I7" office:value-type="string">
            <text:p text:style-name="P32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7"><text:span text:style-name="T2">AT2503B </text:span><text:span text:style-name="T19">(</text:span><text:span text:style-name="T71">γ</text:span><text:span text:style-name="T19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8"><text:span text:style-name="T2">Actual dose value</text:span><text:span text:style-name="T1">,</text:span></text:p>
            <text:p text:style-name="P38"><text:span text:style-name="T21">H</text:span><text:span text:style-name="T38">p</text:span><text:span text:style-name="T37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40"><text:span text:style-name="T33">Ḣ</text:span><text:span text:style-name="T43">oi</text:span><text:span text:style-name="T55">(10) /</text:span></text:p>
            <text:p text:style-name="P55">t, s</text:p>
          </table:table-cell>
          <table:table-cell table:style-name="s1.B2" table:number-rows-spanned="2" office:value-type="string">
            <text:p text:style-name="P56">Radiati<text:span text:style-name="T72">on source / </text:span></text:p>
            <text:p text:style-name="P54">d, cm</text:p>
          </table:table-cell>
          <table:table-cell table:style-name="s1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8"><text:span text:style-name="T52">R</text:span><text:span text:style-name="T41">w</text:span><text:span text:style-name="T38">i</text:span><text:span text:style-name="T32">,</text:span> %</text:p>
          </table:table-cell>
          <table:table-cell table:style-name="s1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8"><text:span text:style-name="T21">H</text:span><text:span text:style-name="T38">pi</text:span><text:span text:style-name="T19">(10)</text:span></text:p>
          </table:table-cell>
          <table:table-cell table:style-name="s1.D3" office:value-type="string">
            <text:p text:style-name="P38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.D3" office:value-type="string">
            <text:p text:style-name="P38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2">µSv</text:span></text:p>
          </table:table-cell>
          <table:table-cell table:style-name="s1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1.B4" office:value-type="string">
            <text:p text:style-name="P13"><text:s text:c="2"/>$1-<text:span text:style-name="T19">dn</text:span>_<text:span text:style-name="T32">1 <text:s/></text:span></text:p>
            <text:p text:style-name="P23"><text:span text:style-name="T32">$1-</text:span><text:span text:style-name="T19">dd_1</text:span></text:p>
          </table:table-cell>
          <table:table-cell table:style-name="s1.B4" office:value-type="string">
            <text:p text:style-name="P21">$1-d_dev_<text:span text:style-name="T32">1</text:span></text:p>
          </table:table-cell>
          <table:table-cell table:style-name="s1.B4" office:value-type="string">
            <text:p text:style-name="P21">$1-dose_<text:span text:style-name="T32">1</text:span></text:p>
          </table:table-cell>
          <table:table-cell table:style-name="s1.B4" office:value-type="string">
            <text:p text:style-name="P21">$1-d_res_<text:span text:style-name="T32">1</text:span></text:p>
          </table:table-cell>
          <table:table-cell table:style-name="s1.B4" office:value-type="string">
            <text:p text:style-name="P21">$1-o_pog_<text:span text:style-name="T32">1</text:span></text:p>
          </table:table-cell>
          <table:table-cell table:style-name="s1.B4" office:value-type="string">
            <text:p text:style-name="P62">±20</text:p>
          </table:table-cell>
          <table:table-cell table:style-name="s1.B4" office:value-type="string">
            <text:p text:style-name="P21">$1-d_gran_<text:span text:style-name="T32">1</text:span></text:p>
          </table:table-cell>
          <table:table-cell table:style-name="s1.J4" office:value-type="string">
            <text:p text:style-name="P14"><text:span text:style-name="T63">±</text:span>5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1.B5" office:value-type="string">
            <text:p text:style-name="P13"><text:s text:c="2"/>$1-<text:span text:style-name="T19">dn</text:span>_<text:span text:style-name="T32">2 <text:s/></text:span></text:p>
            <text:p text:style-name="P23"><text:span text:style-name="T32">$1-</text:span><text:span text:style-name="T19">dd_</text:span><text:span text:style-name="T32">2</text:span></text:p>
          </table:table-cell>
          <table:table-cell table:style-name="s1.B5" office:value-type="string">
            <text:p text:style-name="P21">$1-d_dev_<text:span text:style-name="T32">2</text:span></text:p>
          </table:table-cell>
          <table:table-cell table:style-name="s1.B5" office:value-type="string">
            <text:p text:style-name="P21">$1-dose_<text:span text:style-name="T32">2</text:span></text:p>
          </table:table-cell>
          <table:table-cell table:style-name="s1.B5" office:value-type="string">
            <text:p text:style-name="P21">$1-d_res_<text:span text:style-name="T32">2</text:span></text:p>
          </table:table-cell>
          <table:table-cell table:style-name="s1.B5" office:value-type="string">
            <text:p text:style-name="P21">$1-o_pog_<text:span text:style-name="T32">2</text:span></text:p>
          </table:table-cell>
          <table:table-cell table:style-name="s1.B5" office:value-type="string">
            <text:p text:style-name="P62">±19</text:p>
          </table:table-cell>
          <table:table-cell table:style-name="s1.B5" office:value-type="string">
            <text:p text:style-name="P21">$1-d_gran_<text:span text:style-name="T32">2</text:span></text:p>
          </table:table-cell>
          <table:table-cell table:style-name="s1.J5" office:value-type="string">
            <text:p text:style-name="P14"><text:span text:style-name="T63">±</text:span>5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7"><text:span text:style-name="T2">AT2503B </text:span><text:span text:style-name="T19">(</text:span><text:span text:style-name="T71">γ</text:span><text:span text:style-name="T19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2.B2" office:value-type="string">
            <text:p text:style-name="P57">Radia-tion source <text:s/>number</text:p>
          </table:table-cell>
          <table:table-cell table:style-name="t2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2.B2" office:value-type="string">
            <text:p text:style-name="P37"><text:span text:style-name="T19">Dose rate measurement at check point</text:span>,</text:p>
            <text:p text:style-name="P37"><text:span text:style-name="T46">Ḣ</text:span><text:span text:style-name="T69">*</text:span><text:span text:style-name="T38">i</text:span><text:span text:style-name="T48">(10)</text:span></text:p>
          </table:table-cell>
          <table:table-cell table:style-name="t2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2.B2" office:value-type="string">
            <text:p text:style-name="P20"><text:span text:style-name="T29">Relative <text:s/>measure-ment</text:span> <text:span text:style-name="T19">error</text:span></text:p>
            <text:p text:style-name="P58"><text:span text:style-name="T33">θ</text:span><text:span text:style-name="T42">пр</text:span><text:span text:style-name="T38">i</text:span><text:span text:style-name="T32">,</text:span> %</text:p>
          </table:table-cell>
          <table:table-cell table:style-name="t2.B2" office:value-type="string">
            <text:p text:style-name="P28"><text:span text:style-name="T19">The range of relative response variation limits error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t2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2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2.A3" office:value-type="string">
            <text:p text:style-name="P39">Background</text:p>
          </table:table-cell>
          <table:table-cell table:style-name="t2.B3" office:value-type="string">
            <text:p text:style-name="P42">—</text:p>
          </table:table-cell>
          <table:table-cell table:style-name="t2.B3" office:value-type="string">
            <text:p text:style-name="P21">$2-d0</text:p>
          </table:table-cell>
          <table:table-cell table:style-name="t2.D3" office:value-type="string">
            <text:section text:style-name="Sect1" text:name="Раздел6">
              <text:p text:style-name="P42">$2-bg0</text:p>
              <text:p text:style-name="P42">$2-bg1</text:p>
              <text:p text:style-name="P42">$2-bg2</text:p>
              <text:p text:style-name="P42">$2-bg3</text:p>
              <text:p text:style-name="P42">$2-bg4</text:p>
              <text:p text:style-name="P42">$2-bg5</text:p>
              <text:p text:style-name="P42">$2-bg6</text:p>
              <text:p text:style-name="P42">$2-bg7</text:p>
              <text:p text:style-name="P38"/>
            </text:section>
          </table:table-cell>
          <table:table-cell table:style-name="t2.B3" office:value-type="string">
            <text:p text:style-name="P21">$2-av-bg</text:p>
          </table:table-cell>
          <table:table-cell table:style-name="t2.B3" office:value-type="string">
            <text:p text:style-name="P21">—</text:p>
          </table:table-cell>
          <table:table-cell table:style-name="t2.B3" office:value-type="string">
            <text:p text:style-name="P21">—</text:p>
          </table:table-cell>
          <table:table-cell table:style-name="t2.B3" office:value-type="string">
            <text:p text:style-name="P21">—</text:p>
          </table:table-cell>
          <table:table-cell table:style-name="t2.I3" office:value-type="string">
            <text:p text:style-name="P16">—</text:p>
          </table:table-cell>
        </table:table-row>
        <table:table-row>
          <table:table-cell table:style-name="t2.A3" office:value-type="string">
            <text:p text:style-name="P20">0.80 µSv/h</text:p>
          </table:table-cell>
          <table:table-cell table:style-name="t2.B3" office:value-type="string">
            <text:p text:style-name="P21">$2-n0</text:p>
          </table:table-cell>
          <table:table-cell table:style-name="t2.B3" office:value-type="string">
            <text:p text:style-name="P21">$2-d0</text:p>
          </table:table-cell>
          <table:table-cell table:style-name="t2.D3" office:value-type="string">
            <text:section text:style-name="Sect1" text:name="Раздел7">
              <text:p text:style-name="P42">$2-m00</text:p>
              <text:p text:style-name="P42">$2-m01</text:p>
              <text:p text:style-name="P42">$2-m02</text:p>
              <text:p text:style-name="P42">$2-m03</text:p>
              <text:p text:style-name="P42">$2-m04</text:p>
              <text:p text:style-name="P42">$2-m05</text:p>
              <text:p text:style-name="P42">$2-m06</text:p>
              <text:p text:style-name="P42">$2-m07</text:p>
              <text:p text:style-name="P42"/>
            </text:section>
          </table:table-cell>
          <table:table-cell table:style-name="t2.B3" office:value-type="string">
            <text:p text:style-name="P21">$2-av0</text:p>
          </table:table-cell>
          <table:table-cell table:style-name="t2.B3" office:value-type="string">
            <text:p text:style-name="P21">$2-o0</text:p>
          </table:table-cell>
          <table:table-cell table:style-name="t2.B3" office:value-type="string">
            <text:p text:style-name="P21">$2-q0</text:p>
          </table:table-cell>
          <table:table-cell table:style-name="t2.B3" office:value-type="string">
            <text:p text:style-name="P14"><text:span text:style-name="T63">±</text:span><text:span text:style-name="T64">20</text:span></text:p>
          </table:table-cell>
          <table:table-cell table:style-name="t2.I3" office:value-type="string">
            <text:p text:style-name="P32">±20</text:p>
          </table:table-cell>
        </table:table-row>
        <table:table-row>
          <table:table-cell table:style-name="t2.A3" office:value-type="string">
            <text:p text:style-name="P20">4.0 mSv/h</text:p>
          </table:table-cell>
          <table:table-cell table:style-name="t2.B3" office:value-type="string">
            <text:p text:style-name="P21">$2-n1</text:p>
          </table:table-cell>
          <table:table-cell table:style-name="t2.B3" office:value-type="string">
            <text:p text:style-name="P21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42">$2-m11</text:p>
              <text:p text:style-name="P42">$2-m12</text:p>
              <text:p text:style-name="P42">$2-m13</text:p>
              <text:p text:style-name="P42">$2-m14</text:p>
            </text:section>
          </table:table-cell>
          <table:table-cell table:style-name="t2.B3" office:value-type="string">
            <text:p text:style-name="P21">$2-av1</text:p>
          </table:table-cell>
          <table:table-cell table:style-name="t2.B3" office:value-type="string">
            <text:p text:style-name="P21">$2-o1</text:p>
          </table:table-cell>
          <table:table-cell table:style-name="t2.B3" office:value-type="string">
            <text:p text:style-name="P21">$2-q1</text:p>
          </table:table-cell>
          <table:table-cell table:style-name="t2.B3" office:value-type="string">
            <text:p text:style-name="P14"><text:span text:style-name="T63">±</text:span><text:span text:style-name="T64">19</text:span></text:p>
          </table:table-cell>
          <table:table-cell table:style-name="t2.I3" office:value-type="string">
            <text:p text:style-name="P32">±15</text:p>
          </table:table-cell>
        </table:table-row>
        <table:table-row>
          <table:table-cell table:style-name="t2.A3" office:value-type="string">
            <text:p text:style-name="P20">80<text:span text:style-name="T32">.</text:span>0 mSv/h</text:p>
          </table:table-cell>
          <table:table-cell table:style-name="t2.B3" office:value-type="string">
            <text:p text:style-name="P21">$2-n2</text:p>
          </table:table-cell>
          <table:table-cell table:style-name="t2.B3" office:value-type="string">
            <text:p text:style-name="P21">$2-d2</text:p>
          </table:table-cell>
          <table:table-cell table:style-name="t2.D3" office:value-type="string">
            <text:section text:style-name="Sect1" text:name="Раздел9">
              <text:p text:style-name="P7">$2-m20</text:p>
              <text:p text:style-name="P42">$2-m21</text:p>
              <text:p text:style-name="P42">$2-m22</text:p>
              <text:p text:style-name="P42">$2-m23</text:p>
              <text:p text:style-name="P42">$2-m24</text:p>
            </text:section>
          </table:table-cell>
          <table:table-cell table:style-name="t2.B3" office:value-type="string">
            <text:p text:style-name="P21">$2-av2</text:p>
          </table:table-cell>
          <table:table-cell table:style-name="t2.B3" office:value-type="string">
            <text:p text:style-name="P21">$2-o2</text:p>
          </table:table-cell>
          <table:table-cell table:style-name="t2.B3" office:value-type="string">
            <text:p text:style-name="P21">$2-q2</text:p>
          </table:table-cell>
          <table:table-cell table:style-name="t2.B3" office:value-type="string">
            <text:p text:style-name="P14"><text:span text:style-name="T63">±</text:span><text:span text:style-name="T64">19</text:span></text:p>
          </table:table-cell>
          <table:table-cell table:style-name="t2.I3" office:value-type="string">
            <text:p text:style-name="P32">±15</text:p>
          </table:table-cell>
        </table:table-row>
        <table:table-row>
          <table:table-cell table:style-name="t2.A7" office:value-type="string">
            <text:p text:style-name="P60">800 mSv/h</text:p>
          </table:table-cell>
          <table:table-cell table:style-name="t2.B7" office:value-type="string">
            <text:p text:style-name="P21">$2-n3</text:p>
          </table:table-cell>
          <table:table-cell table:style-name="t2.B7" office:value-type="string">
            <text:p text:style-name="P21">$2-d3</text:p>
          </table:table-cell>
          <table:table-cell table:style-name="t2.D7" office:value-type="string">
            <text:section text:style-name="Sect1" text:name="Раздел10">
              <text:p text:style-name="P7">$2-m30</text:p>
              <text:p text:style-name="P42">$2-m31</text:p>
              <text:p text:style-name="P42">$2-m32</text:p>
              <text:p text:style-name="P42">$2-m33</text:p>
              <text:p text:style-name="P42">$2-m34</text:p>
            </text:section>
          </table:table-cell>
          <table:table-cell table:style-name="t2.B7" office:value-type="string">
            <text:p text:style-name="P21">$2-av3</text:p>
          </table:table-cell>
          <table:table-cell table:style-name="t2.B7" office:value-type="string">
            <text:p text:style-name="P21">$2-o3</text:p>
          </table:table-cell>
          <table:table-cell table:style-name="t2.B7" office:value-type="string">
            <text:p text:style-name="P21">$2-q3</text:p>
          </table:table-cell>
          <table:table-cell table:style-name="t2.B7" office:value-type="string">
            <text:p text:style-name="P14"><text:span text:style-name="T63">±</text:span><text:span text:style-name="T64">19</text:span></text:p>
          </table:table-cell>
          <table:table-cell table:style-name="t2.I7" office:value-type="string">
            <text:p text:style-name="P32">±15</text:p>
          </table:table-cell>
        </table:table-row>
      </table:table>
      <table:table table:name="s2" table:style-name="s2">
        <table:table-column table:style-name="s2.A" table:number-columns-repeated="9"/>
        <table:table-column table:style-name="s2.J"/>
        <table:table-row>
          <table:table-cell table:style-name="s2.A1" table:number-columns-spanned="10" office:value-type="string">
            <text:p text:style-name="P47"><text:span text:style-name="T19">AT2503B (</text:span><text:span text:style-name="T71">γ</text:span><text:span text:style-name="T19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8"><text:span text:style-name="T28">Actual dose value</text:span>,</text:p>
            <text:p text:style-name="P38"><text:span text:style-name="T21">H</text:span><text:span text:style-name="T38">p</text:span><text:span text:style-name="T37">0</text:span><text:span text:style-name="T19">(10)</text:span></text:p>
          </table:table-cell>
          <table:table-cell table:style-name="s2.B2" table:number-rows-spanned="2" office:value-type="string">
            <text:p text:style-name="P8">Dose rate,</text:p>
            <text:p text:style-name="P40"><text:span text:style-name="T33">Ḣ</text:span><text:span text:style-name="T43">oi</text:span><text:span text:style-name="T55">(10) /</text:span></text:p>
            <text:p text:style-name="P55">t, s</text:p>
          </table:table-cell>
          <table:table-cell table:style-name="s2.B2" table:number-rows-spanned="2" office:value-type="string">
            <text:p text:style-name="P56">Radiati<text:span text:style-name="T72">on source / </text:span></text:p>
            <text:p text:style-name="P54">d, cm</text:p>
          </table:table-cell>
          <table:table-cell table:style-name="s2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8">Response variation</text:p>
            <text:p text:style-name="P58"><text:span text:style-name="T52">R</text:span><text:span text:style-name="T41">w</text:span><text:span text:style-name="T38">i</text:span><text:span text:style-name="T32">,</text:span> %</text:p>
          </table:table-cell>
          <table:table-cell table:style-name="s2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2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2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8"><text:span text:style-name="T21">H</text:span><text:span text:style-name="T38">pi</text:span><text:span text:style-name="T19">(10)</text:span></text:p>
          </table:table-cell>
          <table:table-cell table:style-name="s2.D3" office:value-type="string">
            <text:p text:style-name="P38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2.D3" office:value-type="string">
            <text:p text:style-name="P38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20">4.0 <text:span text:style-name="T32">µSv</text:span></text:p>
          </table:table-cell>
          <table:table-cell table:style-name="s2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2.B4" office:value-type="string">
            <text:p text:style-name="P13"><text:s text:c="2"/>$2-<text:span text:style-name="T19">dn</text:span>_<text:span text:style-name="T32">1 <text:s/></text:span></text:p>
            <text:p text:style-name="P23"><text:span text:style-name="T32">$2-</text:span><text:span text:style-name="T19">dd_1</text:span></text:p>
          </table:table-cell>
          <table:table-cell table:style-name="s2.B4" office:value-type="string">
            <text:p text:style-name="P21">$2-d_dev_<text:span text:style-name="T32">1</text:span></text:p>
          </table:table-cell>
          <table:table-cell table:style-name="s2.B4" office:value-type="string">
            <text:p text:style-name="P21">$2-dose_<text:span text:style-name="T32">1</text:span></text:p>
          </table:table-cell>
          <table:table-cell table:style-name="s2.B4" office:value-type="string">
            <text:p text:style-name="P21">$2-d_res_<text:span text:style-name="T32">1</text:span></text:p>
          </table:table-cell>
          <table:table-cell table:style-name="s2.B4" office:value-type="string">
            <text:p text:style-name="P21">$2-o_pog_<text:span text:style-name="T32">1</text:span></text:p>
          </table:table-cell>
          <table:table-cell table:style-name="s2.B4" office:value-type="string">
            <text:p text:style-name="P62">±20</text:p>
          </table:table-cell>
          <table:table-cell table:style-name="s2.B4" office:value-type="string">
            <text:p text:style-name="P21">$2-d_gran_<text:span text:style-name="T32">1</text:span></text:p>
          </table:table-cell>
          <table:table-cell table:style-name="s2.J4" office:value-type="string">
            <text:p text:style-name="P14"><text:span text:style-name="T62">±</text:span>5</text:p>
          </table:table-cell>
        </table:table-row>
        <table:table-row>
          <table:table-cell table:style-name="s2.A5" office:value-type="string">
            <text:p text:style-name="P20">4.0 mSv</text:p>
          </table:table-cell>
          <table:table-cell table:style-name="s2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2.B5" office:value-type="string">
            <text:p text:style-name="P13"><text:s text:c="2"/>$2-<text:span text:style-name="T19">dn</text:span>_<text:span text:style-name="T32">2 <text:s/></text:span></text:p>
            <text:p text:style-name="P23"><text:span text:style-name="T32">$2-</text:span><text:span text:style-name="T19">dd_</text:span><text:span text:style-name="T32">2</text:span></text:p>
          </table:table-cell>
          <table:table-cell table:style-name="s2.B5" office:value-type="string">
            <text:p text:style-name="P21">$2-d_dev_<text:span text:style-name="T32">2</text:span></text:p>
          </table:table-cell>
          <table:table-cell table:style-name="s2.B5" office:value-type="string">
            <text:p text:style-name="P21">$2-dose_<text:span text:style-name="T32">2</text:span></text:p>
          </table:table-cell>
          <table:table-cell table:style-name="s2.B5" office:value-type="string">
            <text:p text:style-name="P21">$2-d_res_<text:span text:style-name="T32">2</text:span></text:p>
          </table:table-cell>
          <table:table-cell table:style-name="s2.B5" office:value-type="string">
            <text:p text:style-name="P21">$2-o_pog_<text:span text:style-name="T32">2</text:span></text:p>
          </table:table-cell>
          <table:table-cell table:style-name="s2.B5" office:value-type="string">
            <text:p text:style-name="P62">±19</text:p>
          </table:table-cell>
          <table:table-cell table:style-name="s2.B5" office:value-type="string">
            <text:p text:style-name="P21">$2-d_gran_<text:span text:style-name="T32">2</text:span></text:p>
          </table:table-cell>
          <table:table-cell table:style-name="s2.J5" office:value-type="string">
            <text:p text:style-name="P14"><text:span text:style-name="T63">±</text:span>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7"><text:span text:style-name="T2">AT2503B </text:span><text:span text:style-name="T19">(</text:span><text:span text:style-name="T71">γ</text:span><text:span text:style-name="T19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3.B2" office:value-type="string">
            <text:p text:style-name="P57">Radia-tion source <text:s/>number</text:p>
          </table:table-cell>
          <table:table-cell table:style-name="t3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3.B2" office:value-type="string">
            <text:p text:style-name="P37"><text:span text:style-name="T19">Dose rate measurement at check point</text:span>,</text:p>
            <text:p text:style-name="P37"><text:span text:style-name="T46">Ḣ</text:span><text:span text:style-name="T69">*</text:span><text:span text:style-name="T38">i</text:span><text:span text:style-name="T48">(10)</text:span></text:p>
          </table:table-cell>
          <table:table-cell table:style-name="t3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3.B2" office:value-type="string">
            <text:p text:style-name="P20"><text:span text:style-name="T29">Relative <text:s/>measure-ment</text:span> <text:span text:style-name="T19">error</text:span></text:p>
            <text:p text:style-name="P58"><text:span text:style-name="T33">θ</text:span><text:span text:style-name="T42">пр</text:span><text:span text:style-name="T38">i</text:span><text:span text:style-name="T32">,</text:span> %</text:p>
          </table:table-cell>
          <table:table-cell table:style-name="t3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3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3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3.A3" office:value-type="string">
            <text:p text:style-name="P39">Background</text:p>
          </table:table-cell>
          <table:table-cell table:style-name="t3.B3" office:value-type="string">
            <text:p text:style-name="P42">—</text:p>
          </table:table-cell>
          <table:table-cell table:style-name="t3.B3" office:value-type="string">
            <text:p text:style-name="P21">$3-d0</text:p>
          </table:table-cell>
          <table:table-cell table:style-name="t3.D3" office:value-type="string">
            <text:section text:style-name="Sect1" text:name="Раздел11">
              <text:p text:style-name="P42">$3-bg0</text:p>
              <text:p text:style-name="P42">$3-bg1</text:p>
              <text:p text:style-name="P42">$3-bg2</text:p>
              <text:p text:style-name="P42">$3-bg3</text:p>
              <text:p text:style-name="P42">$3-bg4</text:p>
              <text:p text:style-name="P42">$3-bg5</text:p>
              <text:p text:style-name="P42">$3-bg6</text:p>
              <text:p text:style-name="P42">$3-bg7</text:p>
              <text:p text:style-name="P38"/>
            </text:section>
          </table:table-cell>
          <table:table-cell table:style-name="t3.B3" office:value-type="string">
            <text:p text:style-name="P21">$3-av-bg</text:p>
          </table:table-cell>
          <table:table-cell table:style-name="t3.B3" office:value-type="string">
            <text:p text:style-name="P21">—</text:p>
          </table:table-cell>
          <table:table-cell table:style-name="t3.B3" office:value-type="string">
            <text:p text:style-name="P21">—</text:p>
          </table:table-cell>
          <table:table-cell table:style-name="t3.B3" office:value-type="string">
            <text:p text:style-name="P21">—</text:p>
          </table:table-cell>
          <table:table-cell table:style-name="t3.I3" office:value-type="string">
            <text:p text:style-name="P16">—</text:p>
          </table:table-cell>
        </table:table-row>
        <table:table-row>
          <table:table-cell table:style-name="t3.A3" office:value-type="string">
            <text:p text:style-name="P20">0.80 µSv/h</text:p>
          </table:table-cell>
          <table:table-cell table:style-name="t3.B3" office:value-type="string">
            <text:p text:style-name="P21">$3-n0</text:p>
          </table:table-cell>
          <table:table-cell table:style-name="t3.B3" office:value-type="string">
            <text:p text:style-name="P21">$3-d0</text:p>
          </table:table-cell>
          <table:table-cell table:style-name="t3.D3" office:value-type="string">
            <text:section text:style-name="Sect1" text:name="Раздел12">
              <text:p text:style-name="P42">$3-m00</text:p>
              <text:p text:style-name="P42">$3-m01</text:p>
              <text:p text:style-name="P42">$3-m02</text:p>
              <text:p text:style-name="P42">$3-m03</text:p>
              <text:p text:style-name="P42">$3-m04</text:p>
              <text:p text:style-name="P42">$3-m05</text:p>
              <text:p text:style-name="P42">$3-m06</text:p>
              <text:p text:style-name="P42">$3-m07</text:p>
              <text:p text:style-name="P42"/>
            </text:section>
          </table:table-cell>
          <table:table-cell table:style-name="t3.B3" office:value-type="string">
            <text:p text:style-name="P21">$3-av0</text:p>
          </table:table-cell>
          <table:table-cell table:style-name="t3.B3" office:value-type="string">
            <text:p text:style-name="P21">$3-o0</text:p>
          </table:table-cell>
          <table:table-cell table:style-name="t3.B3" office:value-type="string">
            <text:p text:style-name="P21">$3-q0</text:p>
          </table:table-cell>
          <table:table-cell table:style-name="t3.B3" office:value-type="string">
            <text:p text:style-name="P14"><text:span text:style-name="T63">±</text:span><text:span text:style-name="T64">20</text:span></text:p>
          </table:table-cell>
          <table:table-cell table:style-name="t3.I3" office:value-type="string">
            <text:p text:style-name="P32">±20</text:p>
          </table:table-cell>
        </table:table-row>
        <table:table-row>
          <table:table-cell table:style-name="t3.A3" office:value-type="string">
            <text:p text:style-name="P20">4.0 mSv/h</text:p>
          </table:table-cell>
          <table:table-cell table:style-name="t3.B3" office:value-type="string">
            <text:p text:style-name="P21">$3-n1</text:p>
          </table:table-cell>
          <table:table-cell table:style-name="t3.B3" office:value-type="string">
            <text:p text:style-name="P21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42">$3-m11</text:p>
              <text:p text:style-name="P42">$3-m12</text:p>
              <text:p text:style-name="P42">$3-m13</text:p>
              <text:p text:style-name="P42">$3-m14</text:p>
            </text:section>
          </table:table-cell>
          <table:table-cell table:style-name="t3.B3" office:value-type="string">
            <text:p text:style-name="P21">$3-av1</text:p>
          </table:table-cell>
          <table:table-cell table:style-name="t3.B3" office:value-type="string">
            <text:p text:style-name="P21">$3-o1</text:p>
          </table:table-cell>
          <table:table-cell table:style-name="t3.B3" office:value-type="string">
            <text:p text:style-name="P21">$3-q1</text:p>
          </table:table-cell>
          <table:table-cell table:style-name="t3.B3" office:value-type="string">
            <text:p text:style-name="P14"><text:span text:style-name="T63">±</text:span><text:span text:style-name="T64">19</text:span></text:p>
          </table:table-cell>
          <table:table-cell table:style-name="t3.I3" office:value-type="string">
            <text:p text:style-name="P32">±15</text:p>
          </table:table-cell>
        </table:table-row>
        <table:table-row>
          <table:table-cell table:style-name="t3.A3" office:value-type="string">
            <text:p text:style-name="P20">80<text:span text:style-name="T32">.</text:span>0 mSv/h</text:p>
          </table:table-cell>
          <table:table-cell table:style-name="t3.B3" office:value-type="string">
            <text:p text:style-name="P21">$3-n2</text:p>
          </table:table-cell>
          <table:table-cell table:style-name="t3.B3" office:value-type="string">
            <text:p text:style-name="P21">$3-d2</text:p>
          </table:table-cell>
          <table:table-cell table:style-name="t3.D3" office:value-type="string">
            <text:section text:style-name="Sect1" text:name="Раздел14">
              <text:p text:style-name="P7">$3-m20</text:p>
              <text:p text:style-name="P42">$3-m21</text:p>
              <text:p text:style-name="P42">$3-m22</text:p>
              <text:p text:style-name="P42">$3-m23</text:p>
              <text:p text:style-name="P42">$3-m24</text:p>
            </text:section>
          </table:table-cell>
          <table:table-cell table:style-name="t3.B3" office:value-type="string">
            <text:p text:style-name="P21">$3-av2</text:p>
          </table:table-cell>
          <table:table-cell table:style-name="t3.B3" office:value-type="string">
            <text:p text:style-name="P21">$3-o2</text:p>
          </table:table-cell>
          <table:table-cell table:style-name="t3.B3" office:value-type="string">
            <text:p text:style-name="P21">$3-q2</text:p>
          </table:table-cell>
          <table:table-cell table:style-name="t3.B3" office:value-type="string">
            <text:p text:style-name="P14"><text:span text:style-name="T63">±</text:span><text:span text:style-name="T64">19</text:span></text:p>
          </table:table-cell>
          <table:table-cell table:style-name="t3.I3" office:value-type="string">
            <text:p text:style-name="P32">±15</text:p>
          </table:table-cell>
        </table:table-row>
        <table:table-row>
          <table:table-cell table:style-name="t3.A7" office:value-type="string">
            <text:p text:style-name="P60">800 mSv/h</text:p>
          </table:table-cell>
          <table:table-cell table:style-name="t3.B7" office:value-type="string">
            <text:p text:style-name="P21">$3-n3</text:p>
          </table:table-cell>
          <table:table-cell table:style-name="t3.B7" office:value-type="string">
            <text:p text:style-name="P21">$3-d3</text:p>
          </table:table-cell>
          <table:table-cell table:style-name="t3.D7" office:value-type="string">
            <text:section text:style-name="Sect1" text:name="Раздел15">
              <text:p text:style-name="P7">$3-m30</text:p>
              <text:p text:style-name="P42">$3-m31</text:p>
              <text:p text:style-name="P42">$3-m32</text:p>
              <text:p text:style-name="P42">$3-m33</text:p>
              <text:p text:style-name="P42">$3-m34</text:p>
            </text:section>
          </table:table-cell>
          <table:table-cell table:style-name="t3.B7" office:value-type="string">
            <text:p text:style-name="P21">$3-av3</text:p>
          </table:table-cell>
          <table:table-cell table:style-name="t3.B7" office:value-type="string">
            <text:p text:style-name="P21">$3-o3</text:p>
          </table:table-cell>
          <table:table-cell table:style-name="t3.B7" office:value-type="string">
            <text:p text:style-name="P21">$3-q3</text:p>
          </table:table-cell>
          <table:table-cell table:style-name="t3.B7" office:value-type="string">
            <text:p text:style-name="P14"><text:span text:style-name="T63">±</text:span><text:span text:style-name="T64">19</text:span></text:p>
          </table:table-cell>
          <table:table-cell table:style-name="t3.I7" office:value-type="string">
            <text:p text:style-name="P32">±15</text:p>
          </table:table-cell>
        </table:table-row>
      </table:table>
      <table:table table:name="s3" table:style-name="s3">
        <table:table-column table:style-name="s3.A" table:number-columns-repeated="9"/>
        <table:table-column table:style-name="s3.J"/>
        <table:table-row>
          <table:table-cell table:style-name="s3.A1" table:number-columns-spanned="10" office:value-type="string">
            <text:p text:style-name="P47"><text:span text:style-name="T19">AT2503B (</text:span><text:span text:style-name="T71">γ</text:span><text:span text:style-name="T19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8"><text:span text:style-name="T28">Actual dose value</text:span>,</text:p>
            <text:p text:style-name="P38"><text:span text:style-name="T21">H</text:span><text:span text:style-name="T38">p</text:span><text:span text:style-name="T37">0</text:span><text:span text:style-name="T19">(10)</text:span></text:p>
          </table:table-cell>
          <table:table-cell table:style-name="s3.B2" table:number-rows-spanned="2" office:value-type="string">
            <text:p text:style-name="P8">Dose rate,</text:p>
            <text:p text:style-name="P40"><text:span text:style-name="T33">Ḣ</text:span><text:span text:style-name="T43">oi</text:span><text:span text:style-name="T55">(10) /</text:span></text:p>
            <text:p text:style-name="P55">t, s</text:p>
          </table:table-cell>
          <table:table-cell table:style-name="s3.B2" table:number-rows-spanned="2" office:value-type="string">
            <text:p text:style-name="P56">Radiati<text:span text:style-name="T72">on source / </text:span></text:p>
            <text:p text:style-name="P54">d, cm</text:p>
          </table:table-cell>
          <table:table-cell table:style-name="s3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8">Response variation</text:p>
            <text:p text:style-name="P58"><text:span text:style-name="T52">R</text:span><text:span text:style-name="T41">w</text:span><text:span text:style-name="T38">i</text:span><text:span text:style-name="T32">,</text:span> %</text:p>
          </table:table-cell>
          <table:table-cell table:style-name="s3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3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3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8"><text:span text:style-name="T21">H</text:span><text:span text:style-name="T38">pi</text:span><text:span text:style-name="T19">(10)</text:span></text:p>
          </table:table-cell>
          <table:table-cell table:style-name="s3.D3" office:value-type="string">
            <text:p text:style-name="P38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3.D3" office:value-type="string">
            <text:p text:style-name="P38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20">4.0 <text:span text:style-name="T32">µSv</text:span></text:p>
          </table:table-cell>
          <table:table-cell table:style-name="s3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3.B4" office:value-type="string">
            <text:p text:style-name="P13"><text:s text:c="2"/>$3-<text:span text:style-name="T19">dn</text:span>_<text:span text:style-name="T32">1 <text:s/></text:span></text:p>
            <text:p text:style-name="P23"><text:span text:style-name="T32">$3-</text:span><text:span text:style-name="T19">dd_1</text:span></text:p>
          </table:table-cell>
          <table:table-cell table:style-name="s3.B4" office:value-type="string">
            <text:p text:style-name="P21">$3-d_dev_<text:span text:style-name="T32">1</text:span></text:p>
          </table:table-cell>
          <table:table-cell table:style-name="s3.B4" office:value-type="string">
            <text:p text:style-name="P21">$3-dose_<text:span text:style-name="T32">1</text:span></text:p>
          </table:table-cell>
          <table:table-cell table:style-name="s3.B4" office:value-type="string">
            <text:p text:style-name="P21">$3-d_res_<text:span text:style-name="T32">1</text:span></text:p>
          </table:table-cell>
          <table:table-cell table:style-name="s3.B4" office:value-type="string">
            <text:p text:style-name="P21">$3-o_pog_<text:span text:style-name="T32">1</text:span></text:p>
          </table:table-cell>
          <table:table-cell table:style-name="s3.B4" office:value-type="string">
            <text:p text:style-name="P62">±20</text:p>
          </table:table-cell>
          <table:table-cell table:style-name="s3.B4" office:value-type="string">
            <text:p text:style-name="P21">$3-d_gran_<text:span text:style-name="T32">1</text:span></text:p>
          </table:table-cell>
          <table:table-cell table:style-name="s3.J4" office:value-type="string">
            <text:p text:style-name="P14"><text:span text:style-name="T62">±</text:span>5</text:p>
          </table:table-cell>
        </table:table-row>
        <table:table-row>
          <table:table-cell table:style-name="s3.A5" office:value-type="string">
            <text:p text:style-name="P20">4.0 mSv</text:p>
          </table:table-cell>
          <table:table-cell table:style-name="s3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3.B5" office:value-type="string">
            <text:p text:style-name="P13"><text:s text:c="2"/>$3-<text:span text:style-name="T19">dn</text:span>_<text:span text:style-name="T32">2 <text:s/></text:span></text:p>
            <text:p text:style-name="P23"><text:span text:style-name="T32">$3-</text:span><text:span text:style-name="T19">dd_</text:span><text:span text:style-name="T32">2</text:span></text:p>
          </table:table-cell>
          <table:table-cell table:style-name="s3.B5" office:value-type="string">
            <text:p text:style-name="P21">$3-d_dev_<text:span text:style-name="T32">2</text:span></text:p>
          </table:table-cell>
          <table:table-cell table:style-name="s3.B5" office:value-type="string">
            <text:p text:style-name="P21">$3-dose_<text:span text:style-name="T32">2</text:span></text:p>
          </table:table-cell>
          <table:table-cell table:style-name="s3.B5" office:value-type="string">
            <text:p text:style-name="P21">$3-d_res_<text:span text:style-name="T32">2</text:span></text:p>
          </table:table-cell>
          <table:table-cell table:style-name="s3.B5" office:value-type="string">
            <text:p text:style-name="P21">$3-o_pog_<text:span text:style-name="T32">2</text:span></text:p>
          </table:table-cell>
          <table:table-cell table:style-name="s3.B5" office:value-type="string">
            <text:p text:style-name="P62">±19</text:p>
          </table:table-cell>
          <table:table-cell table:style-name="s3.B5" office:value-type="string">
            <text:p text:style-name="P21">$3-d_gran_<text:span text:style-name="T32">2</text:span></text:p>
          </table:table-cell>
          <table:table-cell table:style-name="s3.J5" office:value-type="string">
            <text:p text:style-name="P14"><text:span text:style-name="T63">±</text:span>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7"><text:span text:style-name="T2">AT2503B </text:span><text:span text:style-name="T19">(</text:span><text:span text:style-name="T71">γ</text:span><text:span text:style-name="T19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4.B2" office:value-type="string">
            <text:p text:style-name="P57">Radia-tion source <text:s/>number</text:p>
          </table:table-cell>
          <table:table-cell table:style-name="t4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4.B2" office:value-type="string">
            <text:p text:style-name="P37"><text:span text:style-name="T19">Dose rate measurement at check point</text:span>,</text:p>
            <text:p text:style-name="P37"><text:span text:style-name="T46">Ḣ</text:span><text:span text:style-name="T69">*</text:span><text:span text:style-name="T38">i</text:span><text:span text:style-name="T48">(10)</text:span></text:p>
          </table:table-cell>
          <table:table-cell table:style-name="t4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4.B2" office:value-type="string">
            <text:p text:style-name="P20"><text:span text:style-name="T29">Relative <text:s/>measure-ment</text:span> <text:span text:style-name="T19">error</text:span></text:p>
            <text:p text:style-name="P58"><text:span text:style-name="T33">θ</text:span><text:span text:style-name="T42">пр</text:span><text:span text:style-name="T38">i</text:span><text:span text:style-name="T32">,</text:span> %</text:p>
          </table:table-cell>
          <table:table-cell table:style-name="t4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4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4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4.A3" office:value-type="string">
            <text:p text:style-name="P39">Background</text:p>
          </table:table-cell>
          <table:table-cell table:style-name="t4.B3" office:value-type="string">
            <text:p text:style-name="P42">—</text:p>
          </table:table-cell>
          <table:table-cell table:style-name="t4.B3" office:value-type="string">
            <text:p text:style-name="P21">$4-d0</text:p>
          </table:table-cell>
          <table:table-cell table:style-name="t4.D3" office:value-type="string">
            <text:section text:style-name="Sect1" text:name="Раздел16">
              <text:p text:style-name="P42">$4-bg0</text:p>
              <text:p text:style-name="P42">$4-bg1</text:p>
              <text:p text:style-name="P42">$4-bg2</text:p>
              <text:p text:style-name="P42">$4-bg3</text:p>
              <text:p text:style-name="P42">$4-bg4</text:p>
              <text:p text:style-name="P42">$4-bg5</text:p>
              <text:p text:style-name="P42">$4-bg6</text:p>
              <text:p text:style-name="P42">$4-bg7</text:p>
              <text:p text:style-name="P38"/>
            </text:section>
          </table:table-cell>
          <table:table-cell table:style-name="t4.B3" office:value-type="string">
            <text:p text:style-name="P21">$4-av-bg</text:p>
          </table:table-cell>
          <table:table-cell table:style-name="t4.B3" office:value-type="string">
            <text:p text:style-name="P21">—</text:p>
          </table:table-cell>
          <table:table-cell table:style-name="t4.B3" office:value-type="string">
            <text:p text:style-name="P21">—</text:p>
          </table:table-cell>
          <table:table-cell table:style-name="t4.B3" office:value-type="string">
            <text:p text:style-name="P21">—</text:p>
          </table:table-cell>
          <table:table-cell table:style-name="t4.I3" office:value-type="string">
            <text:p text:style-name="P16">—</text:p>
          </table:table-cell>
        </table:table-row>
        <table:table-row>
          <table:table-cell table:style-name="t4.A3" office:value-type="string">
            <text:p text:style-name="P20">0.80 µSv/h</text:p>
          </table:table-cell>
          <table:table-cell table:style-name="t4.B3" office:value-type="string">
            <text:p text:style-name="P21">$4-n0</text:p>
          </table:table-cell>
          <table:table-cell table:style-name="t4.B3" office:value-type="string">
            <text:p text:style-name="P21">$4-d0</text:p>
          </table:table-cell>
          <table:table-cell table:style-name="t4.D3" office:value-type="string">
            <text:section text:style-name="Sect1" text:name="Раздел17">
              <text:p text:style-name="P42">$4-m00</text:p>
              <text:p text:style-name="P42">$4-m01</text:p>
              <text:p text:style-name="P42">$4-m02</text:p>
              <text:p text:style-name="P42">$4-m03</text:p>
              <text:p text:style-name="P42">$4-m04</text:p>
              <text:p text:style-name="P42">$4-m05</text:p>
              <text:p text:style-name="P42">$4-m06</text:p>
              <text:p text:style-name="P42">$4-m07</text:p>
              <text:p text:style-name="P42"/>
            </text:section>
          </table:table-cell>
          <table:table-cell table:style-name="t4.B3" office:value-type="string">
            <text:p text:style-name="P21">$4-av0</text:p>
          </table:table-cell>
          <table:table-cell table:style-name="t4.B3" office:value-type="string">
            <text:p text:style-name="P21">$4-o0</text:p>
          </table:table-cell>
          <table:table-cell table:style-name="t4.B3" office:value-type="string">
            <text:p text:style-name="P21">$4-q0</text:p>
          </table:table-cell>
          <table:table-cell table:style-name="t4.B3" office:value-type="string">
            <text:p text:style-name="P14"><text:span text:style-name="T63">±</text:span><text:span text:style-name="T64">20</text:span></text:p>
          </table:table-cell>
          <table:table-cell table:style-name="t4.I3" office:value-type="string">
            <text:p text:style-name="P32">±20</text:p>
          </table:table-cell>
        </table:table-row>
        <table:table-row>
          <table:table-cell table:style-name="t4.A3" office:value-type="string">
            <text:p text:style-name="P20">4.0 mSv/h</text:p>
          </table:table-cell>
          <table:table-cell table:style-name="t4.B3" office:value-type="string">
            <text:p text:style-name="P21">$4-n1</text:p>
          </table:table-cell>
          <table:table-cell table:style-name="t4.B3" office:value-type="string">
            <text:p text:style-name="P21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42">$4-m11</text:p>
              <text:p text:style-name="P42">$4-m12</text:p>
              <text:p text:style-name="P42">$4-m13</text:p>
              <text:p text:style-name="P42">$4-m14</text:p>
            </text:section>
          </table:table-cell>
          <table:table-cell table:style-name="t4.B3" office:value-type="string">
            <text:p text:style-name="P21">$4-av1</text:p>
          </table:table-cell>
          <table:table-cell table:style-name="t4.B3" office:value-type="string">
            <text:p text:style-name="P21">$4-o1</text:p>
          </table:table-cell>
          <table:table-cell table:style-name="t4.B3" office:value-type="string">
            <text:p text:style-name="P21">$4-q1</text:p>
          </table:table-cell>
          <table:table-cell table:style-name="t4.B3" office:value-type="string">
            <text:p text:style-name="P14"><text:span text:style-name="T63">±</text:span><text:span text:style-name="T64">19</text:span></text:p>
          </table:table-cell>
          <table:table-cell table:style-name="t4.I3" office:value-type="string">
            <text:p text:style-name="P32">±15</text:p>
          </table:table-cell>
        </table:table-row>
        <table:table-row>
          <table:table-cell table:style-name="t4.A3" office:value-type="string">
            <text:p text:style-name="P20">80<text:span text:style-name="T32">.</text:span>0 mSv/h</text:p>
          </table:table-cell>
          <table:table-cell table:style-name="t4.B3" office:value-type="string">
            <text:p text:style-name="P21">$4-n2</text:p>
          </table:table-cell>
          <table:table-cell table:style-name="t4.B3" office:value-type="string">
            <text:p text:style-name="P21">$4-d2</text:p>
          </table:table-cell>
          <table:table-cell table:style-name="t4.D3" office:value-type="string">
            <text:section text:style-name="Sect1" text:name="Раздел19">
              <text:p text:style-name="P7">$4-m20</text:p>
              <text:p text:style-name="P42">$4-m21</text:p>
              <text:p text:style-name="P42">$4-m22</text:p>
              <text:p text:style-name="P42">$4-m23</text:p>
              <text:p text:style-name="P42">$4-m24</text:p>
            </text:section>
          </table:table-cell>
          <table:table-cell table:style-name="t4.B3" office:value-type="string">
            <text:p text:style-name="P21">$4-av2</text:p>
          </table:table-cell>
          <table:table-cell table:style-name="t4.B3" office:value-type="string">
            <text:p text:style-name="P21">$4-o2</text:p>
          </table:table-cell>
          <table:table-cell table:style-name="t4.B3" office:value-type="string">
            <text:p text:style-name="P21">$4-q2</text:p>
          </table:table-cell>
          <table:table-cell table:style-name="t4.B3" office:value-type="string">
            <text:p text:style-name="P14"><text:span text:style-name="T63">±</text:span><text:span text:style-name="T64">19</text:span></text:p>
          </table:table-cell>
          <table:table-cell table:style-name="t4.I3" office:value-type="string">
            <text:p text:style-name="P32">±15</text:p>
          </table:table-cell>
        </table:table-row>
        <table:table-row>
          <table:table-cell table:style-name="t4.A7" office:value-type="string">
            <text:p text:style-name="P60">800 mSv/h</text:p>
          </table:table-cell>
          <table:table-cell table:style-name="t4.B7" office:value-type="string">
            <text:p text:style-name="P21">$4-n3</text:p>
          </table:table-cell>
          <table:table-cell table:style-name="t4.B7" office:value-type="string">
            <text:p text:style-name="P21">$4-d3</text:p>
          </table:table-cell>
          <table:table-cell table:style-name="t4.D7" office:value-type="string">
            <text:section text:style-name="Sect1" text:name="Раздел20">
              <text:p text:style-name="P7">$4-m30</text:p>
              <text:p text:style-name="P42">$4-m31</text:p>
              <text:p text:style-name="P42">$4-m32</text:p>
              <text:p text:style-name="P42">$4-m33</text:p>
              <text:p text:style-name="P42">$4-m34</text:p>
            </text:section>
          </table:table-cell>
          <table:table-cell table:style-name="t4.B7" office:value-type="string">
            <text:p text:style-name="P21">$4-av3</text:p>
          </table:table-cell>
          <table:table-cell table:style-name="t4.B7" office:value-type="string">
            <text:p text:style-name="P21">$4-o3</text:p>
          </table:table-cell>
          <table:table-cell table:style-name="t4.B7" office:value-type="string">
            <text:p text:style-name="P21">$4-q3</text:p>
          </table:table-cell>
          <table:table-cell table:style-name="t4.B7" office:value-type="string">
            <text:p text:style-name="P14"><text:span text:style-name="T63">±</text:span><text:span text:style-name="T64">19</text:span></text:p>
          </table:table-cell>
          <table:table-cell table:style-name="t4.I7" office:value-type="string">
            <text:p text:style-name="P32">±15</text:p>
          </table:table-cell>
        </table:table-row>
      </table:table>
      <table:table table:name="s4" table:style-name="s4">
        <table:table-column table:style-name="s4.A" table:number-columns-repeated="9"/>
        <table:table-column table:style-name="s4.J"/>
        <text:soft-page-break/>
        <table:table-row>
          <table:table-cell table:style-name="s4.A1" table:number-columns-spanned="10" office:value-type="string">
            <text:p text:style-name="P47"><text:span text:style-name="T19">AT2503B (</text:span><text:span text:style-name="T71">γ</text:span><text:span text:style-name="T19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8"><text:span text:style-name="T28">Actual dose value</text:span>,</text:p>
            <text:p text:style-name="P38"><text:span text:style-name="T21">H</text:span><text:span text:style-name="T38">p</text:span><text:span text:style-name="T37">0</text:span><text:span text:style-name="T19">(10)</text:span></text:p>
          </table:table-cell>
          <table:table-cell table:style-name="s4.B2" table:number-rows-spanned="2" office:value-type="string">
            <text:p text:style-name="P8">Dose rate,</text:p>
            <text:p text:style-name="P40"><text:span text:style-name="T33">Ḣ</text:span><text:span text:style-name="T43">oi</text:span><text:span text:style-name="T55">(10) /</text:span></text:p>
            <text:p text:style-name="P55">t, s</text:p>
          </table:table-cell>
          <table:table-cell table:style-name="s4.B2" table:number-rows-spanned="2" office:value-type="string">
            <text:p text:style-name="P56">Radiati<text:span text:style-name="T72">on source / </text:span></text:p>
            <text:p text:style-name="P54">d, cm</text:p>
          </table:table-cell>
          <table:table-cell table:style-name="s4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8">Response variation</text:p>
            <text:p text:style-name="P58"><text:span text:style-name="T52">R</text:span><text:span text:style-name="T41">w</text:span><text:span text:style-name="T38">i</text:span><text:span text:style-name="T32">,</text:span> %</text:p>
          </table:table-cell>
          <table:table-cell table:style-name="s4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4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4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8"><text:span text:style-name="T21">H</text:span><text:span text:style-name="T38">pi</text:span><text:span text:style-name="T19">(10)</text:span></text:p>
          </table:table-cell>
          <table:table-cell table:style-name="s4.D3" office:value-type="string">
            <text:p text:style-name="P38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4.D3" office:value-type="string">
            <text:p text:style-name="P38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20">4.0 <text:span text:style-name="T32">µSv</text:span></text:p>
          </table:table-cell>
          <table:table-cell table:style-name="s4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4.B4" office:value-type="string">
            <text:p text:style-name="P13"><text:s text:c="2"/>$4-<text:span text:style-name="T19">dn</text:span>_<text:span text:style-name="T32">1 <text:s/></text:span></text:p>
            <text:p text:style-name="P23"><text:span text:style-name="T32">$4-</text:span><text:span text:style-name="T19">dd_1</text:span></text:p>
          </table:table-cell>
          <table:table-cell table:style-name="s4.B4" office:value-type="string">
            <text:p text:style-name="P21">$4-d_dev_<text:span text:style-name="T32">1</text:span></text:p>
          </table:table-cell>
          <table:table-cell table:style-name="s4.B4" office:value-type="string">
            <text:p text:style-name="P21">$4-dose_<text:span text:style-name="T32">1</text:span></text:p>
          </table:table-cell>
          <table:table-cell table:style-name="s4.B4" office:value-type="string">
            <text:p text:style-name="P21">$4-d_res_<text:span text:style-name="T32">1</text:span></text:p>
          </table:table-cell>
          <table:table-cell table:style-name="s4.B4" office:value-type="string">
            <text:p text:style-name="P21">$4-o_pog_<text:span text:style-name="T32">1</text:span></text:p>
          </table:table-cell>
          <table:table-cell table:style-name="s4.B4" office:value-type="string">
            <text:p text:style-name="P62">±20</text:p>
          </table:table-cell>
          <table:table-cell table:style-name="s4.B4" office:value-type="string">
            <text:p text:style-name="P21">$4-d_gran_<text:span text:style-name="T32">1</text:span></text:p>
          </table:table-cell>
          <table:table-cell table:style-name="s4.J4" office:value-type="string">
            <text:p text:style-name="P14"><text:span text:style-name="T62">±</text:span>5</text:p>
          </table:table-cell>
        </table:table-row>
        <table:table-row>
          <table:table-cell table:style-name="s4.A5" office:value-type="string">
            <text:p text:style-name="P20">4.0 mSv</text:p>
          </table:table-cell>
          <table:table-cell table:style-name="s4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4.B5" office:value-type="string">
            <text:p text:style-name="P13"><text:s text:c="2"/>$4-<text:span text:style-name="T19">dn</text:span>_<text:span text:style-name="T32">2 <text:s/></text:span></text:p>
            <text:p text:style-name="P23"><text:span text:style-name="T32">$4-</text:span><text:span text:style-name="T19">dd_</text:span><text:span text:style-name="T32">2</text:span></text:p>
          </table:table-cell>
          <table:table-cell table:style-name="s4.B5" office:value-type="string">
            <text:p text:style-name="P21">$4-d_dev_<text:span text:style-name="T32">2</text:span></text:p>
          </table:table-cell>
          <table:table-cell table:style-name="s4.B5" office:value-type="string">
            <text:p text:style-name="P21">$4-dose_<text:span text:style-name="T32">2</text:span></text:p>
          </table:table-cell>
          <table:table-cell table:style-name="s4.B5" office:value-type="string">
            <text:p text:style-name="P21">$4-d_res_<text:span text:style-name="T32">2</text:span></text:p>
          </table:table-cell>
          <table:table-cell table:style-name="s4.B5" office:value-type="string">
            <text:p text:style-name="P21">$4-o_pog_<text:span text:style-name="T32">2</text:span></text:p>
          </table:table-cell>
          <table:table-cell table:style-name="s4.B5" office:value-type="string">
            <text:p text:style-name="P62">±19</text:p>
          </table:table-cell>
          <table:table-cell table:style-name="s4.B5" office:value-type="string">
            <text:p text:style-name="P21">$4-d_gran_<text:span text:style-name="T32">2</text:span></text:p>
          </table:table-cell>
          <table:table-cell table:style-name="s4.J5" office:value-type="string">
            <text:p text:style-name="P14"><text:span text:style-name="T63">±</text:span>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7"><text:span text:style-name="T2">AT2503B </text:span><text:span text:style-name="T19">(</text:span><text:span text:style-name="T71">γ</text:span><text:span text:style-name="T19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5.B2" office:value-type="string">
            <text:p text:style-name="P57">Radia-tion source <text:s/>number</text:p>
          </table:table-cell>
          <table:table-cell table:style-name="t5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5.B2" office:value-type="string">
            <text:p text:style-name="P37"><text:span text:style-name="T19">Dose rate measurement at check point</text:span>,</text:p>
            <text:p text:style-name="P37"><text:span text:style-name="T46">Ḣ</text:span><text:span text:style-name="T69">*</text:span><text:span text:style-name="T38">i</text:span><text:span text:style-name="T48">(10)</text:span></text:p>
          </table:table-cell>
          <table:table-cell table:style-name="t5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5.B2" office:value-type="string">
            <text:p text:style-name="P20"><text:span text:style-name="T29">Relative <text:s/>measure-ment</text:span> <text:span text:style-name="T19">error</text:span></text:p>
            <text:p text:style-name="P58"><text:span text:style-name="T33">θ</text:span><text:span text:style-name="T42">пр</text:span><text:span text:style-name="T38">i</text:span><text:span text:style-name="T32">,</text:span> %</text:p>
          </table:table-cell>
          <table:table-cell table:style-name="t5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5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5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5.A3" office:value-type="string">
            <text:p text:style-name="P39">Background</text:p>
          </table:table-cell>
          <table:table-cell table:style-name="t5.B3" office:value-type="string">
            <text:p text:style-name="P42">—</text:p>
          </table:table-cell>
          <table:table-cell table:style-name="t5.B3" office:value-type="string">
            <text:p text:style-name="P21">$5-d0</text:p>
          </table:table-cell>
          <table:table-cell table:style-name="t5.D3" office:value-type="string">
            <text:section text:style-name="Sect1" text:name="Раздел21">
              <text:p text:style-name="P42">$5-bg0</text:p>
              <text:p text:style-name="P42">$5-bg1</text:p>
              <text:p text:style-name="P42">$5-bg2</text:p>
              <text:p text:style-name="P42">$5-bg3</text:p>
              <text:p text:style-name="P42">$5-bg4</text:p>
              <text:p text:style-name="P42">$5-bg5</text:p>
              <text:p text:style-name="P42">$5-bg6</text:p>
              <text:p text:style-name="P42">$5-bg7</text:p>
              <text:p text:style-name="P38"/>
            </text:section>
          </table:table-cell>
          <table:table-cell table:style-name="t5.B3" office:value-type="string">
            <text:p text:style-name="P21">$5-av-bg</text:p>
          </table:table-cell>
          <table:table-cell table:style-name="t5.B3" office:value-type="string">
            <text:p text:style-name="P21">—</text:p>
          </table:table-cell>
          <table:table-cell table:style-name="t5.B3" office:value-type="string">
            <text:p text:style-name="P21">—</text:p>
          </table:table-cell>
          <table:table-cell table:style-name="t5.B3" office:value-type="string">
            <text:p text:style-name="P21">—</text:p>
          </table:table-cell>
          <table:table-cell table:style-name="t5.I3" office:value-type="string">
            <text:p text:style-name="P16">—</text:p>
          </table:table-cell>
        </table:table-row>
        <table:table-row>
          <table:table-cell table:style-name="t5.A3" office:value-type="string">
            <text:p text:style-name="P20">0.80 µSv/h</text:p>
          </table:table-cell>
          <table:table-cell table:style-name="t5.B3" office:value-type="string">
            <text:p text:style-name="P21">$5-n0</text:p>
          </table:table-cell>
          <table:table-cell table:style-name="t5.B3" office:value-type="string">
            <text:p text:style-name="P21">$5-d0</text:p>
          </table:table-cell>
          <table:table-cell table:style-name="t5.D3" office:value-type="string">
            <text:section text:style-name="Sect1" text:name="Раздел22">
              <text:p text:style-name="P42">$5-m00</text:p>
              <text:p text:style-name="P42">$5-m01</text:p>
              <text:p text:style-name="P42">$5-m02</text:p>
              <text:p text:style-name="P42">$5-m03</text:p>
              <text:p text:style-name="P42">$5-m04</text:p>
              <text:p text:style-name="P42">$5-m05</text:p>
              <text:p text:style-name="P42">$5-m06</text:p>
              <text:p text:style-name="P42">$5-m07</text:p>
              <text:p text:style-name="P42"/>
            </text:section>
          </table:table-cell>
          <table:table-cell table:style-name="t5.B3" office:value-type="string">
            <text:p text:style-name="P21">$5-av0</text:p>
          </table:table-cell>
          <table:table-cell table:style-name="t5.B3" office:value-type="string">
            <text:p text:style-name="P21">$5-o0</text:p>
          </table:table-cell>
          <table:table-cell table:style-name="t5.B3" office:value-type="string">
            <text:p text:style-name="P21">$5-q0</text:p>
          </table:table-cell>
          <table:table-cell table:style-name="t5.B3" office:value-type="string">
            <text:p text:style-name="P14"><text:span text:style-name="T63">±</text:span><text:span text:style-name="T64">20</text:span></text:p>
          </table:table-cell>
          <table:table-cell table:style-name="t5.I3" office:value-type="string">
            <text:p text:style-name="P32">±20</text:p>
          </table:table-cell>
        </table:table-row>
        <table:table-row>
          <table:table-cell table:style-name="t5.A3" office:value-type="string">
            <text:p text:style-name="P20">4.0 mSv/h</text:p>
          </table:table-cell>
          <table:table-cell table:style-name="t5.B3" office:value-type="string">
            <text:p text:style-name="P21">$5-n1</text:p>
          </table:table-cell>
          <table:table-cell table:style-name="t5.B3" office:value-type="string">
            <text:p text:style-name="P21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42">$5-m11</text:p>
              <text:p text:style-name="P42">$5-m12</text:p>
              <text:p text:style-name="P42">$5-m13</text:p>
              <text:p text:style-name="P42">$5-m14</text:p>
            </text:section>
          </table:table-cell>
          <table:table-cell table:style-name="t5.B3" office:value-type="string">
            <text:p text:style-name="P21">$5-av1</text:p>
          </table:table-cell>
          <table:table-cell table:style-name="t5.B3" office:value-type="string">
            <text:p text:style-name="P21">$5-o1</text:p>
          </table:table-cell>
          <table:table-cell table:style-name="t5.B3" office:value-type="string">
            <text:p text:style-name="P21">$5-q1</text:p>
          </table:table-cell>
          <table:table-cell table:style-name="t5.B3" office:value-type="string">
            <text:p text:style-name="P14"><text:span text:style-name="T63">±</text:span><text:span text:style-name="T64">19</text:span></text:p>
          </table:table-cell>
          <table:table-cell table:style-name="t5.I3" office:value-type="string">
            <text:p text:style-name="P32">±15</text:p>
          </table:table-cell>
        </table:table-row>
        <table:table-row>
          <table:table-cell table:style-name="t5.A3" office:value-type="string">
            <text:p text:style-name="P20">80<text:span text:style-name="T32">.</text:span>0 mSv/h</text:p>
          </table:table-cell>
          <table:table-cell table:style-name="t5.B3" office:value-type="string">
            <text:p text:style-name="P21">$5-n2</text:p>
          </table:table-cell>
          <table:table-cell table:style-name="t5.B3" office:value-type="string">
            <text:p text:style-name="P21">$5-d2</text:p>
          </table:table-cell>
          <table:table-cell table:style-name="t5.D3" office:value-type="string">
            <text:section text:style-name="Sect1" text:name="Раздел24">
              <text:p text:style-name="P7">$5-m20</text:p>
              <text:p text:style-name="P42">$5-m21</text:p>
              <text:p text:style-name="P42">$5-m22</text:p>
              <text:p text:style-name="P42">$5-m23</text:p>
              <text:p text:style-name="P42">$5-m24</text:p>
            </text:section>
          </table:table-cell>
          <table:table-cell table:style-name="t5.B3" office:value-type="string">
            <text:p text:style-name="P21">$5-av2</text:p>
          </table:table-cell>
          <table:table-cell table:style-name="t5.B3" office:value-type="string">
            <text:p text:style-name="P21">$5-o2</text:p>
          </table:table-cell>
          <table:table-cell table:style-name="t5.B3" office:value-type="string">
            <text:p text:style-name="P21">$5-q2</text:p>
          </table:table-cell>
          <table:table-cell table:style-name="t5.B3" office:value-type="string">
            <text:p text:style-name="P14"><text:span text:style-name="T63">±</text:span><text:span text:style-name="T64">19</text:span></text:p>
          </table:table-cell>
          <table:table-cell table:style-name="t5.I3" office:value-type="string">
            <text:p text:style-name="P32">±15</text:p>
          </table:table-cell>
        </table:table-row>
        <table:table-row>
          <table:table-cell table:style-name="t5.A7" office:value-type="string">
            <text:p text:style-name="P60">800 mSv/h</text:p>
          </table:table-cell>
          <table:table-cell table:style-name="t5.B7" office:value-type="string">
            <text:p text:style-name="P21">$5-n3</text:p>
          </table:table-cell>
          <table:table-cell table:style-name="t5.B7" office:value-type="string">
            <text:p text:style-name="P21">$5-d3</text:p>
          </table:table-cell>
          <table:table-cell table:style-name="t5.D7" office:value-type="string">
            <text:section text:style-name="Sect1" text:name="Раздел25">
              <text:p text:style-name="P7">$5-m30</text:p>
              <text:p text:style-name="P42">$5-m31</text:p>
              <text:p text:style-name="P42">$5-m32</text:p>
              <text:p text:style-name="P42">$5-m33</text:p>
              <text:p text:style-name="P42">$5-m34</text:p>
            </text:section>
          </table:table-cell>
          <table:table-cell table:style-name="t5.B7" office:value-type="string">
            <text:p text:style-name="P21">$5-av3</text:p>
          </table:table-cell>
          <table:table-cell table:style-name="t5.B7" office:value-type="string">
            <text:p text:style-name="P21">$5-o3</text:p>
          </table:table-cell>
          <table:table-cell table:style-name="t5.B7" office:value-type="string">
            <text:p text:style-name="P21">$5-q3</text:p>
          </table:table-cell>
          <table:table-cell table:style-name="t5.B7" office:value-type="string">
            <text:p text:style-name="P14"><text:span text:style-name="T63">±</text:span><text:span text:style-name="T64">19</text:span></text:p>
          </table:table-cell>
          <table:table-cell table:style-name="t5.I7" office:value-type="string">
            <text:p text:style-name="P32">±15</text:p>
          </table:table-cell>
        </table:table-row>
      </table:table>
      <table:table table:name="s5" table:style-name="s5">
        <table:table-column table:style-name="s5.A" table:number-columns-repeated="9"/>
        <table:table-column table:style-name="s5.J"/>
        <table:table-row>
          <table:table-cell table:style-name="s5.A1" table:number-columns-spanned="10" office:value-type="string">
            <text:p text:style-name="P47"><text:span text:style-name="T19">AT2503B (</text:span><text:span text:style-name="T71">γ</text:span><text:span text:style-name="T19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8"><text:span text:style-name="T28">Actual dose value</text:span>,</text:p>
            <text:p text:style-name="P38"><text:span text:style-name="T21">H</text:span><text:span text:style-name="T38">p</text:span><text:span text:style-name="T37">0</text:span><text:span text:style-name="T19">(10)</text:span></text:p>
          </table:table-cell>
          <table:table-cell table:style-name="s5.B2" table:number-rows-spanned="2" office:value-type="string">
            <text:p text:style-name="P8">Dose rate,</text:p>
            <text:p text:style-name="P40"><text:span text:style-name="T33">Ḣ</text:span><text:span text:style-name="T43">oi</text:span><text:span text:style-name="T55">(10) /</text:span></text:p>
            <text:p text:style-name="P55">t, s</text:p>
          </table:table-cell>
          <table:table-cell table:style-name="s5.B2" table:number-rows-spanned="2" office:value-type="string">
            <text:p text:style-name="P56">Radiati<text:span text:style-name="T72">on source / </text:span></text:p>
            <text:p text:style-name="P54">d, cm</text:p>
          </table:table-cell>
          <table:table-cell table:style-name="s5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8">Response variation</text:p>
            <text:p text:style-name="P58"><text:span text:style-name="T52">R</text:span><text:span text:style-name="T41">w</text:span><text:span text:style-name="T38">i</text:span><text:span text:style-name="T32">,</text:span> %</text:p>
          </table:table-cell>
          <table:table-cell table:style-name="s5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5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5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8"><text:span text:style-name="T21">H</text:span><text:span text:style-name="T38">pi</text:span><text:span text:style-name="T19">(10)</text:span></text:p>
          </table:table-cell>
          <table:table-cell table:style-name="s5.D3" office:value-type="string">
            <text:p text:style-name="P38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5.D3" office:value-type="string">
            <text:p text:style-name="P38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20">4.0 <text:span text:style-name="T32">µSv</text:span></text:p>
          </table:table-cell>
          <table:table-cell table:style-name="s5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5.B4" office:value-type="string">
            <text:p text:style-name="P13"><text:s text:c="2"/>$5-<text:span text:style-name="T19">dn</text:span>_<text:span text:style-name="T32">1 <text:s/></text:span></text:p>
            <text:p text:style-name="P23"><text:span text:style-name="T32">$5-</text:span><text:span text:style-name="T19">dd_1</text:span></text:p>
          </table:table-cell>
          <table:table-cell table:style-name="s5.B4" office:value-type="string">
            <text:p text:style-name="P21">$5-d_dev_<text:span text:style-name="T32">1</text:span></text:p>
          </table:table-cell>
          <table:table-cell table:style-name="s5.B4" office:value-type="string">
            <text:p text:style-name="P21">$5-dose_<text:span text:style-name="T32">1</text:span></text:p>
          </table:table-cell>
          <table:table-cell table:style-name="s5.B4" office:value-type="string">
            <text:p text:style-name="P21">$5-d_res_<text:span text:style-name="T32">1</text:span></text:p>
          </table:table-cell>
          <table:table-cell table:style-name="s5.B4" office:value-type="string">
            <text:p text:style-name="P21">$5-o_pog_<text:span text:style-name="T32">1</text:span></text:p>
          </table:table-cell>
          <table:table-cell table:style-name="s5.B4" office:value-type="string">
            <text:p text:style-name="P62">±20</text:p>
          </table:table-cell>
          <table:table-cell table:style-name="s5.B4" office:value-type="string">
            <text:p text:style-name="P21">$5-d_gran_<text:span text:style-name="T32">1</text:span></text:p>
          </table:table-cell>
          <table:table-cell table:style-name="s5.J4" office:value-type="string">
            <text:p text:style-name="P14"><text:span text:style-name="T62">±</text:span>5</text:p>
          </table:table-cell>
        </table:table-row>
        <table:table-row>
          <table:table-cell table:style-name="s5.A5" office:value-type="string">
            <text:p text:style-name="P20">4.0 mSv</text:p>
          </table:table-cell>
          <table:table-cell table:style-name="s5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5.B5" office:value-type="string">
            <text:p text:style-name="P13"><text:s text:c="2"/>$5-<text:span text:style-name="T19">dn</text:span>_<text:span text:style-name="T32">2 <text:s/></text:span></text:p>
            <text:p text:style-name="P23"><text:span text:style-name="T32">$5-</text:span><text:span text:style-name="T19">dd_</text:span><text:span text:style-name="T32">2</text:span></text:p>
          </table:table-cell>
          <table:table-cell table:style-name="s5.B5" office:value-type="string">
            <text:p text:style-name="P21">$5-d_dev_<text:span text:style-name="T32">2</text:span></text:p>
          </table:table-cell>
          <table:table-cell table:style-name="s5.B5" office:value-type="string">
            <text:p text:style-name="P21">$5-dose_<text:span text:style-name="T32">2</text:span></text:p>
          </table:table-cell>
          <table:table-cell table:style-name="s5.B5" office:value-type="string">
            <text:p text:style-name="P21">$5-d_res_<text:span text:style-name="T32">2</text:span></text:p>
          </table:table-cell>
          <table:table-cell table:style-name="s5.B5" office:value-type="string">
            <text:p text:style-name="P21">$5-o_pog_<text:span text:style-name="T32">2</text:span></text:p>
          </table:table-cell>
          <table:table-cell table:style-name="s5.B5" office:value-type="string">
            <text:p text:style-name="P62">±19</text:p>
          </table:table-cell>
          <table:table-cell table:style-name="s5.B5" office:value-type="string">
            <text:p text:style-name="P21">$5-d_gran_<text:span text:style-name="T32">2</text:span></text:p>
          </table:table-cell>
          <table:table-cell table:style-name="s5.J5" office:value-type="string">
            <text:p text:style-name="P14"><text:span text:style-name="T63">±</text:span>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7"><text:span text:style-name="T2">AT2503B </text:span><text:span text:style-name="T19">(</text:span><text:span text:style-name="T71">γ</text:span><text:span text:style-name="T19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6.B2" office:value-type="string">
            <text:p text:style-name="P57">Radia-tion source <text:s/>number</text:p>
          </table:table-cell>
          <table:table-cell table:style-name="t6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6.B2" office:value-type="string">
            <text:p text:style-name="P37"><text:span text:style-name="T19">Dose rate measurement at check point</text:span>,</text:p>
            <text:p text:style-name="P37"><text:span text:style-name="T46">Ḣ</text:span><text:span text:style-name="T69">*</text:span><text:span text:style-name="T38">i</text:span><text:span text:style-name="T48">(10)</text:span></text:p>
          </table:table-cell>
          <table:table-cell table:style-name="t6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6.B2" office:value-type="string">
            <text:p text:style-name="P20"><text:span text:style-name="T29">Relative <text:s/>measure-ment</text:span> <text:span text:style-name="T19">error</text:span></text:p>
            <text:p text:style-name="P58"><text:span text:style-name="T33">θ</text:span><text:span text:style-name="T42">пр</text:span><text:span text:style-name="T38">i</text:span><text:span text:style-name="T32">,</text:span> %</text:p>
          </table:table-cell>
          <table:table-cell table:style-name="t6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6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6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6.A3" office:value-type="string">
            <text:p text:style-name="P39">Background</text:p>
          </table:table-cell>
          <table:table-cell table:style-name="t6.B3" office:value-type="string">
            <text:p text:style-name="P42">—</text:p>
          </table:table-cell>
          <table:table-cell table:style-name="t6.B3" office:value-type="string">
            <text:p text:style-name="P21">$6-d0</text:p>
          </table:table-cell>
          <table:table-cell table:style-name="t6.D3" office:value-type="string">
            <text:section text:style-name="Sect1" text:name="Раздел26">
              <text:p text:style-name="P42">$6-bg0</text:p>
              <text:p text:style-name="P42">$6-bg1</text:p>
              <text:p text:style-name="P42">$6-bg2</text:p>
              <text:p text:style-name="P42">$6-bg3</text:p>
              <text:p text:style-name="P42">$6-bg4</text:p>
              <text:p text:style-name="P42">$6-bg5</text:p>
              <text:p text:style-name="P42">$6-bg6</text:p>
              <text:p text:style-name="P42">$6-bg7</text:p>
              <text:p text:style-name="P38"/>
            </text:section>
          </table:table-cell>
          <table:table-cell table:style-name="t6.B3" office:value-type="string">
            <text:p text:style-name="P21">$6-av-bg</text:p>
          </table:table-cell>
          <table:table-cell table:style-name="t6.B3" office:value-type="string">
            <text:p text:style-name="P21">—</text:p>
          </table:table-cell>
          <table:table-cell table:style-name="t6.B3" office:value-type="string">
            <text:p text:style-name="P21">—</text:p>
          </table:table-cell>
          <table:table-cell table:style-name="t6.B3" office:value-type="string">
            <text:p text:style-name="P21">—</text:p>
          </table:table-cell>
          <table:table-cell table:style-name="t6.I3" office:value-type="string">
            <text:p text:style-name="P16">—</text:p>
          </table:table-cell>
        </table:table-row>
        <table:table-row>
          <table:table-cell table:style-name="t6.A3" office:value-type="string">
            <text:p text:style-name="P20">0.80 µSv/h</text:p>
          </table:table-cell>
          <table:table-cell table:style-name="t6.B3" office:value-type="string">
            <text:p text:style-name="P21">$6-n0</text:p>
          </table:table-cell>
          <table:table-cell table:style-name="t6.B3" office:value-type="string">
            <text:p text:style-name="P21">$6-d0</text:p>
          </table:table-cell>
          <table:table-cell table:style-name="t6.D3" office:value-type="string">
            <text:section text:style-name="Sect1" text:name="Раздел27">
              <text:p text:style-name="P42">$6-m00</text:p>
              <text:p text:style-name="P42">$6-m01</text:p>
              <text:p text:style-name="P42">$6-m02</text:p>
              <text:p text:style-name="P42">$6-m03</text:p>
              <text:p text:style-name="P42">$6-m04</text:p>
              <text:p text:style-name="P42">$6-m05</text:p>
              <text:p text:style-name="P42">$6-m06</text:p>
              <text:p text:style-name="P42">$6-m07</text:p>
              <text:p text:style-name="P42"/>
            </text:section>
          </table:table-cell>
          <table:table-cell table:style-name="t6.B3" office:value-type="string">
            <text:p text:style-name="P21">$6-av0</text:p>
          </table:table-cell>
          <table:table-cell table:style-name="t6.B3" office:value-type="string">
            <text:p text:style-name="P21">$6-o0</text:p>
          </table:table-cell>
          <table:table-cell table:style-name="t6.B3" office:value-type="string">
            <text:p text:style-name="P21">$6-q0</text:p>
          </table:table-cell>
          <table:table-cell table:style-name="t6.B3" office:value-type="string">
            <text:p text:style-name="P14"><text:span text:style-name="T63">±</text:span><text:span text:style-name="T64">20</text:span></text:p>
          </table:table-cell>
          <table:table-cell table:style-name="t6.I3" office:value-type="string">
            <text:p text:style-name="P32">±20</text:p>
          </table:table-cell>
        </table:table-row>
        <table:table-row>
          <table:table-cell table:style-name="t6.A3" office:value-type="string">
            <text:p text:style-name="P20">4.0 mSv/h</text:p>
          </table:table-cell>
          <table:table-cell table:style-name="t6.B3" office:value-type="string">
            <text:p text:style-name="P21">$6-n1</text:p>
          </table:table-cell>
          <table:table-cell table:style-name="t6.B3" office:value-type="string">
            <text:p text:style-name="P21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42">$6-m11</text:p>
              <text:p text:style-name="P42">$6-m12</text:p>
              <text:p text:style-name="P42">$6-m13</text:p>
              <text:p text:style-name="P42">$6-m14</text:p>
            </text:section>
          </table:table-cell>
          <table:table-cell table:style-name="t6.B3" office:value-type="string">
            <text:p text:style-name="P21">$6-av1</text:p>
          </table:table-cell>
          <table:table-cell table:style-name="t6.B3" office:value-type="string">
            <text:p text:style-name="P21">$6-o1</text:p>
          </table:table-cell>
          <table:table-cell table:style-name="t6.B3" office:value-type="string">
            <text:p text:style-name="P21">$6-q1</text:p>
          </table:table-cell>
          <table:table-cell table:style-name="t6.B3" office:value-type="string">
            <text:p text:style-name="P14"><text:span text:style-name="T63">±</text:span><text:span text:style-name="T64">19</text:span></text:p>
          </table:table-cell>
          <table:table-cell table:style-name="t6.I3" office:value-type="string">
            <text:p text:style-name="P32">±15</text:p>
          </table:table-cell>
        </table:table-row>
        <table:table-row>
          <table:table-cell table:style-name="t6.A3" office:value-type="string">
            <text:p text:style-name="P20">80<text:span text:style-name="T32">.</text:span>0 mSv/h</text:p>
          </table:table-cell>
          <table:table-cell table:style-name="t6.B3" office:value-type="string">
            <text:p text:style-name="P21">$6-n2</text:p>
          </table:table-cell>
          <table:table-cell table:style-name="t6.B3" office:value-type="string">
            <text:p text:style-name="P21">$6-d2</text:p>
          </table:table-cell>
          <table:table-cell table:style-name="t6.D3" office:value-type="string">
            <text:section text:style-name="Sect1" text:name="Раздел29">
              <text:p text:style-name="P7">$6-m20</text:p>
              <text:p text:style-name="P42">$6-m21</text:p>
              <text:p text:style-name="P42">$6-m22</text:p>
              <text:p text:style-name="P42">$6-m23</text:p>
              <text:p text:style-name="P42">$6-m24</text:p>
            </text:section>
          </table:table-cell>
          <table:table-cell table:style-name="t6.B3" office:value-type="string">
            <text:p text:style-name="P21">$6-av2</text:p>
          </table:table-cell>
          <table:table-cell table:style-name="t6.B3" office:value-type="string">
            <text:p text:style-name="P21">$6-o2</text:p>
          </table:table-cell>
          <table:table-cell table:style-name="t6.B3" office:value-type="string">
            <text:p text:style-name="P21">$6-q2</text:p>
          </table:table-cell>
          <table:table-cell table:style-name="t6.B3" office:value-type="string">
            <text:p text:style-name="P14"><text:span text:style-name="T63">±</text:span><text:span text:style-name="T64">19</text:span></text:p>
          </table:table-cell>
          <table:table-cell table:style-name="t6.I3" office:value-type="string">
            <text:p text:style-name="P32">±15</text:p>
          </table:table-cell>
        </table:table-row>
        <table:table-row>
          <table:table-cell table:style-name="t6.A7" office:value-type="string">
            <text:p text:style-name="P60">800 mSv/h</text:p>
          </table:table-cell>
          <table:table-cell table:style-name="t6.B7" office:value-type="string">
            <text:p text:style-name="P21">$6-n3</text:p>
          </table:table-cell>
          <table:table-cell table:style-name="t6.B7" office:value-type="string">
            <text:p text:style-name="P21">$6-d3</text:p>
          </table:table-cell>
          <table:table-cell table:style-name="t6.D7" office:value-type="string">
            <text:section text:style-name="Sect1" text:name="Раздел30">
              <text:p text:style-name="P7">$6-m30</text:p>
              <text:p text:style-name="P42">$6-m31</text:p>
              <text:p text:style-name="P42">$6-m32</text:p>
              <text:p text:style-name="P42">$6-m33</text:p>
              <text:p text:style-name="P42">$6-m34</text:p>
            </text:section>
          </table:table-cell>
          <table:table-cell table:style-name="t6.B7" office:value-type="string">
            <text:p text:style-name="P21">$6-av3</text:p>
          </table:table-cell>
          <table:table-cell table:style-name="t6.B7" office:value-type="string">
            <text:p text:style-name="P21">$6-o3</text:p>
          </table:table-cell>
          <table:table-cell table:style-name="t6.B7" office:value-type="string">
            <text:p text:style-name="P21">$6-q3</text:p>
          </table:table-cell>
          <table:table-cell table:style-name="t6.B7" office:value-type="string">
            <text:p text:style-name="P14"><text:span text:style-name="T63">±</text:span><text:span text:style-name="T64">19</text:span></text:p>
          </table:table-cell>
          <table:table-cell table:style-name="t6.I7" office:value-type="string">
            <text:p text:style-name="P32">±15</text:p>
          </table:table-cell>
        </table:table-row>
      </table:table>
      <table:table table:name="s6" table:style-name="s6">
        <table:table-column table:style-name="s6.A" table:number-columns-repeated="9"/>
        <table:table-column table:style-name="s6.J"/>
        <table:table-row>
          <table:table-cell table:style-name="s6.A1" table:number-columns-spanned="10" office:value-type="string">
            <text:p text:style-name="P47"><text:span text:style-name="T19">AT2503B (</text:span><text:span text:style-name="T71">γ</text:span><text:span text:style-name="T19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8"><text:span text:style-name="T28">Actual dose value</text:span>,</text:p>
            <text:p text:style-name="P38"><text:span text:style-name="T21">H</text:span><text:span text:style-name="T38">p</text:span><text:span text:style-name="T37">0</text:span><text:span text:style-name="T19">(10)</text:span></text:p>
          </table:table-cell>
          <table:table-cell table:style-name="s6.B2" table:number-rows-spanned="2" office:value-type="string">
            <text:p text:style-name="P8">Dose rate,</text:p>
            <text:p text:style-name="P40"><text:span text:style-name="T33">Ḣ</text:span><text:span text:style-name="T43">oi</text:span><text:span text:style-name="T55">(10) /</text:span></text:p>
            <text:p text:style-name="P55">t, s</text:p>
          </table:table-cell>
          <table:table-cell table:style-name="s6.B2" table:number-rows-spanned="2" office:value-type="string">
            <text:p text:style-name="P56">Radiati<text:span text:style-name="T72">on source / </text:span></text:p>
            <text:p text:style-name="P54">d, cm</text:p>
          </table:table-cell>
          <table:table-cell table:style-name="s6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8">Response variation</text:p>
            <text:p text:style-name="P58"><text:span text:style-name="T52">R</text:span><text:span text:style-name="T41">w</text:span><text:span text:style-name="T38">i</text:span><text:span text:style-name="T32">,</text:span> %</text:p>
          </table:table-cell>
          <table:table-cell table:style-name="s6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6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6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8"><text:span text:style-name="T21">H</text:span><text:span text:style-name="T38">pi</text:span><text:span text:style-name="T19">(10)</text:span></text:p>
          </table:table-cell>
          <table:table-cell table:style-name="s6.D3" office:value-type="string">
            <text:p text:style-name="P38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6.D3" office:value-type="string">
            <text:p text:style-name="P38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20">4.0 <text:span text:style-name="T32">µSv</text:span></text:p>
          </table:table-cell>
          <table:table-cell table:style-name="s6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6.B4" office:value-type="string">
            <text:p text:style-name="P13"><text:s text:c="2"/>$6-<text:span text:style-name="T19">dn</text:span>_<text:span text:style-name="T32">1 <text:s/></text:span></text:p>
            <text:p text:style-name="P23"><text:span text:style-name="T32">$6-</text:span><text:span text:style-name="T19">dd_1</text:span></text:p>
          </table:table-cell>
          <table:table-cell table:style-name="s6.B4" office:value-type="string">
            <text:p text:style-name="P21">$6-d_dev_<text:span text:style-name="T32">1</text:span></text:p>
          </table:table-cell>
          <table:table-cell table:style-name="s6.B4" office:value-type="string">
            <text:p text:style-name="P21">$6-dose_<text:span text:style-name="T32">1</text:span></text:p>
          </table:table-cell>
          <table:table-cell table:style-name="s6.B4" office:value-type="string">
            <text:p text:style-name="P21">$6-d_res_<text:span text:style-name="T32">1</text:span></text:p>
          </table:table-cell>
          <table:table-cell table:style-name="s6.B4" office:value-type="string">
            <text:p text:style-name="P21">$6-o_pog_<text:span text:style-name="T32">1</text:span></text:p>
          </table:table-cell>
          <table:table-cell table:style-name="s6.B4" office:value-type="string">
            <text:p text:style-name="P62">±20</text:p>
          </table:table-cell>
          <table:table-cell table:style-name="s6.B4" office:value-type="string">
            <text:p text:style-name="P21">$6-d_gran_<text:span text:style-name="T32">1</text:span></text:p>
          </table:table-cell>
          <table:table-cell table:style-name="s6.J4" office:value-type="string">
            <text:p text:style-name="P14"><text:span text:style-name="T62">±</text:span>5</text:p>
          </table:table-cell>
        </table:table-row>
        <table:table-row>
          <table:table-cell table:style-name="s6.A5" office:value-type="string">
            <text:p text:style-name="P20">4.0 mSv</text:p>
          </table:table-cell>
          <table:table-cell table:style-name="s6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6.B5" office:value-type="string">
            <text:p text:style-name="P13"><text:s text:c="2"/>$6-<text:span text:style-name="T19">dn</text:span>_<text:span text:style-name="T32">2 <text:s/></text:span></text:p>
            <text:p text:style-name="P23"><text:span text:style-name="T32">$6-</text:span><text:span text:style-name="T19">dd_</text:span><text:span text:style-name="T32">2</text:span></text:p>
          </table:table-cell>
          <table:table-cell table:style-name="s6.B5" office:value-type="string">
            <text:p text:style-name="P21">$6-d_dev_<text:span text:style-name="T32">2</text:span></text:p>
          </table:table-cell>
          <table:table-cell table:style-name="s6.B5" office:value-type="string">
            <text:p text:style-name="P21">$6-dose_<text:span text:style-name="T32">2</text:span></text:p>
          </table:table-cell>
          <table:table-cell table:style-name="s6.B5" office:value-type="string">
            <text:p text:style-name="P21">$6-d_res_<text:span text:style-name="T32">2</text:span></text:p>
          </table:table-cell>
          <table:table-cell table:style-name="s6.B5" office:value-type="string">
            <text:p text:style-name="P21">$6-o_pog_<text:span text:style-name="T32">2</text:span></text:p>
          </table:table-cell>
          <table:table-cell table:style-name="s6.B5" office:value-type="string">
            <text:p text:style-name="P62">±19</text:p>
          </table:table-cell>
          <table:table-cell table:style-name="s6.B5" office:value-type="string">
            <text:p text:style-name="P21">$6-d_gran_<text:span text:style-name="T32">2</text:span></text:p>
          </table:table-cell>
          <table:table-cell table:style-name="s6.J5" office:value-type="string">
            <text:p text:style-name="P14"><text:span text:style-name="T63">±</text:span>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47"><text:span text:style-name="T2">AT2503B </text:span><text:span text:style-name="T19">(</text:span><text:span text:style-name="T71">γ</text:span><text:span text:style-name="T19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7.B2" office:value-type="string">
            <text:p text:style-name="P57">Radia-tion source <text:s/>number</text:p>
          </table:table-cell>
          <table:table-cell table:style-name="t7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7.B2" office:value-type="string">
            <text:p text:style-name="P37"><text:span text:style-name="T19">Dose rate measurement at check point</text:span>,</text:p>
            <text:p text:style-name="P37"><text:span text:style-name="T46">Ḣ</text:span><text:span text:style-name="T69">*</text:span><text:span text:style-name="T38">i</text:span><text:span text:style-name="T48">(10)</text:span></text:p>
          </table:table-cell>
          <table:table-cell table:style-name="t7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7.B2" office:value-type="string">
            <text:p text:style-name="P20"><text:span text:style-name="T29">Relative <text:s/>measure-ment</text:span> <text:span text:style-name="T19">error</text:span></text:p>
            <text:p text:style-name="P58"><text:span text:style-name="T33">θ</text:span><text:span text:style-name="T42">пр</text:span><text:span text:style-name="T38">i</text:span><text:span text:style-name="T32">,</text:span> %</text:p>
          </table:table-cell>
          <table:table-cell table:style-name="t7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7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7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7.A3" office:value-type="string">
            <text:p text:style-name="P39">Background</text:p>
          </table:table-cell>
          <table:table-cell table:style-name="t7.B3" office:value-type="string">
            <text:p text:style-name="P42">—</text:p>
          </table:table-cell>
          <table:table-cell table:style-name="t7.B3" office:value-type="string">
            <text:p text:style-name="P21">$7-d0</text:p>
          </table:table-cell>
          <table:table-cell table:style-name="t7.D3" office:value-type="string">
            <text:section text:style-name="Sect1" text:name="Раздел31">
              <text:p text:style-name="P42">$7-bg0</text:p>
              <text:p text:style-name="P42">$7-bg1</text:p>
              <text:p text:style-name="P42">$7-bg2</text:p>
              <text:p text:style-name="P42">$7-bg3</text:p>
              <text:p text:style-name="P42">$7-bg4</text:p>
              <text:p text:style-name="P42">$7-bg5</text:p>
              <text:p text:style-name="P42">$7-bg6</text:p>
              <text:p text:style-name="P42">$7-bg7</text:p>
              <text:p text:style-name="P38"/>
            </text:section>
          </table:table-cell>
          <table:table-cell table:style-name="t7.B3" office:value-type="string">
            <text:p text:style-name="P21">$7-av-bg</text:p>
          </table:table-cell>
          <table:table-cell table:style-name="t7.B3" office:value-type="string">
            <text:p text:style-name="P21">—</text:p>
          </table:table-cell>
          <table:table-cell table:style-name="t7.B3" office:value-type="string">
            <text:p text:style-name="P21">—</text:p>
          </table:table-cell>
          <table:table-cell table:style-name="t7.B3" office:value-type="string">
            <text:p text:style-name="P21">—</text:p>
          </table:table-cell>
          <table:table-cell table:style-name="t7.I3" office:value-type="string">
            <text:p text:style-name="P16">—</text:p>
          </table:table-cell>
        </table:table-row>
        <table:table-row>
          <table:table-cell table:style-name="t7.A3" office:value-type="string">
            <text:p text:style-name="P20">0.80 µSv/h</text:p>
          </table:table-cell>
          <table:table-cell table:style-name="t7.B3" office:value-type="string">
            <text:p text:style-name="P21">$7-n0</text:p>
          </table:table-cell>
          <table:table-cell table:style-name="t7.B3" office:value-type="string">
            <text:p text:style-name="P21">$7-d0</text:p>
          </table:table-cell>
          <table:table-cell table:style-name="t7.D3" office:value-type="string">
            <text:section text:style-name="Sect1" text:name="Раздел32">
              <text:p text:style-name="P42">$7-m00</text:p>
              <text:p text:style-name="P42">$7-m01</text:p>
              <text:p text:style-name="P42">$7-m02</text:p>
              <text:p text:style-name="P42">$7-m03</text:p>
              <text:p text:style-name="P42">$7-m04</text:p>
              <text:p text:style-name="P42">$7-m05</text:p>
              <text:p text:style-name="P42">$7-m06</text:p>
              <text:p text:style-name="P42">$7-m07</text:p>
              <text:p text:style-name="P42"/>
            </text:section>
          </table:table-cell>
          <table:table-cell table:style-name="t7.B3" office:value-type="string">
            <text:p text:style-name="P21">$7-av0</text:p>
          </table:table-cell>
          <table:table-cell table:style-name="t7.B3" office:value-type="string">
            <text:p text:style-name="P21">$7-o0</text:p>
          </table:table-cell>
          <table:table-cell table:style-name="t7.B3" office:value-type="string">
            <text:p text:style-name="P21">$7-q0</text:p>
          </table:table-cell>
          <table:table-cell table:style-name="t7.B3" office:value-type="string">
            <text:p text:style-name="P14"><text:span text:style-name="T63">±</text:span><text:span text:style-name="T64">20</text:span></text:p>
          </table:table-cell>
          <table:table-cell table:style-name="t7.I3" office:value-type="string">
            <text:p text:style-name="P32">±20</text:p>
          </table:table-cell>
        </table:table-row>
        <table:table-row>
          <table:table-cell table:style-name="t7.A3" office:value-type="string">
            <text:p text:style-name="P20">4.0 mSv/h</text:p>
          </table:table-cell>
          <table:table-cell table:style-name="t7.B3" office:value-type="string">
            <text:p text:style-name="P21">$7-n1</text:p>
          </table:table-cell>
          <table:table-cell table:style-name="t7.B3" office:value-type="string">
            <text:p text:style-name="P21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42">$7-m11</text:p>
              <text:p text:style-name="P42">$7-m12</text:p>
              <text:p text:style-name="P42">$7-m13</text:p>
              <text:p text:style-name="P42">$7-m14</text:p>
            </text:section>
          </table:table-cell>
          <table:table-cell table:style-name="t7.B3" office:value-type="string">
            <text:p text:style-name="P21">$7-av1</text:p>
          </table:table-cell>
          <table:table-cell table:style-name="t7.B3" office:value-type="string">
            <text:p text:style-name="P21">$7-o1</text:p>
          </table:table-cell>
          <table:table-cell table:style-name="t7.B3" office:value-type="string">
            <text:p text:style-name="P21">$7-q1</text:p>
          </table:table-cell>
          <table:table-cell table:style-name="t7.B3" office:value-type="string">
            <text:p text:style-name="P14"><text:span text:style-name="T63">±</text:span><text:span text:style-name="T64">19</text:span></text:p>
          </table:table-cell>
          <table:table-cell table:style-name="t7.I3" office:value-type="string">
            <text:p text:style-name="P32">±15</text:p>
          </table:table-cell>
        </table:table-row>
        <table:table-row>
          <table:table-cell table:style-name="t7.A3" office:value-type="string">
            <text:p text:style-name="P20">80<text:span text:style-name="T32">.</text:span>0 mSv/h</text:p>
          </table:table-cell>
          <table:table-cell table:style-name="t7.B3" office:value-type="string">
            <text:p text:style-name="P21">$7-n2</text:p>
          </table:table-cell>
          <table:table-cell table:style-name="t7.B3" office:value-type="string">
            <text:p text:style-name="P21">$7-d2</text:p>
          </table:table-cell>
          <table:table-cell table:style-name="t7.D3" office:value-type="string">
            <text:section text:style-name="Sect1" text:name="Раздел34">
              <text:p text:style-name="P7">$7-m20</text:p>
              <text:p text:style-name="P42">$7-m21</text:p>
              <text:p text:style-name="P42">$7-m22</text:p>
              <text:p text:style-name="P42">$7-m23</text:p>
              <text:p text:style-name="P42">$7-m24</text:p>
            </text:section>
          </table:table-cell>
          <table:table-cell table:style-name="t7.B3" office:value-type="string">
            <text:p text:style-name="P21">$7-av2</text:p>
          </table:table-cell>
          <table:table-cell table:style-name="t7.B3" office:value-type="string">
            <text:p text:style-name="P21">$7-o2</text:p>
          </table:table-cell>
          <table:table-cell table:style-name="t7.B3" office:value-type="string">
            <text:p text:style-name="P21">$7-q2</text:p>
          </table:table-cell>
          <table:table-cell table:style-name="t7.B3" office:value-type="string">
            <text:p text:style-name="P14"><text:span text:style-name="T63">±</text:span><text:span text:style-name="T64">19</text:span></text:p>
          </table:table-cell>
          <table:table-cell table:style-name="t7.I3" office:value-type="string">
            <text:p text:style-name="P32">±15</text:p>
          </table:table-cell>
        </table:table-row>
        <table:table-row>
          <table:table-cell table:style-name="t7.A7" office:value-type="string">
            <text:p text:style-name="P60">800 mSv/h</text:p>
          </table:table-cell>
          <table:table-cell table:style-name="t7.B7" office:value-type="string">
            <text:p text:style-name="P21">$7-n3</text:p>
          </table:table-cell>
          <table:table-cell table:style-name="t7.B7" office:value-type="string">
            <text:p text:style-name="P21">$7-d3</text:p>
          </table:table-cell>
          <table:table-cell table:style-name="t7.D7" office:value-type="string">
            <text:section text:style-name="Sect1" text:name="Раздел35">
              <text:p text:style-name="P7">$7-m30</text:p>
              <text:p text:style-name="P42">$7-m31</text:p>
              <text:p text:style-name="P42">$7-m32</text:p>
              <text:p text:style-name="P42">$7-m33</text:p>
              <text:p text:style-name="P42">$7-m34</text:p>
            </text:section>
          </table:table-cell>
          <table:table-cell table:style-name="t7.B7" office:value-type="string">
            <text:p text:style-name="P21">$7-av3</text:p>
          </table:table-cell>
          <table:table-cell table:style-name="t7.B7" office:value-type="string">
            <text:p text:style-name="P21">$7-o3</text:p>
          </table:table-cell>
          <table:table-cell table:style-name="t7.B7" office:value-type="string">
            <text:p text:style-name="P21">$7-q3</text:p>
          </table:table-cell>
          <table:table-cell table:style-name="t7.B7" office:value-type="string">
            <text:p text:style-name="P14"><text:span text:style-name="T63">±</text:span><text:span text:style-name="T64">19</text:span></text:p>
          </table:table-cell>
          <table:table-cell table:style-name="t7.I7" office:value-type="string">
            <text:p text:style-name="P32">±15</text:p>
          </table:table-cell>
        </table:table-row>
      </table:table>
      <table:table table:name="s7" table:style-name="s7">
        <table:table-column table:style-name="s7.A" table:number-columns-repeated="9"/>
        <table:table-column table:style-name="s7.J"/>
        <table:table-row>
          <table:table-cell table:style-name="s7.A1" table:number-columns-spanned="10" office:value-type="string">
            <text:p text:style-name="P47"><text:span text:style-name="T19">AT2503B (</text:span><text:span text:style-name="T71">γ</text:span><text:span text:style-name="T19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8"><text:span text:style-name="T28">Actual dose value</text:span>,</text:p>
            <text:p text:style-name="P38"><text:span text:style-name="T21">H</text:span><text:span text:style-name="T38">p</text:span><text:span text:style-name="T37">0</text:span><text:span text:style-name="T19">(10)</text:span></text:p>
          </table:table-cell>
          <table:table-cell table:style-name="s7.B2" table:number-rows-spanned="2" office:value-type="string">
            <text:p text:style-name="P8">Dose rate,</text:p>
            <text:p text:style-name="P40"><text:span text:style-name="T33">Ḣ</text:span><text:span text:style-name="T43">oi</text:span><text:span text:style-name="T55">(10) /</text:span></text:p>
            <text:p text:style-name="P55">t, s</text:p>
          </table:table-cell>
          <table:table-cell table:style-name="s7.B2" table:number-rows-spanned="2" office:value-type="string">
            <text:p text:style-name="P56">Radiati<text:span text:style-name="T72">on source / </text:span></text:p>
            <text:p text:style-name="P54">d, cm</text:p>
          </table:table-cell>
          <table:table-cell table:style-name="s7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8">Response variation</text:p>
            <text:p text:style-name="P58"><text:span text:style-name="T52">R</text:span><text:span text:style-name="T41">w</text:span><text:span text:style-name="T38">i</text:span><text:span text:style-name="T32">,</text:span> %</text:p>
          </table:table-cell>
          <table:table-cell table:style-name="s7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7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7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8"><text:span text:style-name="T21">H</text:span><text:span text:style-name="T38">pi</text:span><text:span text:style-name="T19">(10)</text:span></text:p>
          </table:table-cell>
          <table:table-cell table:style-name="s7.D3" office:value-type="string">
            <text:p text:style-name="P38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7.D3" office:value-type="string">
            <text:p text:style-name="P38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20">4.0 <text:span text:style-name="T32">µSv</text:span></text:p>
          </table:table-cell>
          <table:table-cell table:style-name="s7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7.B4" office:value-type="string">
            <text:p text:style-name="P13"><text:s text:c="2"/>$7-<text:span text:style-name="T19">dn</text:span>_<text:span text:style-name="T32">1 <text:s/></text:span></text:p>
            <text:p text:style-name="P23"><text:span text:style-name="T32">$7-</text:span><text:span text:style-name="T19">dd_1</text:span></text:p>
          </table:table-cell>
          <table:table-cell table:style-name="s7.B4" office:value-type="string">
            <text:p text:style-name="P21">$7-d_dev_<text:span text:style-name="T32">1</text:span></text:p>
          </table:table-cell>
          <table:table-cell table:style-name="s7.B4" office:value-type="string">
            <text:p text:style-name="P21">$7-dose_<text:span text:style-name="T32">1</text:span></text:p>
          </table:table-cell>
          <table:table-cell table:style-name="s7.B4" office:value-type="string">
            <text:p text:style-name="P21">$7-d_res_<text:span text:style-name="T32">1</text:span></text:p>
          </table:table-cell>
          <table:table-cell table:style-name="s7.B4" office:value-type="string">
            <text:p text:style-name="P21">$7-o_pog_<text:span text:style-name="T32">1</text:span></text:p>
          </table:table-cell>
          <table:table-cell table:style-name="s7.B4" office:value-type="string">
            <text:p text:style-name="P62">±20</text:p>
          </table:table-cell>
          <table:table-cell table:style-name="s7.B4" office:value-type="string">
            <text:p text:style-name="P21">$7-d_gran_<text:span text:style-name="T32">1</text:span></text:p>
          </table:table-cell>
          <table:table-cell table:style-name="s7.J4" office:value-type="string">
            <text:p text:style-name="P14"><text:span text:style-name="T62">±</text:span>5</text:p>
          </table:table-cell>
        </table:table-row>
        <table:table-row>
          <table:table-cell table:style-name="s7.A5" office:value-type="string">
            <text:p text:style-name="P20">4.0 mSv</text:p>
          </table:table-cell>
          <table:table-cell table:style-name="s7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7.B5" office:value-type="string">
            <text:p text:style-name="P13"><text:s text:c="2"/>$7-<text:span text:style-name="T19">dn</text:span>_<text:span text:style-name="T32">2 <text:s/></text:span></text:p>
            <text:p text:style-name="P23"><text:span text:style-name="T32">$7-</text:span><text:span text:style-name="T19">dd_</text:span><text:span text:style-name="T32">2</text:span></text:p>
          </table:table-cell>
          <table:table-cell table:style-name="s7.B5" office:value-type="string">
            <text:p text:style-name="P21">$7-d_dev_<text:span text:style-name="T32">2</text:span></text:p>
          </table:table-cell>
          <table:table-cell table:style-name="s7.B5" office:value-type="string">
            <text:p text:style-name="P21">$7-dose_<text:span text:style-name="T32">2</text:span></text:p>
          </table:table-cell>
          <table:table-cell table:style-name="s7.B5" office:value-type="string">
            <text:p text:style-name="P21">$7-d_res_<text:span text:style-name="T32">2</text:span></text:p>
          </table:table-cell>
          <table:table-cell table:style-name="s7.B5" office:value-type="string">
            <text:p text:style-name="P21">$7-o_pog_<text:span text:style-name="T32">2</text:span></text:p>
          </table:table-cell>
          <table:table-cell table:style-name="s7.B5" office:value-type="string">
            <text:p text:style-name="P62">±19</text:p>
          </table:table-cell>
          <table:table-cell table:style-name="s7.B5" office:value-type="string">
            <text:p text:style-name="P21">$7-d_gran_<text:span text:style-name="T32">2</text:span></text:p>
          </table:table-cell>
          <table:table-cell table:style-name="s7.J5" office:value-type="string">
            <text:p text:style-name="P14"><text:span text:style-name="T63">±</text:span>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47"><text:span text:style-name="T2">AT2503B </text:span><text:span text:style-name="T19">(</text:span><text:span text:style-name="T71">γ</text:span><text:span text:style-name="T19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8.B2" office:value-type="string">
            <text:p text:style-name="P57">Radia-tion source <text:s/>number</text:p>
          </table:table-cell>
          <table:table-cell table:style-name="t8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8.B2" office:value-type="string">
            <text:p text:style-name="P37"><text:span text:style-name="T19">Dose rate measurement at check point</text:span>,</text:p>
            <text:p text:style-name="P37"><text:span text:style-name="T46">Ḣ</text:span><text:span text:style-name="T69">*</text:span><text:span text:style-name="T38">i</text:span><text:span text:style-name="T48">(10)</text:span></text:p>
          </table:table-cell>
          <table:table-cell table:style-name="t8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8.B2" office:value-type="string">
            <text:p text:style-name="P20"><text:span text:style-name="T29">Relative <text:s/>measure-ment</text:span> <text:span text:style-name="T19">error</text:span></text:p>
            <text:p text:style-name="P58"><text:span text:style-name="T33">θ</text:span><text:span text:style-name="T42">пр</text:span><text:span text:style-name="T38">i</text:span><text:span text:style-name="T32">,</text:span> %</text:p>
          </table:table-cell>
          <table:table-cell table:style-name="t8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8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8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8.A3" office:value-type="string">
            <text:p text:style-name="P39">Background</text:p>
          </table:table-cell>
          <table:table-cell table:style-name="t8.B3" office:value-type="string">
            <text:p text:style-name="P42">—</text:p>
          </table:table-cell>
          <table:table-cell table:style-name="t8.B3" office:value-type="string">
            <text:p text:style-name="P21">$8-d0</text:p>
          </table:table-cell>
          <table:table-cell table:style-name="t8.D3" office:value-type="string">
            <text:section text:style-name="Sect1" text:name="Раздел36">
              <text:p text:style-name="P42">$8-bg0</text:p>
              <text:p text:style-name="P42">$8-bg1</text:p>
              <text:p text:style-name="P42">$8-bg2</text:p>
              <text:p text:style-name="P42">$8-bg3</text:p>
              <text:p text:style-name="P42">$8-bg4</text:p>
              <text:p text:style-name="P42">$8-bg5</text:p>
              <text:p text:style-name="P42">$8-bg6</text:p>
              <text:p text:style-name="P42">$8-bg7</text:p>
              <text:p text:style-name="P38"/>
            </text:section>
          </table:table-cell>
          <table:table-cell table:style-name="t8.B3" office:value-type="string">
            <text:p text:style-name="P21">$8-av-bg</text:p>
          </table:table-cell>
          <table:table-cell table:style-name="t8.B3" office:value-type="string">
            <text:p text:style-name="P21">—</text:p>
          </table:table-cell>
          <table:table-cell table:style-name="t8.B3" office:value-type="string">
            <text:p text:style-name="P21">—</text:p>
          </table:table-cell>
          <table:table-cell table:style-name="t8.B3" office:value-type="string">
            <text:p text:style-name="P21">—</text:p>
          </table:table-cell>
          <table:table-cell table:style-name="t8.I3" office:value-type="string">
            <text:p text:style-name="P16">—</text:p>
          </table:table-cell>
        </table:table-row>
        <table:table-row>
          <table:table-cell table:style-name="t8.A3" office:value-type="string">
            <text:p text:style-name="P20">0.80 µSv/h</text:p>
          </table:table-cell>
          <table:table-cell table:style-name="t8.B3" office:value-type="string">
            <text:p text:style-name="P21">$8-n0</text:p>
          </table:table-cell>
          <table:table-cell table:style-name="t8.B3" office:value-type="string">
            <text:p text:style-name="P21">$8-d0</text:p>
          </table:table-cell>
          <table:table-cell table:style-name="t8.D3" office:value-type="string">
            <text:section text:style-name="Sect1" text:name="Раздел37">
              <text:p text:style-name="P42">$8-m00</text:p>
              <text:p text:style-name="P42">$8-m01</text:p>
              <text:p text:style-name="P42">$8-m02</text:p>
              <text:p text:style-name="P42">$8-m03</text:p>
              <text:p text:style-name="P42">$8-m04</text:p>
              <text:p text:style-name="P42">$8-m05</text:p>
              <text:p text:style-name="P42">$8-m06</text:p>
              <text:p text:style-name="P42">$8-m07</text:p>
              <text:p text:style-name="P42"/>
            </text:section>
          </table:table-cell>
          <table:table-cell table:style-name="t8.B3" office:value-type="string">
            <text:p text:style-name="P21">$8-av0</text:p>
          </table:table-cell>
          <table:table-cell table:style-name="t8.B3" office:value-type="string">
            <text:p text:style-name="P21">$8-o0</text:p>
          </table:table-cell>
          <table:table-cell table:style-name="t8.B3" office:value-type="string">
            <text:p text:style-name="P21">$8-q0</text:p>
          </table:table-cell>
          <table:table-cell table:style-name="t8.B3" office:value-type="string">
            <text:p text:style-name="P14"><text:span text:style-name="T63">±</text:span><text:span text:style-name="T64">20</text:span></text:p>
          </table:table-cell>
          <table:table-cell table:style-name="t8.I3" office:value-type="string">
            <text:p text:style-name="P32">±20</text:p>
          </table:table-cell>
        </table:table-row>
        <table:table-row>
          <table:table-cell table:style-name="t8.A3" office:value-type="string">
            <text:p text:style-name="P20">4.0 mSv/h</text:p>
          </table:table-cell>
          <table:table-cell table:style-name="t8.B3" office:value-type="string">
            <text:p text:style-name="P21">$8-n1</text:p>
          </table:table-cell>
          <table:table-cell table:style-name="t8.B3" office:value-type="string">
            <text:p text:style-name="P21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42">$8-m11</text:p>
              <text:p text:style-name="P42">$8-m12</text:p>
              <text:p text:style-name="P42">$8-m13</text:p>
              <text:p text:style-name="P42">$8-m14</text:p>
            </text:section>
          </table:table-cell>
          <table:table-cell table:style-name="t8.B3" office:value-type="string">
            <text:p text:style-name="P21">$8-av1</text:p>
          </table:table-cell>
          <table:table-cell table:style-name="t8.B3" office:value-type="string">
            <text:p text:style-name="P21">$8-o1</text:p>
          </table:table-cell>
          <table:table-cell table:style-name="t8.B3" office:value-type="string">
            <text:p text:style-name="P21">$8-q1</text:p>
          </table:table-cell>
          <table:table-cell table:style-name="t8.B3" office:value-type="string">
            <text:p text:style-name="P14"><text:span text:style-name="T63">±</text:span><text:span text:style-name="T64">19</text:span></text:p>
          </table:table-cell>
          <table:table-cell table:style-name="t8.I3" office:value-type="string">
            <text:p text:style-name="P32">±15</text:p>
          </table:table-cell>
        </table:table-row>
        <table:table-row>
          <table:table-cell table:style-name="t8.A3" office:value-type="string">
            <text:p text:style-name="P20">80<text:span text:style-name="T32">.</text:span>0 mSv/h</text:p>
          </table:table-cell>
          <table:table-cell table:style-name="t8.B3" office:value-type="string">
            <text:p text:style-name="P21">$8-n2</text:p>
          </table:table-cell>
          <table:table-cell table:style-name="t8.B3" office:value-type="string">
            <text:p text:style-name="P21">$8-d2</text:p>
          </table:table-cell>
          <table:table-cell table:style-name="t8.D3" office:value-type="string">
            <text:section text:style-name="Sect1" text:name="Раздел39">
              <text:p text:style-name="P7">$8-m20</text:p>
              <text:p text:style-name="P42">$8-m21</text:p>
              <text:p text:style-name="P42">$8-m22</text:p>
              <text:p text:style-name="P42">$8-m23</text:p>
              <text:p text:style-name="P42">$8-m24</text:p>
            </text:section>
          </table:table-cell>
          <table:table-cell table:style-name="t8.B3" office:value-type="string">
            <text:p text:style-name="P21">$8-av2</text:p>
          </table:table-cell>
          <table:table-cell table:style-name="t8.B3" office:value-type="string">
            <text:p text:style-name="P21">$8-o2</text:p>
          </table:table-cell>
          <table:table-cell table:style-name="t8.B3" office:value-type="string">
            <text:p text:style-name="P21">$8-q2</text:p>
          </table:table-cell>
          <table:table-cell table:style-name="t8.B3" office:value-type="string">
            <text:p text:style-name="P14"><text:span text:style-name="T63">±</text:span><text:span text:style-name="T64">19</text:span></text:p>
          </table:table-cell>
          <table:table-cell table:style-name="t8.I3" office:value-type="string">
            <text:p text:style-name="P32">±15</text:p>
          </table:table-cell>
        </table:table-row>
        <table:table-row>
          <table:table-cell table:style-name="t8.A7" office:value-type="string">
            <text:p text:style-name="P60">800 mSv/h</text:p>
          </table:table-cell>
          <table:table-cell table:style-name="t8.B7" office:value-type="string">
            <text:p text:style-name="P21">$8-n3</text:p>
          </table:table-cell>
          <table:table-cell table:style-name="t8.B7" office:value-type="string">
            <text:p text:style-name="P21">$8-d3</text:p>
          </table:table-cell>
          <table:table-cell table:style-name="t8.D7" office:value-type="string">
            <text:section text:style-name="Sect1" text:name="Раздел40">
              <text:p text:style-name="P7">$8-m30</text:p>
              <text:p text:style-name="P42">$8-m31</text:p>
              <text:p text:style-name="P42">$8-m32</text:p>
              <text:p text:style-name="P42">$8-m33</text:p>
              <text:p text:style-name="P42">$8-m34</text:p>
            </text:section>
          </table:table-cell>
          <table:table-cell table:style-name="t8.B7" office:value-type="string">
            <text:p text:style-name="P21">$8-av3</text:p>
          </table:table-cell>
          <table:table-cell table:style-name="t8.B7" office:value-type="string">
            <text:p text:style-name="P21">$8-o3</text:p>
          </table:table-cell>
          <table:table-cell table:style-name="t8.B7" office:value-type="string">
            <text:p text:style-name="P21">$8-q3</text:p>
          </table:table-cell>
          <table:table-cell table:style-name="t8.B7" office:value-type="string">
            <text:p text:style-name="P14"><text:span text:style-name="T63">±</text:span><text:span text:style-name="T64">19</text:span></text:p>
          </table:table-cell>
          <table:table-cell table:style-name="t8.I7" office:value-type="string">
            <text:p text:style-name="P32">±15</text:p>
          </table:table-cell>
        </table:table-row>
      </table:table>
      <table:table table:name="s8" table:style-name="s8">
        <table:table-column table:style-name="s8.A" table:number-columns-repeated="9"/>
        <table:table-column table:style-name="s8.J"/>
        <table:table-row>
          <table:table-cell table:style-name="s8.A1" table:number-columns-spanned="10" office:value-type="string">
            <text:p text:style-name="P47"><text:span text:style-name="T19">AT2503B (</text:span><text:span text:style-name="T71">γ</text:span><text:span text:style-name="T19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8.A2" table:number-rows-spanned="2" office:value-type="string">
            <text:p text:style-name="P38"><text:span text:style-name="T28">Actual dose value</text:span>,</text:p>
            <text:p text:style-name="P38"><text:span text:style-name="T21">H</text:span><text:span text:style-name="T38">p</text:span><text:span text:style-name="T37">0</text:span><text:span text:style-name="T19">(10)</text:span></text:p>
          </table:table-cell>
          <table:table-cell table:style-name="s8.B2" table:number-rows-spanned="2" office:value-type="string">
            <text:p text:style-name="P8">Dose rate,</text:p>
            <text:p text:style-name="P40"><text:span text:style-name="T33">Ḣ</text:span><text:span text:style-name="T43">oi</text:span><text:span text:style-name="T55">(10) /</text:span></text:p>
            <text:p text:style-name="P55">t, s</text:p>
          </table:table-cell>
          <table:table-cell table:style-name="s8.B2" table:number-rows-spanned="2" office:value-type="string">
            <text:p text:style-name="P56">Radiati<text:span text:style-name="T72">on source / </text:span></text:p>
            <text:p text:style-name="P54">d, cm</text:p>
          </table:table-cell>
          <table:table-cell table:style-name="s8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8">Response variation</text:p>
            <text:p text:style-name="P58"><text:span text:style-name="T52">R</text:span><text:span text:style-name="T41">w</text:span><text:span text:style-name="T38">i</text:span><text:span text:style-name="T32">,</text:span> %</text:p>
          </table:table-cell>
          <table:table-cell table:style-name="s8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8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8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8"><text:span text:style-name="T21">H</text:span><text:span text:style-name="T38">pi</text:span><text:span text:style-name="T19">(10)</text:span></text:p>
          </table:table-cell>
          <table:table-cell table:style-name="s8.D3" office:value-type="string">
            <text:p text:style-name="P38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8.D3" office:value-type="string">
            <text:p text:style-name="P38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20">4.0 <text:span text:style-name="T32">µSv</text:span></text:p>
          </table:table-cell>
          <table:table-cell table:style-name="s8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8.B4" office:value-type="string">
            <text:p text:style-name="P13"><text:s text:c="2"/>$8-<text:span text:style-name="T19">dn</text:span>_<text:span text:style-name="T32">1 <text:s/></text:span></text:p>
            <text:p text:style-name="P23"><text:span text:style-name="T32">$8-</text:span><text:span text:style-name="T19">dd_1</text:span></text:p>
          </table:table-cell>
          <table:table-cell table:style-name="s8.B4" office:value-type="string">
            <text:p text:style-name="P21">$8-d_dev_<text:span text:style-name="T32">1</text:span></text:p>
          </table:table-cell>
          <table:table-cell table:style-name="s8.B4" office:value-type="string">
            <text:p text:style-name="P21">$8-dose_<text:span text:style-name="T32">1</text:span></text:p>
          </table:table-cell>
          <table:table-cell table:style-name="s8.B4" office:value-type="string">
            <text:p text:style-name="P21">$8-d_res_<text:span text:style-name="T32">1</text:span></text:p>
          </table:table-cell>
          <table:table-cell table:style-name="s8.B4" office:value-type="string">
            <text:p text:style-name="P21">$8-o_pog_<text:span text:style-name="T32">1</text:span></text:p>
          </table:table-cell>
          <table:table-cell table:style-name="s8.B4" office:value-type="string">
            <text:p text:style-name="P62">±20</text:p>
          </table:table-cell>
          <table:table-cell table:style-name="s8.B4" office:value-type="string">
            <text:p text:style-name="P21">$8-d_gran_<text:span text:style-name="T32">1</text:span></text:p>
          </table:table-cell>
          <table:table-cell table:style-name="s8.J4" office:value-type="string">
            <text:p text:style-name="P14"><text:span text:style-name="T62">±</text:span>5</text:p>
          </table:table-cell>
        </table:table-row>
        <table:table-row>
          <table:table-cell table:style-name="s8.A5" office:value-type="string">
            <text:p text:style-name="P20">4.0 mSv</text:p>
          </table:table-cell>
          <table:table-cell table:style-name="s8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8.B5" office:value-type="string">
            <text:p text:style-name="P13"><text:s text:c="2"/>$8-<text:span text:style-name="T19">dn</text:span>_<text:span text:style-name="T32">2 <text:s/></text:span></text:p>
            <text:p text:style-name="P23"><text:span text:style-name="T32">$8-</text:span><text:span text:style-name="T19">dd_</text:span><text:span text:style-name="T32">2</text:span></text:p>
          </table:table-cell>
          <table:table-cell table:style-name="s8.B5" office:value-type="string">
            <text:p text:style-name="P21">$8-d_dev_<text:span text:style-name="T32">2</text:span></text:p>
          </table:table-cell>
          <table:table-cell table:style-name="s8.B5" office:value-type="string">
            <text:p text:style-name="P21">$8-dose_<text:span text:style-name="T32">2</text:span></text:p>
          </table:table-cell>
          <table:table-cell table:style-name="s8.B5" office:value-type="string">
            <text:p text:style-name="P21">$8-d_res_<text:span text:style-name="T32">2</text:span></text:p>
          </table:table-cell>
          <table:table-cell table:style-name="s8.B5" office:value-type="string">
            <text:p text:style-name="P21">$8-o_pog_<text:span text:style-name="T32">2</text:span></text:p>
          </table:table-cell>
          <table:table-cell table:style-name="s8.B5" office:value-type="string">
            <text:p text:style-name="P62">±19</text:p>
          </table:table-cell>
          <table:table-cell table:style-name="s8.B5" office:value-type="string">
            <text:p text:style-name="P21">$8-d_gran_<text:span text:style-name="T32">2</text:span></text:p>
          </table:table-cell>
          <table:table-cell table:style-name="s8.J5" office:value-type="string">
            <text:p text:style-name="P14"><text:span text:style-name="T63">±</text:span>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7"><text:span text:style-name="T2">AT2503B </text:span><text:span text:style-name="T19">(</text:span><text:span text:style-name="T71">γ</text:span><text:span text:style-name="T19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9.B2" office:value-type="string">
            <text:p text:style-name="P57">Radia-tion source <text:s/>number</text:p>
          </table:table-cell>
          <table:table-cell table:style-name="t9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9.B2" office:value-type="string">
            <text:p text:style-name="P37"><text:span text:style-name="T19">Dose rate measurement at check point</text:span>,</text:p>
            <text:p text:style-name="P37"><text:span text:style-name="T46">Ḣ</text:span><text:span text:style-name="T69">*</text:span><text:span text:style-name="T38">i</text:span><text:span text:style-name="T48">(10)</text:span></text:p>
          </table:table-cell>
          <table:table-cell table:style-name="t9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9.B2" office:value-type="string">
            <text:p text:style-name="P20"><text:span text:style-name="T29">Relative <text:s/>measure-ment</text:span> <text:span text:style-name="T19">error</text:span></text:p>
            <text:p text:style-name="P58"><text:span text:style-name="T33">θ</text:span><text:span text:style-name="T42">пр</text:span><text:span text:style-name="T38">i</text:span><text:span text:style-name="T32">,</text:span> %</text:p>
          </table:table-cell>
          <table:table-cell table:style-name="t9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9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9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9.A3" office:value-type="string">
            <text:p text:style-name="P39">Background</text:p>
          </table:table-cell>
          <table:table-cell table:style-name="t9.B3" office:value-type="string">
            <text:p text:style-name="P42">—</text:p>
          </table:table-cell>
          <table:table-cell table:style-name="t9.B3" office:value-type="string">
            <text:p text:style-name="P21">$9-d0</text:p>
          </table:table-cell>
          <table:table-cell table:style-name="t9.D3" office:value-type="string">
            <text:section text:style-name="Sect1" text:name="Раздел41">
              <text:p text:style-name="P42">$9-bg0</text:p>
              <text:p text:style-name="P42">$9-bg1</text:p>
              <text:p text:style-name="P42">$9-bg2</text:p>
              <text:p text:style-name="P42">$9-bg3</text:p>
              <text:p text:style-name="P42">$9-bg4</text:p>
              <text:p text:style-name="P42">$9-bg5</text:p>
              <text:p text:style-name="P42">$9-bg6</text:p>
              <text:p text:style-name="P42">$9-bg7</text:p>
              <text:p text:style-name="P38"/>
            </text:section>
          </table:table-cell>
          <table:table-cell table:style-name="t9.B3" office:value-type="string">
            <text:p text:style-name="P21">$9-av-bg</text:p>
          </table:table-cell>
          <table:table-cell table:style-name="t9.B3" office:value-type="string">
            <text:p text:style-name="P21">—</text:p>
          </table:table-cell>
          <table:table-cell table:style-name="t9.B3" office:value-type="string">
            <text:p text:style-name="P21">—</text:p>
          </table:table-cell>
          <table:table-cell table:style-name="t9.B3" office:value-type="string">
            <text:p text:style-name="P21">—</text:p>
          </table:table-cell>
          <table:table-cell table:style-name="t9.I3" office:value-type="string">
            <text:p text:style-name="P16">—</text:p>
          </table:table-cell>
        </table:table-row>
        <table:table-row>
          <table:table-cell table:style-name="t9.A3" office:value-type="string">
            <text:p text:style-name="P20">0.80 µSv/h</text:p>
          </table:table-cell>
          <table:table-cell table:style-name="t9.B3" office:value-type="string">
            <text:p text:style-name="P21">$9-n0</text:p>
          </table:table-cell>
          <table:table-cell table:style-name="t9.B3" office:value-type="string">
            <text:p text:style-name="P21">$9-d0</text:p>
          </table:table-cell>
          <table:table-cell table:style-name="t9.D3" office:value-type="string">
            <text:section text:style-name="Sect1" text:name="Раздел42">
              <text:p text:style-name="P42">$9-m00</text:p>
              <text:p text:style-name="P42">$9-m01</text:p>
              <text:p text:style-name="P42">$9-m02</text:p>
              <text:p text:style-name="P42">$9-m03</text:p>
              <text:p text:style-name="P42">$9-m04</text:p>
              <text:p text:style-name="P42">$9-m05</text:p>
              <text:p text:style-name="P42">$9-m06</text:p>
              <text:p text:style-name="P42">$9-m07</text:p>
              <text:p text:style-name="P42"/>
            </text:section>
          </table:table-cell>
          <table:table-cell table:style-name="t9.B3" office:value-type="string">
            <text:p text:style-name="P21">$9-av0</text:p>
          </table:table-cell>
          <table:table-cell table:style-name="t9.B3" office:value-type="string">
            <text:p text:style-name="P21">$9-o0</text:p>
          </table:table-cell>
          <table:table-cell table:style-name="t9.B3" office:value-type="string">
            <text:p text:style-name="P21">$9-q0</text:p>
          </table:table-cell>
          <table:table-cell table:style-name="t9.B3" office:value-type="string">
            <text:p text:style-name="P14"><text:span text:style-name="T63">±</text:span><text:span text:style-name="T64">20</text:span></text:p>
          </table:table-cell>
          <table:table-cell table:style-name="t9.I3" office:value-type="string">
            <text:p text:style-name="P32">±20</text:p>
          </table:table-cell>
        </table:table-row>
        <table:table-row>
          <table:table-cell table:style-name="t9.A3" office:value-type="string">
            <text:p text:style-name="P20">4.0 mSv/h</text:p>
          </table:table-cell>
          <table:table-cell table:style-name="t9.B3" office:value-type="string">
            <text:p text:style-name="P21">$9-n1</text:p>
          </table:table-cell>
          <table:table-cell table:style-name="t9.B3" office:value-type="string">
            <text:p text:style-name="P21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42">$9-m11</text:p>
              <text:p text:style-name="P42">$9-m12</text:p>
              <text:p text:style-name="P42">$9-m13</text:p>
              <text:p text:style-name="P42">$9-m14</text:p>
            </text:section>
          </table:table-cell>
          <table:table-cell table:style-name="t9.B3" office:value-type="string">
            <text:p text:style-name="P21">$9-av1</text:p>
          </table:table-cell>
          <table:table-cell table:style-name="t9.B3" office:value-type="string">
            <text:p text:style-name="P21">$9-o1</text:p>
          </table:table-cell>
          <table:table-cell table:style-name="t9.B3" office:value-type="string">
            <text:p text:style-name="P21">$9-q1</text:p>
          </table:table-cell>
          <table:table-cell table:style-name="t9.B3" office:value-type="string">
            <text:p text:style-name="P14"><text:span text:style-name="T63">±</text:span><text:span text:style-name="T64">19</text:span></text:p>
          </table:table-cell>
          <table:table-cell table:style-name="t9.I3" office:value-type="string">
            <text:p text:style-name="P32">±15</text:p>
          </table:table-cell>
        </table:table-row>
        <table:table-row>
          <table:table-cell table:style-name="t9.A3" office:value-type="string">
            <text:p text:style-name="P20">80<text:span text:style-name="T32">.</text:span>0 mSv/h</text:p>
          </table:table-cell>
          <table:table-cell table:style-name="t9.B3" office:value-type="string">
            <text:p text:style-name="P21">$9-n2</text:p>
          </table:table-cell>
          <table:table-cell table:style-name="t9.B3" office:value-type="string">
            <text:p text:style-name="P21">$9-d2</text:p>
          </table:table-cell>
          <table:table-cell table:style-name="t9.D3" office:value-type="string">
            <text:section text:style-name="Sect1" text:name="Раздел44">
              <text:p text:style-name="P7">$9-m20</text:p>
              <text:p text:style-name="P42">$9-m21</text:p>
              <text:p text:style-name="P42">$9-m22</text:p>
              <text:p text:style-name="P42">$9-m23</text:p>
              <text:p text:style-name="P42">$9-m24</text:p>
            </text:section>
          </table:table-cell>
          <table:table-cell table:style-name="t9.B3" office:value-type="string">
            <text:p text:style-name="P21">$9-av2</text:p>
          </table:table-cell>
          <table:table-cell table:style-name="t9.B3" office:value-type="string">
            <text:p text:style-name="P21">$9-o2</text:p>
          </table:table-cell>
          <table:table-cell table:style-name="t9.B3" office:value-type="string">
            <text:p text:style-name="P21">$9-q2</text:p>
          </table:table-cell>
          <table:table-cell table:style-name="t9.B3" office:value-type="string">
            <text:p text:style-name="P14"><text:span text:style-name="T63">±</text:span><text:span text:style-name="T64">19</text:span></text:p>
          </table:table-cell>
          <table:table-cell table:style-name="t9.I3" office:value-type="string">
            <text:p text:style-name="P32">±15</text:p>
          </table:table-cell>
        </table:table-row>
        <table:table-row>
          <table:table-cell table:style-name="t9.A7" office:value-type="string">
            <text:p text:style-name="P60">800 mSv/h</text:p>
          </table:table-cell>
          <table:table-cell table:style-name="t9.B7" office:value-type="string">
            <text:p text:style-name="P21">$9-n3</text:p>
          </table:table-cell>
          <table:table-cell table:style-name="t9.B7" office:value-type="string">
            <text:p text:style-name="P21">$9-d3</text:p>
          </table:table-cell>
          <table:table-cell table:style-name="t9.D7" office:value-type="string">
            <text:section text:style-name="Sect1" text:name="Раздел45">
              <text:p text:style-name="P7">$9-m30</text:p>
              <text:p text:style-name="P42">$9-m31</text:p>
              <text:p text:style-name="P42">$9-m32</text:p>
              <text:p text:style-name="P42">$9-m33</text:p>
              <text:p text:style-name="P42">$9-m34</text:p>
            </text:section>
          </table:table-cell>
          <table:table-cell table:style-name="t9.B7" office:value-type="string">
            <text:p text:style-name="P21">$9-av3</text:p>
          </table:table-cell>
          <table:table-cell table:style-name="t9.B7" office:value-type="string">
            <text:p text:style-name="P21">$9-o3</text:p>
          </table:table-cell>
          <table:table-cell table:style-name="t9.B7" office:value-type="string">
            <text:p text:style-name="P21">$9-q3</text:p>
          </table:table-cell>
          <table:table-cell table:style-name="t9.B7" office:value-type="string">
            <text:p text:style-name="P14"><text:span text:style-name="T63">±</text:span><text:span text:style-name="T64">19</text:span></text:p>
          </table:table-cell>
          <table:table-cell table:style-name="t9.I7" office:value-type="string">
            <text:p text:style-name="P32">±15</text:p>
          </table:table-cell>
        </table:table-row>
      </table:table>
      <table:table table:name="s9" table:style-name="s9">
        <table:table-column table:style-name="s9.A" table:number-columns-repeated="9"/>
        <table:table-column table:style-name="s9.J"/>
        <text:soft-page-break/>
        <table:table-row>
          <table:table-cell table:style-name="s9.A1" table:number-columns-spanned="10" office:value-type="string">
            <text:p text:style-name="P47"><text:span text:style-name="T19">AT2503B (</text:span><text:span text:style-name="T71">γ</text:span><text:span text:style-name="T19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8"><text:span text:style-name="T28">Actual dose value</text:span>,</text:p>
            <text:p text:style-name="P38"><text:span text:style-name="T21">H</text:span><text:span text:style-name="T38">p</text:span><text:span text:style-name="T37">0</text:span><text:span text:style-name="T19">(10)</text:span></text:p>
          </table:table-cell>
          <table:table-cell table:style-name="s9.B2" table:number-rows-spanned="2" office:value-type="string">
            <text:p text:style-name="P8">Dose rate,</text:p>
            <text:p text:style-name="P40"><text:span text:style-name="T33">Ḣ</text:span><text:span text:style-name="T43">oi</text:span><text:span text:style-name="T55">(10) /</text:span></text:p>
            <text:p text:style-name="P55">t, s</text:p>
          </table:table-cell>
          <table:table-cell table:style-name="s9.B2" table:number-rows-spanned="2" office:value-type="string">
            <text:p text:style-name="P56">Radiati<text:span text:style-name="T72">on source / </text:span></text:p>
            <text:p text:style-name="P54">d, cm</text:p>
          </table:table-cell>
          <table:table-cell table:style-name="s9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8">Response variation</text:p>
            <text:p text:style-name="P58"><text:span text:style-name="T52">R</text:span><text:span text:style-name="T41">w</text:span><text:span text:style-name="T38">i</text:span><text:span text:style-name="T32">,</text:span> %</text:p>
          </table:table-cell>
          <table:table-cell table:style-name="s9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9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9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8"><text:span text:style-name="T21">H</text:span><text:span text:style-name="T38">pi</text:span><text:span text:style-name="T19">(10)</text:span></text:p>
          </table:table-cell>
          <table:table-cell table:style-name="s9.D3" office:value-type="string">
            <text:p text:style-name="P38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9.D3" office:value-type="string">
            <text:p text:style-name="P38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20">4.0 <text:span text:style-name="T32">µSv</text:span></text:p>
          </table:table-cell>
          <table:table-cell table:style-name="s9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9.B4" office:value-type="string">
            <text:p text:style-name="P13"><text:s text:c="2"/>$9-<text:span text:style-name="T19">dn</text:span>_<text:span text:style-name="T32">1 <text:s/></text:span></text:p>
            <text:p text:style-name="P23"><text:span text:style-name="T32">$9-</text:span><text:span text:style-name="T19">dd_1</text:span></text:p>
          </table:table-cell>
          <table:table-cell table:style-name="s9.B4" office:value-type="string">
            <text:p text:style-name="P21">$9-d_dev_<text:span text:style-name="T32">1</text:span></text:p>
          </table:table-cell>
          <table:table-cell table:style-name="s9.B4" office:value-type="string">
            <text:p text:style-name="P21">$9-dose_<text:span text:style-name="T32">1</text:span></text:p>
          </table:table-cell>
          <table:table-cell table:style-name="s9.B4" office:value-type="string">
            <text:p text:style-name="P21">$9-d_res_<text:span text:style-name="T32">1</text:span></text:p>
          </table:table-cell>
          <table:table-cell table:style-name="s9.B4" office:value-type="string">
            <text:p text:style-name="P21">$9-o_pog_<text:span text:style-name="T32">1</text:span></text:p>
          </table:table-cell>
          <table:table-cell table:style-name="s9.B4" office:value-type="string">
            <text:p text:style-name="P62">±20</text:p>
          </table:table-cell>
          <table:table-cell table:style-name="s9.B4" office:value-type="string">
            <text:p text:style-name="P21">$9-d_gran_<text:span text:style-name="T32">1</text:span></text:p>
          </table:table-cell>
          <table:table-cell table:style-name="s9.J4" office:value-type="string">
            <text:p text:style-name="P14"><text:span text:style-name="T62">±</text:span>5</text:p>
          </table:table-cell>
        </table:table-row>
        <table:table-row>
          <table:table-cell table:style-name="s9.A5" office:value-type="string">
            <text:p text:style-name="P20">4.0 mSv</text:p>
          </table:table-cell>
          <table:table-cell table:style-name="s9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9.B5" office:value-type="string">
            <text:p text:style-name="P13"><text:s text:c="2"/>$9-<text:span text:style-name="T19">dn</text:span>_<text:span text:style-name="T32">2 <text:s/></text:span></text:p>
            <text:p text:style-name="P23"><text:span text:style-name="T32">$9-</text:span><text:span text:style-name="T19">dd_</text:span><text:span text:style-name="T32">2</text:span></text:p>
          </table:table-cell>
          <table:table-cell table:style-name="s9.B5" office:value-type="string">
            <text:p text:style-name="P21">$9-d_dev_<text:span text:style-name="T32">2</text:span></text:p>
          </table:table-cell>
          <table:table-cell table:style-name="s9.B5" office:value-type="string">
            <text:p text:style-name="P21">$9-dose_<text:span text:style-name="T32">2</text:span></text:p>
          </table:table-cell>
          <table:table-cell table:style-name="s9.B5" office:value-type="string">
            <text:p text:style-name="P21">$9-d_res_<text:span text:style-name="T32">2</text:span></text:p>
          </table:table-cell>
          <table:table-cell table:style-name="s9.B5" office:value-type="string">
            <text:p text:style-name="P21">$9-o_pog_<text:span text:style-name="T32">2</text:span></text:p>
          </table:table-cell>
          <table:table-cell table:style-name="s9.B5" office:value-type="string">
            <text:p text:style-name="P62">±19</text:p>
          </table:table-cell>
          <table:table-cell table:style-name="s9.B5" office:value-type="string">
            <text:p text:style-name="P21">$9-d_gran_<text:span text:style-name="T32">2</text:span></text:p>
          </table:table-cell>
          <table:table-cell table:style-name="s9.J5" office:value-type="string">
            <text:p text:style-name="P14"><text:span text:style-name="T63">±</text:span>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7"><text:span text:style-name="T2">AT2503B </text:span><text:span text:style-name="T19">(</text:span><text:span text:style-name="T71">γ</text:span><text:span text:style-name="T19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0.B2" office:value-type="string">
            <text:p text:style-name="P57">Radia-tion source <text:s/>number</text:p>
          </table:table-cell>
          <table:table-cell table:style-name="t10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0.B2" office:value-type="string">
            <text:p text:style-name="P37"><text:span text:style-name="T19">Dose rate measurement at check point</text:span>,</text:p>
            <text:p text:style-name="P37"><text:span text:style-name="T46">Ḣ</text:span><text:span text:style-name="T69">*</text:span><text:span text:style-name="T38">i</text:span><text:span text:style-name="T48">(10)</text:span></text:p>
          </table:table-cell>
          <table:table-cell table:style-name="t10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10.B2" office:value-type="string">
            <text:p text:style-name="P20"><text:span text:style-name="T29">Relative <text:s/>measure-ment</text:span> <text:span text:style-name="T19">error</text:span></text:p>
            <text:p text:style-name="P58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0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0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0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10.A3" office:value-type="string">
            <text:p text:style-name="P39">Background</text:p>
          </table:table-cell>
          <table:table-cell table:style-name="t10.B3" office:value-type="string">
            <text:p text:style-name="P42">—</text:p>
          </table:table-cell>
          <table:table-cell table:style-name="t10.B3" office:value-type="string">
            <text:p text:style-name="P21">$10-d0</text:p>
          </table:table-cell>
          <table:table-cell table:style-name="t10.D3" office:value-type="string">
            <text:section text:style-name="Sect1" text:name="Раздел46">
              <text:p text:style-name="P42">$10-bg0</text:p>
              <text:p text:style-name="P42">$10-bg1</text:p>
              <text:p text:style-name="P42">$10-bg2</text:p>
              <text:p text:style-name="P42">$10-bg3</text:p>
              <text:p text:style-name="P42">$10-bg4</text:p>
              <text:p text:style-name="P42">$10-bg5</text:p>
              <text:p text:style-name="P42">$10-bg6</text:p>
              <text:p text:style-name="P42">$10-bg7</text:p>
              <text:p text:style-name="P38"/>
            </text:section>
          </table:table-cell>
          <table:table-cell table:style-name="t10.B3" office:value-type="string">
            <text:p text:style-name="P21">$10-av-bg</text:p>
          </table:table-cell>
          <table:table-cell table:style-name="t10.B3" office:value-type="string">
            <text:p text:style-name="P21">—</text:p>
          </table:table-cell>
          <table:table-cell table:style-name="t10.B3" office:value-type="string">
            <text:p text:style-name="P21">—</text:p>
          </table:table-cell>
          <table:table-cell table:style-name="t10.B3" office:value-type="string">
            <text:p text:style-name="P21">—</text:p>
          </table:table-cell>
          <table:table-cell table:style-name="t10.I3" office:value-type="string">
            <text:p text:style-name="P16">—</text:p>
          </table:table-cell>
        </table:table-row>
        <table:table-row>
          <table:table-cell table:style-name="t10.A3" office:value-type="string">
            <text:p text:style-name="P20">0.80 µSv/h</text:p>
          </table:table-cell>
          <table:table-cell table:style-name="t10.B3" office:value-type="string">
            <text:p text:style-name="P21">$10-n0</text:p>
          </table:table-cell>
          <table:table-cell table:style-name="t10.B3" office:value-type="string">
            <text:p text:style-name="P21">$10-d0</text:p>
          </table:table-cell>
          <table:table-cell table:style-name="t10.D3" office:value-type="string">
            <text:section text:style-name="Sect1" text:name="Раздел47">
              <text:p text:style-name="P42">$10-m00</text:p>
              <text:p text:style-name="P42">$10-m01</text:p>
              <text:p text:style-name="P42">$10-m02</text:p>
              <text:p text:style-name="P42">$10-m03</text:p>
              <text:p text:style-name="P42">$10-m04</text:p>
              <text:p text:style-name="P42">$10-m05</text:p>
              <text:p text:style-name="P42">$10-m06</text:p>
              <text:p text:style-name="P42">$10-m07</text:p>
              <text:p text:style-name="P42"/>
            </text:section>
          </table:table-cell>
          <table:table-cell table:style-name="t10.B3" office:value-type="string">
            <text:p text:style-name="P21">$10-av0</text:p>
          </table:table-cell>
          <table:table-cell table:style-name="t10.B3" office:value-type="string">
            <text:p text:style-name="P21">$10-o0</text:p>
          </table:table-cell>
          <table:table-cell table:style-name="t10.B3" office:value-type="string">
            <text:p text:style-name="P21">$10-q0</text:p>
          </table:table-cell>
          <table:table-cell table:style-name="t10.B3" office:value-type="string">
            <text:p text:style-name="P14"><text:span text:style-name="T63">±</text:span><text:span text:style-name="T64">20</text:span></text:p>
          </table:table-cell>
          <table:table-cell table:style-name="t10.I3" office:value-type="string">
            <text:p text:style-name="P32">±20</text:p>
          </table:table-cell>
        </table:table-row>
        <table:table-row>
          <table:table-cell table:style-name="t10.A3" office:value-type="string">
            <text:p text:style-name="P20">4.0 mSv/h</text:p>
          </table:table-cell>
          <table:table-cell table:style-name="t10.B3" office:value-type="string">
            <text:p text:style-name="P21">$10-n1</text:p>
          </table:table-cell>
          <table:table-cell table:style-name="t10.B3" office:value-type="string">
            <text:p text:style-name="P21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42">$10-m11</text:p>
              <text:p text:style-name="P42">$10-m12</text:p>
              <text:p text:style-name="P42">$10-m13</text:p>
              <text:p text:style-name="P42">$10-m14</text:p>
            </text:section>
          </table:table-cell>
          <table:table-cell table:style-name="t10.B3" office:value-type="string">
            <text:p text:style-name="P21">$10-av1</text:p>
          </table:table-cell>
          <table:table-cell table:style-name="t10.B3" office:value-type="string">
            <text:p text:style-name="P21">$10-o1</text:p>
          </table:table-cell>
          <table:table-cell table:style-name="t10.B3" office:value-type="string">
            <text:p text:style-name="P21">$10-q1</text:p>
          </table:table-cell>
          <table:table-cell table:style-name="t10.B3" office:value-type="string">
            <text:p text:style-name="P14"><text:span text:style-name="T63">±</text:span><text:span text:style-name="T64">19</text:span></text:p>
          </table:table-cell>
          <table:table-cell table:style-name="t10.I3" office:value-type="string">
            <text:p text:style-name="P32">±15</text:p>
          </table:table-cell>
        </table:table-row>
        <table:table-row>
          <table:table-cell table:style-name="t10.A3" office:value-type="string">
            <text:p text:style-name="P20">80<text:span text:style-name="T32">.</text:span>0 mSv/h</text:p>
          </table:table-cell>
          <table:table-cell table:style-name="t10.B3" office:value-type="string">
            <text:p text:style-name="P21">$10-n2</text:p>
          </table:table-cell>
          <table:table-cell table:style-name="t10.B3" office:value-type="string">
            <text:p text:style-name="P21">$10-d2</text:p>
          </table:table-cell>
          <table:table-cell table:style-name="t10.D3" office:value-type="string">
            <text:section text:style-name="Sect1" text:name="Раздел49">
              <text:p text:style-name="P7">$10-m20</text:p>
              <text:p text:style-name="P42">$10-m21</text:p>
              <text:p text:style-name="P42">$10-m22</text:p>
              <text:p text:style-name="P42">$10-m23</text:p>
              <text:p text:style-name="P42">$10-m24</text:p>
            </text:section>
          </table:table-cell>
          <table:table-cell table:style-name="t10.B3" office:value-type="string">
            <text:p text:style-name="P21">$10-av2</text:p>
          </table:table-cell>
          <table:table-cell table:style-name="t10.B3" office:value-type="string">
            <text:p text:style-name="P21">$10-o2</text:p>
          </table:table-cell>
          <table:table-cell table:style-name="t10.B3" office:value-type="string">
            <text:p text:style-name="P21">$10-q2</text:p>
          </table:table-cell>
          <table:table-cell table:style-name="t10.B3" office:value-type="string">
            <text:p text:style-name="P14"><text:span text:style-name="T63">±</text:span><text:span text:style-name="T64">19</text:span></text:p>
          </table:table-cell>
          <table:table-cell table:style-name="t10.I3" office:value-type="string">
            <text:p text:style-name="P32">±15</text:p>
          </table:table-cell>
        </table:table-row>
        <table:table-row>
          <table:table-cell table:style-name="t10.A7" office:value-type="string">
            <text:p text:style-name="P60">800 mSv/h</text:p>
          </table:table-cell>
          <table:table-cell table:style-name="t10.B7" office:value-type="string">
            <text:p text:style-name="P21">$10-n3</text:p>
          </table:table-cell>
          <table:table-cell table:style-name="t10.B7" office:value-type="string">
            <text:p text:style-name="P21">$10-d3</text:p>
          </table:table-cell>
          <table:table-cell table:style-name="t10.D7" office:value-type="string">
            <text:section text:style-name="Sect1" text:name="Раздел50">
              <text:p text:style-name="P7">$10-m30</text:p>
              <text:p text:style-name="P42">$10-m31</text:p>
              <text:p text:style-name="P42">$10-m32</text:p>
              <text:p text:style-name="P42">$10-m33</text:p>
              <text:p text:style-name="P42">$10-m34</text:p>
            </text:section>
          </table:table-cell>
          <table:table-cell table:style-name="t10.B7" office:value-type="string">
            <text:p text:style-name="P21">$10-av3</text:p>
          </table:table-cell>
          <table:table-cell table:style-name="t10.B7" office:value-type="string">
            <text:p text:style-name="P21">$10-o3</text:p>
          </table:table-cell>
          <table:table-cell table:style-name="t10.B7" office:value-type="string">
            <text:p text:style-name="P21">$10-q3</text:p>
          </table:table-cell>
          <table:table-cell table:style-name="t10.B7" office:value-type="string">
            <text:p text:style-name="P14"><text:span text:style-name="T63">±</text:span><text:span text:style-name="T64">19</text:span></text:p>
          </table:table-cell>
          <table:table-cell table:style-name="t10.I7" office:value-type="string">
            <text:p text:style-name="P32">±15</text:p>
          </table:table-cell>
        </table:table-row>
      </table:table>
      <table:table table:name="s10" table:style-name="s10">
        <table:table-column table:style-name="s10.A" table:number-columns-repeated="9"/>
        <table:table-column table:style-name="s10.J"/>
        <table:table-row>
          <table:table-cell table:style-name="s10.A1" table:number-columns-spanned="10" office:value-type="string">
            <text:p text:style-name="P47"><text:span text:style-name="T19">AT2503B (</text:span><text:span text:style-name="T71">γ</text:span><text:span text:style-name="T19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8"><text:span text:style-name="T28">Actual dose value</text:span>,</text:p>
            <text:p text:style-name="P38"><text:span text:style-name="T21">H</text:span><text:span text:style-name="T38">p</text:span><text:span text:style-name="T37">0</text:span><text:span text:style-name="T19">(10)</text:span></text:p>
          </table:table-cell>
          <table:table-cell table:style-name="s10.B2" table:number-rows-spanned="2" office:value-type="string">
            <text:p text:style-name="P8">Dose rate,</text:p>
            <text:p text:style-name="P40"><text:span text:style-name="T33">Ḣ</text:span><text:span text:style-name="T43">oi</text:span><text:span text:style-name="T55">(10) /</text:span></text:p>
            <text:p text:style-name="P55">t, s</text:p>
          </table:table-cell>
          <table:table-cell table:style-name="s10.B2" table:number-rows-spanned="2" office:value-type="string">
            <text:p text:style-name="P56">Radiati<text:span text:style-name="T72">on source / </text:span></text:p>
            <text:p text:style-name="P54">d, cm</text:p>
          </table:table-cell>
          <table:table-cell table:style-name="s10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8">Response variation</text:p>
            <text:p text:style-name="P58"><text:span text:style-name="T52">R</text:span><text:span text:style-name="T41">w</text:span><text:span text:style-name="T38">i</text:span><text:span text:style-name="T32">,</text:span> %</text:p>
          </table:table-cell>
          <table:table-cell table:style-name="s10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0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0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8"><text:span text:style-name="T21">H</text:span><text:span text:style-name="T38">pi</text:span><text:span text:style-name="T19">(10)</text:span></text:p>
          </table:table-cell>
          <table:table-cell table:style-name="s10.D3" office:value-type="string">
            <text:p text:style-name="P38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0.D3" office:value-type="string">
            <text:p text:style-name="P38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20">4.0 <text:span text:style-name="T32">µSv</text:span></text:p>
          </table:table-cell>
          <table:table-cell table:style-name="s10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10.B4" office:value-type="string">
            <text:p text:style-name="P13"><text:s text:c="2"/>$10-<text:span text:style-name="T19">dn</text:span>_<text:span text:style-name="T32">1 <text:s/></text:span></text:p>
            <text:p text:style-name="P23"><text:span text:style-name="T32">$10-</text:span><text:span text:style-name="T19">dd_1</text:span></text:p>
          </table:table-cell>
          <table:table-cell table:style-name="s10.B4" office:value-type="string">
            <text:p text:style-name="P21">$10-d_dev_<text:span text:style-name="T32">1</text:span></text:p>
          </table:table-cell>
          <table:table-cell table:style-name="s10.B4" office:value-type="string">
            <text:p text:style-name="P21">$10-dose_<text:span text:style-name="T32">1</text:span></text:p>
          </table:table-cell>
          <table:table-cell table:style-name="s10.B4" office:value-type="string">
            <text:p text:style-name="P21">$10-d_res_<text:span text:style-name="T32">1</text:span></text:p>
          </table:table-cell>
          <table:table-cell table:style-name="s10.B4" office:value-type="string">
            <text:p text:style-name="P21">$10-o_pog_<text:span text:style-name="T32">1</text:span></text:p>
          </table:table-cell>
          <table:table-cell table:style-name="s10.B4" office:value-type="string">
            <text:p text:style-name="P62">±20</text:p>
          </table:table-cell>
          <table:table-cell table:style-name="s10.B4" office:value-type="string">
            <text:p text:style-name="P21">$10-d_gran_<text:span text:style-name="T32">1</text:span></text:p>
          </table:table-cell>
          <table:table-cell table:style-name="s10.J4" office:value-type="string">
            <text:p text:style-name="P14"><text:span text:style-name="T62">±</text:span>5</text:p>
          </table:table-cell>
        </table:table-row>
        <table:table-row>
          <table:table-cell table:style-name="s10.A5" office:value-type="string">
            <text:p text:style-name="P20">4.0 mSv</text:p>
          </table:table-cell>
          <table:table-cell table:style-name="s10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10.B5" office:value-type="string">
            <text:p text:style-name="P13"><text:s text:c="2"/>$10-<text:span text:style-name="T19">dn</text:span>_<text:span text:style-name="T32">2 <text:s/></text:span></text:p>
            <text:p text:style-name="P23"><text:span text:style-name="T32">$10-</text:span><text:span text:style-name="T19">dd_</text:span><text:span text:style-name="T32">2</text:span></text:p>
          </table:table-cell>
          <table:table-cell table:style-name="s10.B5" office:value-type="string">
            <text:p text:style-name="P21">$10-d_dev_<text:span text:style-name="T32">2</text:span></text:p>
          </table:table-cell>
          <table:table-cell table:style-name="s10.B5" office:value-type="string">
            <text:p text:style-name="P21">$10-dose_<text:span text:style-name="T32">2</text:span></text:p>
          </table:table-cell>
          <table:table-cell table:style-name="s10.B5" office:value-type="string">
            <text:p text:style-name="P21">$10-d_res_<text:span text:style-name="T32">2</text:span></text:p>
          </table:table-cell>
          <table:table-cell table:style-name="s10.B5" office:value-type="string">
            <text:p text:style-name="P21">$10-o_pog_<text:span text:style-name="T32">2</text:span></text:p>
          </table:table-cell>
          <table:table-cell table:style-name="s10.B5" office:value-type="string">
            <text:p text:style-name="P62">±19</text:p>
          </table:table-cell>
          <table:table-cell table:style-name="s10.B5" office:value-type="string">
            <text:p text:style-name="P21">$10-d_gran_<text:span text:style-name="T32">2</text:span></text:p>
          </table:table-cell>
          <table:table-cell table:style-name="s10.J5" office:value-type="string">
            <text:p text:style-name="P14"><text:span text:style-name="T63">±</text:span>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7"><text:span text:style-name="T2">AT2503B </text:span><text:span text:style-name="T19">(</text:span><text:span text:style-name="T71">γ</text:span><text:span text:style-name="T19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1.B2" office:value-type="string">
            <text:p text:style-name="P57">Radia-tion source <text:s/>number</text:p>
          </table:table-cell>
          <table:table-cell table:style-name="t1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1.B2" office:value-type="string">
            <text:p text:style-name="P37"><text:span text:style-name="T19">Dose rate measurement at check point</text:span>,</text:p>
            <text:p text:style-name="P37"><text:span text:style-name="T46">Ḣ</text:span><text:span text:style-name="T69">*</text:span><text:span text:style-name="T38">i</text:span><text:span text:style-name="T48">(10)</text:span></text:p>
          </table:table-cell>
          <table:table-cell table:style-name="t11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11.B2" office:value-type="string">
            <text:p text:style-name="P20"><text:span text:style-name="T29">Relative <text:s/>measure-ment</text:span> <text:span text:style-name="T19">error</text:span></text:p>
            <text:p text:style-name="P58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1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1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1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11.A3" office:value-type="string">
            <text:p text:style-name="P39">Background</text:p>
          </table:table-cell>
          <table:table-cell table:style-name="t11.B3" office:value-type="string">
            <text:p text:style-name="P42">—</text:p>
          </table:table-cell>
          <table:table-cell table:style-name="t11.B3" office:value-type="string">
            <text:p text:style-name="P21">$11-d0</text:p>
          </table:table-cell>
          <table:table-cell table:style-name="t11.D3" office:value-type="string">
            <text:section text:style-name="Sect1" text:name="Раздел51">
              <text:p text:style-name="P42">$11-bg0</text:p>
              <text:p text:style-name="P42">$11-bg1</text:p>
              <text:p text:style-name="P42">$11-bg2</text:p>
              <text:p text:style-name="P42">$11-bg3</text:p>
              <text:p text:style-name="P42">$11-bg4</text:p>
              <text:p text:style-name="P42">$11-bg5</text:p>
              <text:p text:style-name="P42">$11-bg6</text:p>
              <text:p text:style-name="P42">$11-bg7</text:p>
              <text:p text:style-name="P38"/>
            </text:section>
          </table:table-cell>
          <table:table-cell table:style-name="t11.B3" office:value-type="string">
            <text:p text:style-name="P21">$11-av-bg</text:p>
          </table:table-cell>
          <table:table-cell table:style-name="t11.B3" office:value-type="string">
            <text:p text:style-name="P21">—</text:p>
          </table:table-cell>
          <table:table-cell table:style-name="t11.B3" office:value-type="string">
            <text:p text:style-name="P21">—</text:p>
          </table:table-cell>
          <table:table-cell table:style-name="t11.B3" office:value-type="string">
            <text:p text:style-name="P21">—</text:p>
          </table:table-cell>
          <table:table-cell table:style-name="t11.I3" office:value-type="string">
            <text:p text:style-name="P16">—</text:p>
          </table:table-cell>
        </table:table-row>
        <table:table-row>
          <table:table-cell table:style-name="t11.A3" office:value-type="string">
            <text:p text:style-name="P20">0.80 µSv/h</text:p>
          </table:table-cell>
          <table:table-cell table:style-name="t11.B3" office:value-type="string">
            <text:p text:style-name="P21">$11-n0</text:p>
          </table:table-cell>
          <table:table-cell table:style-name="t11.B3" office:value-type="string">
            <text:p text:style-name="P21">$11-d0</text:p>
          </table:table-cell>
          <table:table-cell table:style-name="t11.D3" office:value-type="string">
            <text:section text:style-name="Sect1" text:name="Раздел52">
              <text:p text:style-name="P42">$11-m00</text:p>
              <text:p text:style-name="P42">$11-m01</text:p>
              <text:p text:style-name="P42">$11-m02</text:p>
              <text:p text:style-name="P42">$11-m03</text:p>
              <text:p text:style-name="P42">$11-m04</text:p>
              <text:p text:style-name="P42">$11-m05</text:p>
              <text:p text:style-name="P42">$11-m06</text:p>
              <text:p text:style-name="P42">$11-m07</text:p>
              <text:p text:style-name="P42"/>
            </text:section>
          </table:table-cell>
          <table:table-cell table:style-name="t11.B3" office:value-type="string">
            <text:p text:style-name="P21">$11-av0</text:p>
          </table:table-cell>
          <table:table-cell table:style-name="t11.B3" office:value-type="string">
            <text:p text:style-name="P21">$11-o0</text:p>
          </table:table-cell>
          <table:table-cell table:style-name="t11.B3" office:value-type="string">
            <text:p text:style-name="P21">$11-q0</text:p>
          </table:table-cell>
          <table:table-cell table:style-name="t11.B3" office:value-type="string">
            <text:p text:style-name="P14"><text:span text:style-name="T63">±</text:span><text:span text:style-name="T64">20</text:span></text:p>
          </table:table-cell>
          <table:table-cell table:style-name="t11.I3" office:value-type="string">
            <text:p text:style-name="P32">±20</text:p>
          </table:table-cell>
        </table:table-row>
        <table:table-row>
          <table:table-cell table:style-name="t11.A3" office:value-type="string">
            <text:p text:style-name="P20">4.0 mSv/h</text:p>
          </table:table-cell>
          <table:table-cell table:style-name="t11.B3" office:value-type="string">
            <text:p text:style-name="P21">$11-n1</text:p>
          </table:table-cell>
          <table:table-cell table:style-name="t11.B3" office:value-type="string">
            <text:p text:style-name="P21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42">$11-m11</text:p>
              <text:p text:style-name="P42">$11-m12</text:p>
              <text:p text:style-name="P42">$11-m13</text:p>
              <text:p text:style-name="P42">$11-m14</text:p>
            </text:section>
          </table:table-cell>
          <table:table-cell table:style-name="t11.B3" office:value-type="string">
            <text:p text:style-name="P21">$11-av1</text:p>
          </table:table-cell>
          <table:table-cell table:style-name="t11.B3" office:value-type="string">
            <text:p text:style-name="P21">$11-o1</text:p>
          </table:table-cell>
          <table:table-cell table:style-name="t11.B3" office:value-type="string">
            <text:p text:style-name="P21">$11-q1</text:p>
          </table:table-cell>
          <table:table-cell table:style-name="t11.B3" office:value-type="string">
            <text:p text:style-name="P14"><text:span text:style-name="T63">±</text:span><text:span text:style-name="T64">19</text:span></text:p>
          </table:table-cell>
          <table:table-cell table:style-name="t11.I3" office:value-type="string">
            <text:p text:style-name="P32">±15</text:p>
          </table:table-cell>
        </table:table-row>
        <table:table-row>
          <table:table-cell table:style-name="t11.A3" office:value-type="string">
            <text:p text:style-name="P20">80<text:span text:style-name="T32">.</text:span>0 mSv/h</text:p>
          </table:table-cell>
          <table:table-cell table:style-name="t11.B3" office:value-type="string">
            <text:p text:style-name="P21">$11-n2</text:p>
          </table:table-cell>
          <table:table-cell table:style-name="t11.B3" office:value-type="string">
            <text:p text:style-name="P21">$11-d2</text:p>
          </table:table-cell>
          <table:table-cell table:style-name="t11.D3" office:value-type="string">
            <text:section text:style-name="Sect1" text:name="Раздел54">
              <text:p text:style-name="P7">$11-m20</text:p>
              <text:p text:style-name="P42">$11-m21</text:p>
              <text:p text:style-name="P42">$11-m22</text:p>
              <text:p text:style-name="P42">$11-m23</text:p>
              <text:p text:style-name="P42">$11-m24</text:p>
            </text:section>
          </table:table-cell>
          <table:table-cell table:style-name="t11.B3" office:value-type="string">
            <text:p text:style-name="P21">$11-av2</text:p>
          </table:table-cell>
          <table:table-cell table:style-name="t11.B3" office:value-type="string">
            <text:p text:style-name="P21">$11-o2</text:p>
          </table:table-cell>
          <table:table-cell table:style-name="t11.B3" office:value-type="string">
            <text:p text:style-name="P21">$11-q2</text:p>
          </table:table-cell>
          <table:table-cell table:style-name="t11.B3" office:value-type="string">
            <text:p text:style-name="P14"><text:span text:style-name="T63">±</text:span><text:span text:style-name="T64">19</text:span></text:p>
          </table:table-cell>
          <table:table-cell table:style-name="t11.I3" office:value-type="string">
            <text:p text:style-name="P32">±15</text:p>
          </table:table-cell>
        </table:table-row>
        <table:table-row>
          <table:table-cell table:style-name="t11.A7" office:value-type="string">
            <text:p text:style-name="P60">800 mSv/h</text:p>
          </table:table-cell>
          <table:table-cell table:style-name="t11.B7" office:value-type="string">
            <text:p text:style-name="P21">$11-n3</text:p>
          </table:table-cell>
          <table:table-cell table:style-name="t11.B7" office:value-type="string">
            <text:p text:style-name="P21">$11-d3</text:p>
          </table:table-cell>
          <table:table-cell table:style-name="t11.D7" office:value-type="string">
            <text:section text:style-name="Sect1" text:name="Раздел55">
              <text:p text:style-name="P7">$11-m30</text:p>
              <text:p text:style-name="P42">$11-m31</text:p>
              <text:p text:style-name="P42">$11-m32</text:p>
              <text:p text:style-name="P42">$11-m33</text:p>
              <text:p text:style-name="P42">$11-m34</text:p>
            </text:section>
          </table:table-cell>
          <table:table-cell table:style-name="t11.B7" office:value-type="string">
            <text:p text:style-name="P21">$11-av3</text:p>
          </table:table-cell>
          <table:table-cell table:style-name="t11.B7" office:value-type="string">
            <text:p text:style-name="P21">$11-o3</text:p>
          </table:table-cell>
          <table:table-cell table:style-name="t11.B7" office:value-type="string">
            <text:p text:style-name="P21">$11-q3</text:p>
          </table:table-cell>
          <table:table-cell table:style-name="t11.B7" office:value-type="string">
            <text:p text:style-name="P14"><text:span text:style-name="T63">±</text:span><text:span text:style-name="T64">19</text:span></text:p>
          </table:table-cell>
          <table:table-cell table:style-name="t11.I7" office:value-type="string">
            <text:p text:style-name="P32">±15</text:p>
          </table:table-cell>
        </table:table-row>
      </table:table>
      <table:table table:name="s11" table:style-name="s11">
        <table:table-column table:style-name="s11.A" table:number-columns-repeated="9"/>
        <table:table-column table:style-name="s11.J"/>
        <table:table-row>
          <table:table-cell table:style-name="s11.A1" table:number-columns-spanned="10" office:value-type="string">
            <text:p text:style-name="P47"><text:span text:style-name="T19">AT2503B (</text:span><text:span text:style-name="T71">γ</text:span><text:span text:style-name="T19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8"><text:span text:style-name="T28">Actual dose value</text:span>,</text:p>
            <text:p text:style-name="P38"><text:span text:style-name="T21">H</text:span><text:span text:style-name="T38">p</text:span><text:span text:style-name="T37">0</text:span><text:span text:style-name="T19">(10)</text:span></text:p>
          </table:table-cell>
          <table:table-cell table:style-name="s11.B2" table:number-rows-spanned="2" office:value-type="string">
            <text:p text:style-name="P8">Dose rate,</text:p>
            <text:p text:style-name="P40"><text:span text:style-name="T33">Ḣ</text:span><text:span text:style-name="T43">oi</text:span><text:span text:style-name="T55">(10) /</text:span></text:p>
            <text:p text:style-name="P55">t, s</text:p>
          </table:table-cell>
          <table:table-cell table:style-name="s11.B2" table:number-rows-spanned="2" office:value-type="string">
            <text:p text:style-name="P56">Radiati<text:span text:style-name="T72">on source / </text:span></text:p>
            <text:p text:style-name="P54">d, cm</text:p>
          </table:table-cell>
          <table:table-cell table:style-name="s11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8">Response variation</text:p>
            <text:p text:style-name="P58"><text:span text:style-name="T52">R</text:span><text:span text:style-name="T41">w</text:span><text:span text:style-name="T38">i</text:span><text:span text:style-name="T32">,</text:span> %</text:p>
          </table:table-cell>
          <table:table-cell table:style-name="s11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1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1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8"><text:span text:style-name="T21">H</text:span><text:span text:style-name="T38">pi</text:span><text:span text:style-name="T19">(10)</text:span></text:p>
          </table:table-cell>
          <table:table-cell table:style-name="s11.D3" office:value-type="string">
            <text:p text:style-name="P38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1.D3" office:value-type="string">
            <text:p text:style-name="P38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20">4.0 <text:span text:style-name="T32">µSv</text:span></text:p>
          </table:table-cell>
          <table:table-cell table:style-name="s11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11.B4" office:value-type="string">
            <text:p text:style-name="P13"><text:s text:c="2"/>$11-<text:span text:style-name="T19">dn</text:span>_<text:span text:style-name="T32">1 <text:s/></text:span></text:p>
            <text:p text:style-name="P23"><text:span text:style-name="T32">$11-</text:span><text:span text:style-name="T19">dd_1</text:span></text:p>
          </table:table-cell>
          <table:table-cell table:style-name="s11.B4" office:value-type="string">
            <text:p text:style-name="P21">$11-d_dev_<text:span text:style-name="T32">1</text:span></text:p>
          </table:table-cell>
          <table:table-cell table:style-name="s11.B4" office:value-type="string">
            <text:p text:style-name="P21">$11-dose_<text:span text:style-name="T32">1</text:span></text:p>
          </table:table-cell>
          <table:table-cell table:style-name="s11.B4" office:value-type="string">
            <text:p text:style-name="P21">$11-d_res_<text:span text:style-name="T32">1</text:span></text:p>
          </table:table-cell>
          <table:table-cell table:style-name="s11.B4" office:value-type="string">
            <text:p text:style-name="P21">$11-o_pog_<text:span text:style-name="T32">1</text:span></text:p>
          </table:table-cell>
          <table:table-cell table:style-name="s11.B4" office:value-type="string">
            <text:p text:style-name="P62">±20</text:p>
          </table:table-cell>
          <table:table-cell table:style-name="s11.B4" office:value-type="string">
            <text:p text:style-name="P21">$11-d_gran_<text:span text:style-name="T32">1</text:span></text:p>
          </table:table-cell>
          <table:table-cell table:style-name="s11.J4" office:value-type="string">
            <text:p text:style-name="P14"><text:span text:style-name="T62">±</text:span>5</text:p>
          </table:table-cell>
        </table:table-row>
        <table:table-row>
          <table:table-cell table:style-name="s11.A5" office:value-type="string">
            <text:p text:style-name="P20">4.0 mSv</text:p>
          </table:table-cell>
          <table:table-cell table:style-name="s11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11.B5" office:value-type="string">
            <text:p text:style-name="P13"><text:s text:c="2"/>$11-<text:span text:style-name="T19">dn</text:span>_<text:span text:style-name="T32">2 <text:s/></text:span></text:p>
            <text:p text:style-name="P23"><text:span text:style-name="T32">$11-</text:span><text:span text:style-name="T19">dd_</text:span><text:span text:style-name="T32">2</text:span></text:p>
          </table:table-cell>
          <table:table-cell table:style-name="s11.B5" office:value-type="string">
            <text:p text:style-name="P21">$11-d_dev_<text:span text:style-name="T32">2</text:span></text:p>
          </table:table-cell>
          <table:table-cell table:style-name="s11.B5" office:value-type="string">
            <text:p text:style-name="P21">$11-dose_<text:span text:style-name="T32">2</text:span></text:p>
          </table:table-cell>
          <table:table-cell table:style-name="s11.B5" office:value-type="string">
            <text:p text:style-name="P21">$11-d_res_<text:span text:style-name="T32">2</text:span></text:p>
          </table:table-cell>
          <table:table-cell table:style-name="s11.B5" office:value-type="string">
            <text:p text:style-name="P21">$11-o_pog_<text:span text:style-name="T32">2</text:span></text:p>
          </table:table-cell>
          <table:table-cell table:style-name="s11.B5" office:value-type="string">
            <text:p text:style-name="P62">±19</text:p>
          </table:table-cell>
          <table:table-cell table:style-name="s11.B5" office:value-type="string">
            <text:p text:style-name="P21">$11-d_gran_<text:span text:style-name="T32">2</text:span></text:p>
          </table:table-cell>
          <table:table-cell table:style-name="s11.J5" office:value-type="string">
            <text:p text:style-name="P14"><text:span text:style-name="T63">±</text:span>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7"><text:span text:style-name="T2">AT2503B </text:span><text:span text:style-name="T19">(</text:span><text:span text:style-name="T71">γ</text:span><text:span text:style-name="T19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2.B2" office:value-type="string">
            <text:p text:style-name="P57">Radia-tion source <text:s/>number</text:p>
          </table:table-cell>
          <table:table-cell table:style-name="t12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2.B2" office:value-type="string">
            <text:p text:style-name="P37"><text:span text:style-name="T19">Dose rate measurement at check point</text:span>,</text:p>
            <text:p text:style-name="P37"><text:span text:style-name="T46">Ḣ</text:span><text:span text:style-name="T69">*</text:span><text:span text:style-name="T38">i</text:span><text:span text:style-name="T48">(10)</text:span></text:p>
          </table:table-cell>
          <table:table-cell table:style-name="t12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12.B2" office:value-type="string">
            <text:p text:style-name="P20"><text:span text:style-name="T29">Relative <text:s/>measure-ment</text:span> <text:span text:style-name="T19">error</text:span></text:p>
            <text:p text:style-name="P58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2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2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2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12.A3" office:value-type="string">
            <text:p text:style-name="P39">Background</text:p>
          </table:table-cell>
          <table:table-cell table:style-name="t12.B3" office:value-type="string">
            <text:p text:style-name="P42">—</text:p>
          </table:table-cell>
          <table:table-cell table:style-name="t12.B3" office:value-type="string">
            <text:p text:style-name="P21">$12-d0</text:p>
          </table:table-cell>
          <table:table-cell table:style-name="t12.D3" office:value-type="string">
            <text:section text:style-name="Sect1" text:name="Раздел56">
              <text:p text:style-name="P42">$12-bg0</text:p>
              <text:p text:style-name="P42">$12-bg1</text:p>
              <text:p text:style-name="P42">$12-bg2</text:p>
              <text:p text:style-name="P42">$12-bg3</text:p>
              <text:p text:style-name="P42">$12-bg4</text:p>
              <text:p text:style-name="P42">$12-bg5</text:p>
              <text:p text:style-name="P42">$12-bg6</text:p>
              <text:p text:style-name="P42">$12-bg7</text:p>
              <text:p text:style-name="P38"/>
            </text:section>
          </table:table-cell>
          <table:table-cell table:style-name="t12.B3" office:value-type="string">
            <text:p text:style-name="P21">$12-av-bg</text:p>
          </table:table-cell>
          <table:table-cell table:style-name="t12.B3" office:value-type="string">
            <text:p text:style-name="P21">—</text:p>
          </table:table-cell>
          <table:table-cell table:style-name="t12.B3" office:value-type="string">
            <text:p text:style-name="P21">—</text:p>
          </table:table-cell>
          <table:table-cell table:style-name="t12.B3" office:value-type="string">
            <text:p text:style-name="P21">—</text:p>
          </table:table-cell>
          <table:table-cell table:style-name="t12.I3" office:value-type="string">
            <text:p text:style-name="P16">—</text:p>
          </table:table-cell>
        </table:table-row>
        <table:table-row>
          <table:table-cell table:style-name="t12.A3" office:value-type="string">
            <text:p text:style-name="P20">0.80 µSv/h</text:p>
          </table:table-cell>
          <table:table-cell table:style-name="t12.B3" office:value-type="string">
            <text:p text:style-name="P21">$12-n0</text:p>
          </table:table-cell>
          <table:table-cell table:style-name="t12.B3" office:value-type="string">
            <text:p text:style-name="P21">$12-d0</text:p>
          </table:table-cell>
          <table:table-cell table:style-name="t12.D3" office:value-type="string">
            <text:section text:style-name="Sect1" text:name="Раздел57">
              <text:p text:style-name="P42">$12-m00</text:p>
              <text:p text:style-name="P42">$12-m01</text:p>
              <text:p text:style-name="P42">$12-m02</text:p>
              <text:p text:style-name="P42">$12-m03</text:p>
              <text:p text:style-name="P42">$12-m04</text:p>
              <text:p text:style-name="P42">$12-m05</text:p>
              <text:p text:style-name="P42">$12-m06</text:p>
              <text:p text:style-name="P42">$12-m07</text:p>
              <text:p text:style-name="P42"/>
            </text:section>
          </table:table-cell>
          <table:table-cell table:style-name="t12.B3" office:value-type="string">
            <text:p text:style-name="P21">$12-av0</text:p>
          </table:table-cell>
          <table:table-cell table:style-name="t12.B3" office:value-type="string">
            <text:p text:style-name="P21">$12-o0</text:p>
          </table:table-cell>
          <table:table-cell table:style-name="t12.B3" office:value-type="string">
            <text:p text:style-name="P21">$12-q0</text:p>
          </table:table-cell>
          <table:table-cell table:style-name="t12.B3" office:value-type="string">
            <text:p text:style-name="P14"><text:span text:style-name="T63">±</text:span><text:span text:style-name="T64">20</text:span></text:p>
          </table:table-cell>
          <table:table-cell table:style-name="t12.I3" office:value-type="string">
            <text:p text:style-name="P32">±20</text:p>
          </table:table-cell>
        </table:table-row>
        <table:table-row>
          <table:table-cell table:style-name="t12.A3" office:value-type="string">
            <text:p text:style-name="P20">4.0 mSv/h</text:p>
          </table:table-cell>
          <table:table-cell table:style-name="t12.B3" office:value-type="string">
            <text:p text:style-name="P21">$12-n1</text:p>
          </table:table-cell>
          <table:table-cell table:style-name="t12.B3" office:value-type="string">
            <text:p text:style-name="P21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42">$12-m11</text:p>
              <text:p text:style-name="P42">$12-m12</text:p>
              <text:p text:style-name="P42">$12-m13</text:p>
              <text:p text:style-name="P42">$12-m14</text:p>
            </text:section>
          </table:table-cell>
          <table:table-cell table:style-name="t12.B3" office:value-type="string">
            <text:p text:style-name="P21">$12-av1</text:p>
          </table:table-cell>
          <table:table-cell table:style-name="t12.B3" office:value-type="string">
            <text:p text:style-name="P21">$12-o1</text:p>
          </table:table-cell>
          <table:table-cell table:style-name="t12.B3" office:value-type="string">
            <text:p text:style-name="P21">$12-q1</text:p>
          </table:table-cell>
          <table:table-cell table:style-name="t12.B3" office:value-type="string">
            <text:p text:style-name="P14"><text:span text:style-name="T63">±</text:span><text:span text:style-name="T64">19</text:span></text:p>
          </table:table-cell>
          <table:table-cell table:style-name="t12.I3" office:value-type="string">
            <text:p text:style-name="P32">±15</text:p>
          </table:table-cell>
        </table:table-row>
        <table:table-row>
          <table:table-cell table:style-name="t12.A3" office:value-type="string">
            <text:p text:style-name="P20">80<text:span text:style-name="T32">.</text:span>0 mSv/h</text:p>
          </table:table-cell>
          <table:table-cell table:style-name="t12.B3" office:value-type="string">
            <text:p text:style-name="P21">$12-n2</text:p>
          </table:table-cell>
          <table:table-cell table:style-name="t12.B3" office:value-type="string">
            <text:p text:style-name="P21">$12-d2</text:p>
          </table:table-cell>
          <table:table-cell table:style-name="t12.D3" office:value-type="string">
            <text:section text:style-name="Sect1" text:name="Раздел59">
              <text:p text:style-name="P7">$12-m20</text:p>
              <text:p text:style-name="P42">$12-m21</text:p>
              <text:p text:style-name="P42">$12-m22</text:p>
              <text:p text:style-name="P42">$12-m23</text:p>
              <text:p text:style-name="P42">$12-m24</text:p>
            </text:section>
          </table:table-cell>
          <table:table-cell table:style-name="t12.B3" office:value-type="string">
            <text:p text:style-name="P21">$12-av2</text:p>
          </table:table-cell>
          <table:table-cell table:style-name="t12.B3" office:value-type="string">
            <text:p text:style-name="P21">$12-o2</text:p>
          </table:table-cell>
          <table:table-cell table:style-name="t12.B3" office:value-type="string">
            <text:p text:style-name="P21">$12-q2</text:p>
          </table:table-cell>
          <table:table-cell table:style-name="t12.B3" office:value-type="string">
            <text:p text:style-name="P14"><text:span text:style-name="T63">±</text:span><text:span text:style-name="T64">19</text:span></text:p>
          </table:table-cell>
          <table:table-cell table:style-name="t12.I3" office:value-type="string">
            <text:p text:style-name="P32">±15</text:p>
          </table:table-cell>
        </table:table-row>
        <table:table-row>
          <table:table-cell table:style-name="t12.A7" office:value-type="string">
            <text:p text:style-name="P60">800 mSv/h</text:p>
          </table:table-cell>
          <table:table-cell table:style-name="t12.B7" office:value-type="string">
            <text:p text:style-name="P21">$12-n3</text:p>
          </table:table-cell>
          <table:table-cell table:style-name="t12.B7" office:value-type="string">
            <text:p text:style-name="P21">$12-d3</text:p>
          </table:table-cell>
          <table:table-cell table:style-name="t12.D7" office:value-type="string">
            <text:section text:style-name="Sect1" text:name="Раздел60">
              <text:p text:style-name="P7">$12-m30</text:p>
              <text:p text:style-name="P42">$12-m31</text:p>
              <text:p text:style-name="P42">$12-m32</text:p>
              <text:p text:style-name="P42">$12-m33</text:p>
              <text:p text:style-name="P42">$12-m34</text:p>
            </text:section>
          </table:table-cell>
          <table:table-cell table:style-name="t12.B7" office:value-type="string">
            <text:p text:style-name="P21">$12-av3</text:p>
          </table:table-cell>
          <table:table-cell table:style-name="t12.B7" office:value-type="string">
            <text:p text:style-name="P21">$12-o3</text:p>
          </table:table-cell>
          <table:table-cell table:style-name="t12.B7" office:value-type="string">
            <text:p text:style-name="P21">$12-q3</text:p>
          </table:table-cell>
          <table:table-cell table:style-name="t12.B7" office:value-type="string">
            <text:p text:style-name="P14"><text:span text:style-name="T63">±</text:span><text:span text:style-name="T64">19</text:span></text:p>
          </table:table-cell>
          <table:table-cell table:style-name="t12.I7" office:value-type="string">
            <text:p text:style-name="P32">±15</text:p>
          </table:table-cell>
        </table:table-row>
      </table:table>
      <table:table table:name="s12" table:style-name="s12">
        <table:table-column table:style-name="s12.A" table:number-columns-repeated="9"/>
        <table:table-column table:style-name="s12.J"/>
        <table:table-row>
          <table:table-cell table:style-name="s12.A1" table:number-columns-spanned="10" office:value-type="string">
            <text:p text:style-name="P47"><text:span text:style-name="T19">AT2503B (</text:span><text:span text:style-name="T71">γ</text:span><text:span text:style-name="T19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8"><text:span text:style-name="T28">Actual dose value</text:span>,</text:p>
            <text:p text:style-name="P38"><text:span text:style-name="T21">H</text:span><text:span text:style-name="T38">p</text:span><text:span text:style-name="T37">0</text:span><text:span text:style-name="T19">(10)</text:span></text:p>
          </table:table-cell>
          <table:table-cell table:style-name="s12.B2" table:number-rows-spanned="2" office:value-type="string">
            <text:p text:style-name="P8">Dose rate,</text:p>
            <text:p text:style-name="P40"><text:span text:style-name="T33">Ḣ</text:span><text:span text:style-name="T43">oi</text:span><text:span text:style-name="T55">(10) /</text:span></text:p>
            <text:p text:style-name="P55">t, s</text:p>
          </table:table-cell>
          <table:table-cell table:style-name="s12.B2" table:number-rows-spanned="2" office:value-type="string">
            <text:p text:style-name="P56">Radiati<text:span text:style-name="T72">on source / </text:span></text:p>
            <text:p text:style-name="P54">d, cm</text:p>
          </table:table-cell>
          <table:table-cell table:style-name="s12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8">Response variation</text:p>
            <text:p text:style-name="P58"><text:span text:style-name="T52">R</text:span><text:span text:style-name="T41">w</text:span><text:span text:style-name="T38">i</text:span><text:span text:style-name="T32">,</text:span> %</text:p>
          </table:table-cell>
          <table:table-cell table:style-name="s12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2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2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8"><text:span text:style-name="T21">H</text:span><text:span text:style-name="T38">pi</text:span><text:span text:style-name="T19">(10)</text:span></text:p>
          </table:table-cell>
          <table:table-cell table:style-name="s12.D3" office:value-type="string">
            <text:p text:style-name="P38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2.D3" office:value-type="string">
            <text:p text:style-name="P38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20">4.0 <text:span text:style-name="T32">µSv</text:span></text:p>
          </table:table-cell>
          <table:table-cell table:style-name="s12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12.B4" office:value-type="string">
            <text:p text:style-name="P13"><text:s text:c="2"/>$12-<text:span text:style-name="T19">dn</text:span>_<text:span text:style-name="T32">1 <text:s/></text:span></text:p>
            <text:p text:style-name="P23"><text:span text:style-name="T32">$12-</text:span><text:span text:style-name="T19">dd_1</text:span></text:p>
          </table:table-cell>
          <table:table-cell table:style-name="s12.B4" office:value-type="string">
            <text:p text:style-name="P21">$12-d_dev_<text:span text:style-name="T32">1</text:span></text:p>
          </table:table-cell>
          <table:table-cell table:style-name="s12.B4" office:value-type="string">
            <text:p text:style-name="P21">$12-dose_<text:span text:style-name="T32">1</text:span></text:p>
          </table:table-cell>
          <table:table-cell table:style-name="s12.B4" office:value-type="string">
            <text:p text:style-name="P21">$12-d_res_<text:span text:style-name="T32">1</text:span></text:p>
          </table:table-cell>
          <table:table-cell table:style-name="s12.B4" office:value-type="string">
            <text:p text:style-name="P21">$12-o_pog_<text:span text:style-name="T32">1</text:span></text:p>
          </table:table-cell>
          <table:table-cell table:style-name="s12.B4" office:value-type="string">
            <text:p text:style-name="P62">±20</text:p>
          </table:table-cell>
          <table:table-cell table:style-name="s12.B4" office:value-type="string">
            <text:p text:style-name="P21">$12-d_gran_<text:span text:style-name="T32">1</text:span></text:p>
          </table:table-cell>
          <table:table-cell table:style-name="s12.J4" office:value-type="string">
            <text:p text:style-name="P14"><text:span text:style-name="T62">±</text:span>5</text:p>
          </table:table-cell>
        </table:table-row>
        <table:table-row>
          <table:table-cell table:style-name="s12.A5" office:value-type="string">
            <text:p text:style-name="P20">4.0 mSv</text:p>
          </table:table-cell>
          <table:table-cell table:style-name="s12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12.B5" office:value-type="string">
            <text:p text:style-name="P13"><text:s text:c="2"/>$12-<text:span text:style-name="T19">dn</text:span>_<text:span text:style-name="T32">2 <text:s/></text:span></text:p>
            <text:p text:style-name="P23"><text:span text:style-name="T32">$12-</text:span><text:span text:style-name="T19">dd_</text:span><text:span text:style-name="T32">2</text:span></text:p>
          </table:table-cell>
          <table:table-cell table:style-name="s12.B5" office:value-type="string">
            <text:p text:style-name="P21">$12-d_dev_<text:span text:style-name="T32">2</text:span></text:p>
          </table:table-cell>
          <table:table-cell table:style-name="s12.B5" office:value-type="string">
            <text:p text:style-name="P21">$12-dose_<text:span text:style-name="T32">2</text:span></text:p>
          </table:table-cell>
          <table:table-cell table:style-name="s12.B5" office:value-type="string">
            <text:p text:style-name="P21">$12-d_res_<text:span text:style-name="T32">2</text:span></text:p>
          </table:table-cell>
          <table:table-cell table:style-name="s12.B5" office:value-type="string">
            <text:p text:style-name="P21">$12-o_pog_<text:span text:style-name="T32">2</text:span></text:p>
          </table:table-cell>
          <table:table-cell table:style-name="s12.B5" office:value-type="string">
            <text:p text:style-name="P62">±19</text:p>
          </table:table-cell>
          <table:table-cell table:style-name="s12.B5" office:value-type="string">
            <text:p text:style-name="P21">$12-d_gran_<text:span text:style-name="T32">2</text:span></text:p>
          </table:table-cell>
          <table:table-cell table:style-name="s12.J5" office:value-type="string">
            <text:p text:style-name="P14"><text:span text:style-name="T63">±</text:span>5</text:p>
          </table:table-cell>
        </table:table-row>
      </table:table>
      <text:p text:style-name="P5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Calibrated by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3">(signature)</text:p>
          </table:table-cell>
        </table:table-row>
        <table:table-row>
          <table:table-cell table:style-name="Таблица1.A1" office:value-type="string">
            <text:p text:style-name="P44">Technical control: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3">(signature)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</text:span><text:span text:style-name="MT2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9T16:35:22.25</dc:date>
    <meta:editing-duration>P3DT15H43M43S</meta:editing-duration>
    <meta:editing-cycles>450</meta:editing-cycles>
    <meta:generator>OpenOffice/4.1.6$Win32 OpenOffice.org_project/416m1$Build-9790</meta:generator>
    <meta:document-statistic meta:table-count="25" meta:image-count="1" meta:object-count="0" meta:page-count="6" meta:paragraph-count="1591" meta:word-count="2573" meta:character-count="15679"/>
  </office:meta>
</office:document-meta>
</file>